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office:font-face-decls>
  <office:automatic-styles>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5pt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5pt solid #000000"/>
    </style:style>
    <style:style style:name="Table74" style:family="table">
      <style:table-properties style:width="4.5in" table:align="margins"/>
    </style:style>
    <style:style style:name="Table74.A" style:family="table-column">
      <style:table-column-properties style:column-width="4.5in" style:rel-column-width="65535*"/>
    </style:style>
    <style:style style:name="Table74.A1" style:family="table-cell" style:data-style-name="N0">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5pt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5pt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5pt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32" style:family="table">
      <style:table-properties style:width="1.8549in" table:align="left"/>
    </style:style>
    <style:style style:name="Table32.A" style:family="table-column">
      <style:table-column-properties style:column-width="1.8549in"/>
    </style:style>
    <style:style style:name="Table32.A1" style:family="table-cell">
      <style:table-cell-properties fo:padding="0.0382in" fo:border="0.05pt solid #000000"/>
    </style:style>
    <style:style style:name="Table33" style:family="table">
      <style:table-properties style:width="1.8549in" table:align="left"/>
    </style:style>
    <style:style style:name="Table33.A" style:family="table-column">
      <style:table-column-properties style:column-width="1.8549in"/>
    </style:style>
    <style:style style:name="Table33.A1" style:family="table-cell">
      <style:table-cell-properties fo:padding="0.0382in" fo:border="0.05pt solid #000000"/>
    </style:style>
    <style:style style:name="Table34" style:family="table">
      <style:table-properties style:width="1.8549in" table:align="left"/>
    </style:style>
    <style:style style:name="Table34.A" style:family="table-column">
      <style:table-column-properties style:column-width="1.8549in"/>
    </style:style>
    <style:style style:name="Table34.A1" style:family="table-cell">
      <style:table-cell-properties fo:padding="0.0382in" fo:border="0.05pt solid #000000"/>
    </style:style>
    <style:style style:name="Table36" style:family="table">
      <style:table-properties style:width="1.8549in" table:align="left"/>
    </style:style>
    <style:style style:name="Table36.A" style:family="table-column">
      <style:table-column-properties style:column-width="1.8549in"/>
    </style:style>
    <style:style style:name="Table36.A1" style:family="table-cell">
      <style:table-cell-properties fo:padding="0.0382in" fo:border="0.05pt solid #000000"/>
    </style:style>
    <style:style style:name="Table37" style:family="table">
      <style:table-properties style:width="1.8549in" table:align="left"/>
    </style:style>
    <style:style style:name="Table37.A" style:family="table-column">
      <style:table-column-properties style:column-width="1.8549in"/>
    </style:style>
    <style:style style:name="Table37.A1" style:family="table-cell">
      <style:table-cell-properties fo:padding="0.0382in" fo:border="0.05pt solid #000000"/>
    </style:style>
    <style:style style:name="Table38" style:family="table">
      <style:table-properties style:width="1.8535in" table:align="left"/>
    </style:style>
    <style:style style:name="Table38.A" style:family="table-column">
      <style:table-column-properties style:column-width="1.8535in"/>
    </style:style>
    <style:style style:name="Table38.A1" style:family="table-cell">
      <style:table-cell-properties fo:padding="0.0382in" fo:border="0.05pt solid #000000"/>
    </style:style>
    <style:style style:name="Table39" style:family="table">
      <style:table-properties style:width="1.8444in" table:align="left"/>
    </style:style>
    <style:style style:name="Table39.A" style:family="table-column">
      <style:table-column-properties style:column-width="1.8444in"/>
    </style:style>
    <style:style style:name="Table39.A1" style:family="table-cell">
      <style:table-cell-properties fo:padding="0.0382in" fo:border="0.05pt solid #000000"/>
    </style:style>
    <style:style style:name="Table40" style:family="table">
      <style:table-properties style:width="1.8444in" table:align="left"/>
    </style:style>
    <style:style style:name="Table40.A" style:family="table-column">
      <style:table-column-properties style:column-width="1.8444in"/>
    </style:style>
    <style:style style:name="Table40.A1" style:family="table-cell">
      <style:table-cell-properties fo:padding="0.0382in" fo:border="0.05pt solid #000000"/>
    </style:style>
    <style:style style:name="Table42" style:family="table">
      <style:table-properties style:width="1.8444in" table:align="left"/>
    </style:style>
    <style:style style:name="Table42.A" style:family="table-column">
      <style:table-column-properties style:column-width="1.8444in"/>
    </style:style>
    <style:style style:name="Table42.A1" style:family="table-cell">
      <style:table-cell-properties fo:padding="0.0382in" fo:border="0.05pt solid #000000"/>
    </style:style>
    <style:style style:name="Table43" style:family="table">
      <style:table-properties style:width="1.8444in" table:align="left"/>
    </style:style>
    <style:style style:name="Table43.A" style:family="table-column">
      <style:table-column-properties style:column-width="1.8444in"/>
    </style:style>
    <style:style style:name="Table43.A1" style:family="table-cell">
      <style:table-cell-properties fo:padding="0.0382in" fo:border="0.05pt solid #000000"/>
    </style:style>
    <style:style style:name="Table45" style:family="table">
      <style:table-properties style:width="1.8444in" table:align="left"/>
    </style:style>
    <style:style style:name="Table45.A" style:family="table-column">
      <style:table-column-properties style:column-width="1.8444in"/>
    </style:style>
    <style:style style:name="Table45.A1" style:family="table-cell">
      <style:table-cell-properties fo:padding="0.0382in" fo:border="0.05pt solid #000000"/>
    </style:style>
    <style:style style:name="Table46" style:family="table">
      <style:table-properties style:width="1.8444in" table:align="left"/>
    </style:style>
    <style:style style:name="Table46.A" style:family="table-column">
      <style:table-column-properties style:column-width="1.8444in"/>
    </style:style>
    <style:style style:name="Table46.A1" style:family="table-cell">
      <style:table-cell-properties fo:padding="0.0382in" fo:border="0.05pt solid #000000"/>
    </style:style>
    <style:style style:name="Table47" style:family="table">
      <style:table-properties style:width="1.8444in" table:align="left"/>
    </style:style>
    <style:style style:name="Table47.A" style:family="table-column">
      <style:table-column-properties style:column-width="1.8444in"/>
    </style:style>
    <style:style style:name="Table47.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5pt solid #000000"/>
    </style:style>
    <style:style style:name="Table81" style:family="table">
      <style:table-properties style:width="4.5in" table:align="margins"/>
    </style:style>
    <style:style style:name="Table81.A" style:family="table-column">
      <style:table-column-properties style:column-width="0.3in" style:rel-column-width="4369*"/>
    </style:style>
    <style:style style:name="Table81.A1" style:family="table-cell">
      <style:table-cell-properties fo:padding="0.0382in" fo:border-left="0.05pt solid #000000" fo:border-right="none" fo:border-top="0.05pt solid #000000" fo:border-bottom="0.05pt solid #000000"/>
    </style:style>
    <style:style style:name="Table81.O1" style:family="table-cell">
      <style:table-cell-properties fo:padding="0.0382in" fo:border="0.05pt solid #000000"/>
    </style:style>
    <style:style style:name="Table81.A2" style:family="table-cell">
      <style:table-cell-properties fo:padding="0.0382in" fo:border-left="0.05pt solid #000000" fo:border-right="none" fo:border-top="none" fo:border-bottom="0.05pt solid #000000"/>
    </style:style>
    <style:style style:name="Table81.O2" style:family="table-cell">
      <style:table-cell-properties fo:padding="0.0382in" fo:border-left="0.05pt solid #000000" fo:border-right="0.05pt solid #000000" fo:border-top="none" fo:border-bottom="0.05pt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5pt solid #000000"/>
    </style:style>
    <style:style style:name="Table82" style:family="table">
      <style:table-properties style:width="4.5in" table:align="margins"/>
    </style:style>
    <style:style style:name="Table82.A" style:family="table-column">
      <style:table-column-properties style:column-width="0.3in" style:rel-column-width="4369*"/>
    </style:style>
    <style:style style:name="Table82.A1" style:family="table-cell">
      <style:table-cell-properties fo:padding="0.0382in" fo:border-left="0.05pt solid #000000" fo:border-right="none" fo:border-top="0.05pt solid #000000" fo:border-bottom="0.05pt solid #000000"/>
    </style:style>
    <style:style style:name="Table82.O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O2" style:family="table-cell">
      <style:table-cell-properties fo:padding="0.0382in" fo:border-left="0.05pt solid #000000" fo:border-right="0.05pt solid #000000" fo:border-top="none" fo:border-bottom="0.05pt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5pt solid #000000"/>
    </style:style>
    <style:style style:name="Table83" style:family="table">
      <style:table-properties style:width="4.5in" table:align="margins"/>
    </style:style>
    <style:style style:name="Table83.A" style:family="table-column">
      <style:table-column-properties style:column-width="0.3in" style:rel-column-width="4369*"/>
    </style:style>
    <style:style style:name="Table83.A1" style:family="table-cell">
      <style:table-cell-properties fo:padding="0.0382in" fo:border-left="0.05pt solid #000000" fo:border-right="none" fo:border-top="0.05pt solid #000000" fo:border-bottom="0.05pt solid #000000"/>
    </style:style>
    <style:style style:name="Table83.O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O2" style:family="table-cell">
      <style:table-cell-properties fo:padding="0.0382in" fo:border-left="0.05pt solid #000000" fo:border-right="0.05pt solid #000000" fo:border-top="none" fo:border-bottom="0.05pt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5pt solid #000000"/>
    </style:style>
    <style:style style:name="Table84" style:family="table">
      <style:table-properties style:width="4.5in" table:align="margins"/>
    </style:style>
    <style:style style:name="Table84.A" style:family="table-column">
      <style:table-column-properties style:column-width="0.3in" style:rel-column-width="4369*"/>
    </style:style>
    <style:style style:name="Table84.A1" style:family="table-cell">
      <style:table-cell-properties fo:padding="0.0382in" fo:border-left="0.05pt solid #000000" fo:border-right="none" fo:border-top="0.05pt solid #000000" fo:border-bottom="0.05pt solid #000000"/>
    </style:style>
    <style:style style:name="Table84.O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O2" style:family="table-cell">
      <style:table-cell-properties fo:padding="0.0382in" fo:border-left="0.05pt solid #000000" fo:border-right="0.05pt solid #000000" fo:border-top="none" fo:border-bottom="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85" style:family="table">
      <style:table-properties style:width="4.5in" table:align="margins"/>
    </style:style>
    <style:style style:name="Table85.A" style:family="table-column">
      <style:table-column-properties style:column-width="0.3in" style:rel-column-width="4369*"/>
    </style:style>
    <style:style style:name="Table85.A1" style:family="table-cell">
      <style:table-cell-properties fo:padding="0.0382in" fo:border-left="0.05pt solid #000000" fo:border-right="none" fo:border-top="0.05pt solid #000000" fo:border-bottom="0.05pt solid #000000"/>
    </style:style>
    <style:style style:name="Table85.O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O2" style:family="table-cell">
      <style:table-cell-properties fo:padding="0.0382in" fo:border-left="0.05pt solid #000000" fo:border-right="0.05pt solid #000000" fo:border-top="none" fo:border-bottom="0.05pt solid #000000"/>
    </style:style>
    <style:style style:name="Table87" style:family="table">
      <style:table-properties style:width="4.5in" table:align="margins"/>
    </style:style>
    <style:style style:name="Table87.A" style:family="table-column">
      <style:table-column-properties style:column-width="4.5in" style:rel-column-width="65535*"/>
    </style:style>
    <style:style style:name="Table87.A1" style:family="table-cell">
      <style:table-cell-properties fo:padding="0.0382in" fo:border="0.05pt solid #000000"/>
    </style:style>
    <style:style style:name="Table88" style:family="table">
      <style:table-properties style:width="4.5in" table:align="margins"/>
    </style:style>
    <style:style style:name="Table88.A" style:family="table-column">
      <style:table-column-properties style:column-width="0.3in" style:rel-column-width="4369*"/>
    </style:style>
    <style:style style:name="Table88.A1" style:family="table-cell">
      <style:table-cell-properties fo:padding="0.0382in" fo:border-left="0.05pt solid #000000" fo:border-right="none" fo:border-top="0.05pt solid #000000" fo:border-bottom="0.05pt solid #000000"/>
    </style:style>
    <style:style style:name="Table88.O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O2" style:family="table-cell">
      <style:table-cell-properties fo:padding="0.0382in" fo:border-left="0.05pt solid #000000" fo:border-right="0.05pt solid #000000" fo:border-top="none" fo:border-bottom="0.05pt solid #000000"/>
    </style:style>
    <style:style style:name="Table75" style:family="table">
      <style:table-properties style:width="4.5in" table:align="margins"/>
    </style:style>
    <style:style style:name="Table75.A" style:family="table-column">
      <style:table-column-properties style:column-width="4.5in" style:rel-column-width="65535*"/>
    </style:style>
    <style:style style:name="Table75.A1" style:family="table-cell">
      <style:table-cell-properties fo:padding="0.0382in" fo:border="0.05pt solid #000000"/>
    </style:style>
    <style:style style:name="Table86" style:family="table">
      <style:table-properties style:width="4.5in" table:align="margins"/>
    </style:style>
    <style:style style:name="Table86.A" style:family="table-column">
      <style:table-column-properties style:column-width="0.3in" style:rel-column-width="4369*"/>
    </style:style>
    <style:style style:name="Table86.A1" style:family="table-cell">
      <style:table-cell-properties fo:padding="0.0382in" fo:border-left="0.05pt solid #000000" fo:border-right="none" fo:border-top="0.05pt solid #000000" fo:border-bottom="0.05pt solid #000000"/>
    </style:style>
    <style:style style:name="Table86.O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O2" style:family="table-cell">
      <style:table-cell-properties fo:padding="0.0382in" fo:border-left="0.05pt solid #000000" fo:border-right="0.05pt solid #000000" fo:border-top="none" fo:border-bottom="0.05pt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5pt solid #000000"/>
    </style:style>
    <style:style style:name="Table76" style:family="table">
      <style:table-properties style:width="4.5in" table:align="margins"/>
    </style:style>
    <style:style style:name="Table76.A" style:family="table-column">
      <style:table-column-properties style:column-width="4.5in" style:rel-column-width="65535*"/>
    </style:style>
    <style:style style:name="Table76.A1" style:family="table-cell" style:data-style-name="N0">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5pt solid #000000"/>
    </style:style>
    <style:style style:name="Table71" style:family="table">
      <style:table-properties style:width="4.5in" table:align="margins"/>
    </style:style>
    <style:style style:name="Table71.A" style:family="table-column">
      <style:table-column-properties style:column-width="4.5in" style:rel-column-width="65535*"/>
    </style:style>
    <style:style style:name="Table71.A1" style:family="table-cell">
      <style:table-cell-properties fo:padding="0.0382in" fo:border="0.05pt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5pt solid #000000"/>
    </style:style>
    <style:style style:name="Table77" style:family="table">
      <style:table-properties style:width="4.5in" table:align="margins"/>
    </style:style>
    <style:style style:name="Table77.A" style:family="table-column">
      <style:table-column-properties style:column-width="4.5in" style:rel-column-width="65535*"/>
    </style:style>
    <style:style style:name="Table77.A1" style:family="table-cell">
      <style:table-cell-properties fo:padding="0.0382in" fo:border="0.05pt solid #000000"/>
    </style:style>
    <style:style style:name="Table78" style:family="table">
      <style:table-properties style:width="4.5in" table:align="margins"/>
    </style:style>
    <style:style style:name="Table78.A" style:family="table-column">
      <style:table-column-properties style:column-width="4.5in" style:rel-column-width="65535*"/>
    </style:style>
    <style:style style:name="Table78.A1" style:family="table-cell">
      <style:table-cell-properties fo:padding="0.0382in" fo:border="0.05pt solid #000000"/>
    </style:style>
    <style:style style:name="Table79" style:family="table">
      <style:table-properties style:width="4.5in" table:align="margins"/>
    </style:style>
    <style:style style:name="Table79.A" style:family="table-column">
      <style:table-column-properties style:column-width="4.5in" style:rel-column-width="65535*"/>
    </style:style>
    <style:style style:name="Table79.A1" style:family="table-cell">
      <style:table-cell-properties fo:padding="0.0382in" fo:border="0.05pt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officeooo:paragraph-rsid="001c8f53"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6pt" fo:font-style="italic" fo:font-weight="bold" style:font-size-asian="16pt" style:font-style-asian="italic" style:font-weight-asian="bold" style:font-size-complex="16pt" style:font-style-complex="italic" style:font-weight-complex="bold"/>
    </style:style>
    <style:style style:name="P5" style:family="paragraph" style:parent-style-name="Standard">
      <style:text-properties style:font-name="Arial" fo:font-size="10pt" fo:font-weight="normal" style:font-size-asian="10pt" style:font-weight-asian="normal" style:font-size-complex="10pt" style:font-weight-complex="normal"/>
    </style:style>
    <style:style style:name="P6" style:family="paragraph" style:parent-style-name="Standard">
      <style:text-properties style:font-name="Arial" fo:font-size="10pt" fo:font-weight="bold" style:font-size-asian="10pt" style:font-weight-asian="bold" style:font-size-complex="10pt" style:font-weight-complex="bold"/>
    </style:style>
    <style:style style:name="P7" style:family="paragraph" style:parent-style-name="Standard">
      <style:text-properties style:font-name="Arial" fo:font-size="10pt" style:font-size-asian="10pt" style:font-size-complex="10pt"/>
    </style:style>
    <style:style style:name="P8" style:family="paragraph" style:parent-style-name="Standard">
      <style:text-properties style:font-name="Arial"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Courier New" fo:font-size="16pt" fo:font-weight="bold" style:font-size-asian="16pt" style:font-weight-asian="bold" style:font-size-complex="16pt" style:font-weight-complex="bold"/>
    </style:style>
    <style:style style:name="P10" style:family="paragraph" style:parent-style-name="Standard">
      <style:text-properties style:font-name="Courier New"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12" style:family="paragraph" style:parent-style-name="Standard">
      <style:text-properties style:font-name="Courier New" fo:font-size="10pt" fo:font-weight="bold" style:font-size-asian="10pt" style:font-weight-asian="bold" style:font-size-complex="10pt" style:font-weight-complex="bold"/>
    </style:style>
    <style:style style:name="P13" style:family="paragraph" style:parent-style-name="Standard">
      <style:text-properties style:font-name="Courier New" fo:font-size="9pt" fo:font-weight="normal" style:font-size-asian="9pt" style:font-weight-asian="normal" style:font-size-complex="9pt" style:font-weight-complex="normal"/>
    </style:style>
    <style:style style:name="P14" style:family="paragraph" style:parent-style-name="Standard">
      <style:text-properties style:text-position="0% 100%" style:font-name="Arial" fo:font-size="10pt" fo:font-weight="normal" style:font-size-asian="10pt" style:font-weight-asian="normal" style:font-size-complex="10pt" style:font-weight-complex="normal"/>
    </style:style>
    <style:style style:name="P15" style:family="paragraph" style:parent-style-name="Standard">
      <style:paragraph-properties fo:text-align="center" style:justify-single-word="false"/>
      <style:text-properties style:text-position="0% 100%" style:font-name="Arial" fo:font-size="10pt" fo:font-weight="normal"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text-position="0% 100%" style:font-name="Arial" fo:font-size="10pt" fo:font-weight="normal"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text-position="0% 100%" style:font-name="Courier New" fo:font-size="10pt" fo:font-weight="normal" style:font-size-asian="10pt" style:font-weight-asian="normal" style:font-size-complex="10pt" style:font-weight-complex="normal"/>
    </style:style>
    <style:style style:name="P18" style:family="paragraph" style:parent-style-name="Standard">
      <style:text-properties fo:font-size="9pt" style:font-size-asian="9pt" style:font-size-complex="9pt"/>
    </style:style>
    <style:style style:name="P19"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0" style:family="paragraph" style:parent-style-name="Standard">
      <style:paragraph-properties fo:break-before="page"/>
      <style:text-properties style:font-name="Arial" fo:font-size="10pt" fo:font-weight="bold" style:font-size-asian="10pt" style:font-weight-asian="bold" style:font-size-complex="10pt" style:font-weight-complex="bold"/>
    </style:style>
    <style:style style:name="P21" style:family="paragraph" style:parent-style-name="Standard">
      <style:paragraph-properties fo:break-before="page"/>
      <style:text-properties style:font-name="Arial" fo:font-size="10pt" fo:font-weight="normal" style:font-size-asian="10pt" style:font-weight-asian="normal" style:font-size-complex="10pt" style:font-weight-complex="normal"/>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text-properties style:font-name="Courier New" fo:font-size="10pt" fo:font-weight="normal" style:font-size-asian="10pt" style:font-weight-asian="normal" style:font-size-complex="10pt" style:font-weight-complex="normal"/>
    </style:style>
    <style:style style:name="P24" style:family="paragraph" style:parent-style-name="Table_20_Contents">
      <style:text-properties style:font-name="Courier New" fo:font-size="10pt" fo:font-weight="bold" style:font-size-asian="10pt" style:font-weight-asian="bold" style:font-size-complex="10pt" style:font-weight-complex="bold"/>
    </style:style>
    <style:style style:name="P25" style:family="paragraph" style:parent-style-name="Table_20_Contents">
      <style:text-properties style:font-name="Arial" fo:font-size="10pt" style:font-size-asian="10pt" style:font-size-complex="10pt"/>
    </style:style>
    <style:style style:name="P26" style:family="paragraph" style:parent-style-name="Standard">
      <style:paragraph-properties fo:margin-left="0in" fo:margin-right="0in" fo:text-indent="0in" style:auto-text-indent="false"/>
      <style:text-properties style:font-name="Arial" fo:font-size="16pt" fo:font-weight="bold" style:font-size-asian="16pt" style:font-weight-asian="bold" style:font-size-complex="16pt" style:font-weight-complex="bold"/>
    </style:style>
    <style:style style:name="P27" style:family="paragraph" style:parent-style-name="Standard">
      <style:paragraph-properties fo:margin-left="0in" fo:margin-right="0in" fo:text-indent="0in" style:auto-text-indent="false"/>
      <style:text-properties style:font-name="Arial" fo:font-size="10pt" fo:font-weight="normal" style:font-size-asian="10pt" style:font-weight-asian="normal" style:font-size-complex="10pt" style:font-weight-complex="normal"/>
    </style:style>
    <style:style style:name="P28" style:family="paragraph" style:parent-style-name="Standard">
      <style:paragraph-properties fo:margin-left="0in" fo:margin-right="0in" fo:text-indent="0in" style:auto-text-indent="false"/>
      <style:text-properties style:font-name="Arial" fo:font-size="10pt" fo:font-weight="bold" style:font-size-asian="10pt" style:font-weight-asian="bold" style:font-size-complex="10pt" style:font-weight-complex="bold"/>
    </style:style>
    <style:style style:name="P29"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30" style:family="paragraph" style:parent-style-name="Standard" style:list-style-name="L2">
      <style:text-properties style:font-name="Arial" fo:font-size="10pt" fo:font-weight="normal" style:font-size-asian="10pt" style:font-weight-asian="normal" style:font-size-complex="10pt" style:font-weight-complex="normal"/>
    </style:style>
    <style:style style:name="P31" style:family="paragraph" style:parent-style-name="Standard" style:list-style-name="L3">
      <style:text-properties style:font-name="Arial" fo:font-size="10pt" fo:font-weight="normal" style:font-size-asian="10pt" style:font-weight-asian="normal" style:font-size-complex="10pt" style:font-weight-complex="normal"/>
    </style:style>
    <style:style style:name="P32" style:family="paragraph" style:parent-style-name="Standard" style:list-style-name="L4">
      <style:text-properties style:font-name="Arial" fo:font-size="10pt" fo:font-weight="normal" style:font-size-asian="10pt" style:font-weight-asian="normal" style:font-size-complex="10pt" style:font-weight-complex="normal"/>
    </style:style>
    <style:style style:name="P33" style:family="paragraph" style:parent-style-name="Standard" style:list-style-name="L5">
      <style:text-properties style:font-name="Arial" fo:font-size="10pt" fo:font-weight="normal" style:font-size-asian="10pt" style:font-weight-asian="normal" style:font-size-complex="10pt" style:font-weight-complex="normal"/>
    </style:style>
    <style:style style:name="P34" style:family="paragraph" style:parent-style-name="Standard" style:list-style-name="L7">
      <style:text-properties style:font-name="Arial" fo:font-size="10pt" fo:font-weight="normal" style:font-size-asian="10pt" style:font-weight-asian="normal" style:font-size-complex="10pt" style:font-weight-complex="normal"/>
    </style:style>
    <style:style style:name="P35" style:family="paragraph" style:parent-style-name="Standard" style:list-style-name="L8">
      <style:text-properties style:font-name="Arial" fo:font-size="10pt" fo:font-weight="normal" style:font-size-asian="10pt" style:font-weight-asian="normal" style:font-size-complex="10pt" style:font-weight-complex="normal"/>
    </style:style>
    <style:style style:name="P36" style:family="paragraph" style:parent-style-name="Standard" style:list-style-name="L9">
      <style:text-properties style:font-name="Arial" fo:font-size="10pt" fo:font-weight="normal" style:font-size-asian="10pt" style:font-weight-asian="normal" style:font-size-complex="10pt" style:font-weight-complex="normal"/>
    </style:style>
    <style:style style:name="P37" style:family="paragraph" style:parent-style-name="Standard" style:list-style-name="L11">
      <style:text-properties style:font-name="Arial" fo:font-size="10pt" fo:font-weight="normal" style:font-size-asian="10pt" style:font-weight-asian="normal" style:font-size-complex="10pt" style:font-weight-complex="normal"/>
    </style:style>
    <style:style style:name="P38" style:family="paragraph" style:parent-style-name="Standard" style:list-style-name="L13">
      <style:text-properties style:font-name="Arial" fo:font-size="10pt" fo:font-weight="normal" style:font-size-asian="10pt" style:font-weight-asian="normal" style:font-size-complex="10pt" style:font-weight-complex="normal"/>
    </style:style>
    <style:style style:name="P39" style:family="paragraph" style:parent-style-name="Standard" style:list-style-name="L12">
      <style:text-properties style:font-name="Courier New" fo:font-size="10pt" fo:font-weight="normal" style:font-size-asian="10pt" style:font-weight-asian="normal" style:font-size-complex="10pt" style:font-weight-complex="normal"/>
    </style:style>
    <style:style style:name="P40" style:family="paragraph" style:parent-style-name="Standard" style:list-style-name="L6">
      <style:paragraph-properties fo:margin-left="0.4925in" fo:margin-right="0in" fo:text-indent="0in" style:auto-text-indent="false"/>
      <style:text-properties style:font-name="Arial" fo:font-size="16pt" fo:font-weight="bold" style:font-size-asian="16pt" style:font-weight-asian="bold" style:font-size-complex="16pt" style:font-weight-complex="bold"/>
    </style:style>
    <style:style style:name="P41" style:family="paragraph" style:parent-style-name="Standard" style:list-style-name="L10">
      <style:paragraph-properties fo:margin-left="0.4925in" fo:margin-right="0in" fo:text-indent="0in" style:auto-text-indent="false"/>
      <style:text-properties style:font-name="Arial" fo:font-size="10pt" fo:font-weight="normal" style:font-size-asian="10pt" style:font-weight-asian="normal" style:font-size-complex="10pt" style:font-weight-complex="normal"/>
    </style:style>
    <style:style style:name="P42" style:family="paragraph">
      <style:paragraph-properties fo:text-align="center"/>
    </style:style>
    <style:style style:name="P43" style:family="paragraph">
      <loext:graphic-properties draw:fill-color="#ffffff"/>
      <style:paragraph-properties fo:text-align="center" style:writing-mode="lr-tb"/>
      <style:text-properties style:font-name="Arial" fo:font-size="14pt"/>
    </style:style>
    <style:style style:name="P44" style:family="paragraph">
      <loext:graphic-properties draw:opacity="0%"/>
      <style:paragraph-properties fo:text-align="center"/>
    </style:style>
    <style:style style:name="P45" style:family="paragraph">
      <loext:graphic-properties draw:fill-color="#ffffff"/>
      <style:paragraph-properties fo:text-align="center"/>
    </style:style>
    <style:style style:name="P46" style:family="paragraph">
      <loext:graphic-properties draw:fill="none" draw:fill-color="#ffffff"/>
      <style:paragraph-properties style:writing-mode="lr-tb"/>
      <style:text-properties style:font-name="Courier New" fo:font-size="10pt" style:font-size-asian="10pt" style:font-size-complex="10pt"/>
    </style:style>
    <style:style style:name="P47" style:family="paragraph">
      <loext:graphic-properties draw:fill-color="#ffffff"/>
      <style:paragraph-properties fo:text-align="center" style:writing-mode="lr-tb"/>
      <style:text-properties style:font-name="Arial"/>
    </style:style>
    <style:style style:name="P48" style:family="paragraph">
      <style:paragraph-properties fo:text-align="start"/>
    </style:style>
    <style:style style:name="P49" style:family="paragraph">
      <loext:graphic-properties draw:opacity="0%"/>
      <style:paragraph-properties fo:text-align="start" style:writing-mode="lr-tb"/>
    </style:style>
    <style:style style:name="P50" style:family="paragraph">
      <loext:graphic-properties draw:opacity="0%"/>
      <style:paragraph-properties fo:text-align="center" style:writing-mode="lr-tb"/>
      <style:text-properties style:font-name="Arial"/>
    </style:style>
    <style:style style:name="P51" style:family="paragraph">
      <loext:graphic-properties draw:fill="none" draw:fill-color="#ffffff"/>
      <style:paragraph-properties style:writing-mode="lr-tb"/>
      <style:text-properties style:font-name="Courier New"/>
    </style:style>
    <style:style style:name="P52" style:family="paragraph">
      <loext:graphic-properties draw:opacity="0%"/>
      <style:paragraph-properties fo:text-align="center" style:writing-mode="lr-tb"/>
      <style:text-properties style:font-name="Courier New"/>
    </style:style>
    <style:style style:name="P53" style:family="paragraph">
      <style:paragraph-properties fo:text-align="center" style:writing-mode="lr-tb"/>
    </style:style>
    <style:style style:name="P54" style:family="paragraph">
      <loext:graphic-properties draw:opacity="0%"/>
      <style:paragraph-properties fo:text-align="center" style:writing-mode="lr-tb"/>
    </style:style>
    <style:style style:name="P55" style:family="paragraph">
      <loext:graphic-properties draw:opacity="0%"/>
      <style:paragraph-properties fo:text-align="center" style:writing-mode="lr-tb"/>
      <style:text-properties style:font-name="Arial" fo:font-size="10pt"/>
    </style:style>
    <style:style style:name="P56" style:family="paragraph">
      <loext:graphic-properties draw:fill="none" draw:fill-color="#ffffff"/>
      <style:paragraph-properties style:writing-mode="lr-tb"/>
      <style:text-properties style:font-name="Arial"/>
    </style:style>
    <style:style style:name="P57" style:family="paragraph">
      <loext:graphic-properties draw:fill-color="#ffffff"/>
      <style:paragraph-properties fo:text-align="center"/>
      <style:text-properties style:font-name="Arial"/>
    </style:style>
    <style:style style:name="T1" style:family="text">
      <style:text-properties officeooo:rsid="001cb903"/>
    </style:style>
    <style:style style:name="T2" style:family="text">
      <style:text-properties style:font-name="Courier New"/>
    </style:style>
    <style:style style:name="T3" style:family="text">
      <style:text-properties style:font-name="Courier New" fo:font-size="16pt" fo:font-weight="bold" style:font-size-asian="16pt" style:font-weight-asian="bold" style:font-size-complex="16pt" style:font-weight-complex="bold"/>
    </style:style>
    <style:style style:name="T4" style:family="text">
      <style:text-properties style:font-name="Courier New" fo:font-weight="normal" style:font-weight-asian="normal" style:font-weight-complex="normal"/>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style:font-size-asian="16pt" style:font-size-complex="16pt"/>
    </style:style>
    <style:style style:name="T7" style:family="text">
      <style:text-properties fo:font-size="16pt" fo:font-style="italic" style:font-size-asian="16pt" style:font-style-asian="italic" style:font-size-complex="16pt" style:font-style-complex="italic"/>
    </style:style>
    <style:style style:name="T8" style:family="text">
      <style:text-properties fo:font-size="16pt" fo:font-style="italic" fo:font-weight="bold" style:font-size-asian="16pt" style:font-style-asian="italic" style:font-weight-asian="bold" style:font-size-complex="16pt"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68207" style:font-weight-asian="normal" style:font-weight-complex="normal"/>
    </style:style>
    <style:style style:name="T15" style:family="text">
      <style:text-properties fo:font-weight="bold" style:font-weight-asian="bold" style:font-weight-complex="bold"/>
    </style:style>
    <style:style style:name="T16" style:family="text">
      <style:text-properties style:text-position="super 58%"/>
    </style:style>
    <style:style style:name="T17" style:family="text">
      <style:text-properties style:text-position="super 58%" officeooo:rsid="00208486"/>
    </style:style>
    <style:style style:name="T18" style:family="text">
      <style:text-properties style:text-position="0% 100%"/>
    </style:style>
    <style:style style:name="T19" style:family="text">
      <style:text-properties style:text-position="0% 100%" style:font-name="Arial"/>
    </style:style>
    <style:style style:name="T20" style:family="text">
      <style:text-properties style:text-position="0% 100%" officeooo:rsid="0020bdad"/>
    </style:style>
    <style:style style:name="T21" style:family="text">
      <style:text-properties style:font-name="Arial"/>
    </style:style>
    <style:style style:name="T22" style:family="text">
      <style:text-properties fo:font-size="12pt" fo:font-style="italic" fo:font-weight="bold" style:font-size-asian="12pt" style:font-style-asian="italic" style:font-weight-asian="bold" style:font-size-complex="12pt" style:font-style-complex="italic" style:font-weight-complex="bold"/>
    </style:style>
    <style:style style:name="T23" style:family="text">
      <style:text-properties officeooo:rsid="001e6dba"/>
    </style:style>
    <style:style style:name="T24" style:family="text">
      <style:text-properties officeooo:rsid="0021549f"/>
    </style:style>
    <style:style style:name="T25" style:family="text">
      <style:text-properties officeooo:rsid="0022ed7b"/>
    </style:style>
    <style:style style:name="T26" style:family="text">
      <style:text-properties officeooo:rsid="00248ca6"/>
    </style:style>
    <style:style style:name="T27" style:family="text">
      <style:text-properties officeooo:rsid="00264fd2"/>
    </style:style>
    <style:style style:name="T28" style:family="text">
      <style:text-properties style:font-name="Arial" fo:font-size="14pt"/>
    </style:style>
    <style:style style:name="T29" style:family="text">
      <style:text-properties style:font-name="Courier New" fo:font-size="10pt" style:font-size-asian="10pt" style:font-size-complex="10pt"/>
    </style:style>
    <style:style style:name="T30" style:family="text">
      <style:text-properties style:font-name="Arial" fo:font-size="16pt" fo:font-weight="bold" style:font-size-asian="16pt" style:font-size-complex="16pt"/>
    </style:style>
    <style:style style:name="T31" style:family="text">
      <style:text-properties style:font-name="Arial" fo:font-size="10pt"/>
    </style:style>
    <style:style style:name="T32" style:family="text">
      <style:text-properties style:font-name="Arial" fo:font-size="16pt" fo:font-weight="bold" style:font-size-asian="16pt" style:font-weight-asian="bold" style:font-size-complex="16pt"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11in" text:min-label-width="0.25in"/>
        <style:text-properties style:font-name="StarSymbol"/>
      </text:list-level-style-bullet>
      <text:list-level-style-bullet text:level="2" text:style-name="Bullet_20_Symbols" text:bullet-char="•">
        <style:list-level-properties text:space-before="0.289in" text:min-label-width="0.25in"/>
        <style:text-properties style:font-name="StarSymbol"/>
      </text:list-level-style-bullet>
      <text:list-level-style-bullet text:level="3" text:style-name="Bullet_20_Symbols" text:bullet-char="•">
        <style:list-level-properties text:space-before="0.789in" text:min-label-width="0.25in"/>
        <style:text-properties style:font-name="StarSymbol"/>
      </text:list-level-style-bullet>
      <text:list-level-style-bullet text:level="4" text:style-name="Bullet_20_Symbols" text:bullet-char="•">
        <style:list-level-properties text:space-before="1.289in" text:min-label-width="0.25in"/>
        <style:text-properties style:font-name="StarSymbol"/>
      </text:list-level-style-bullet>
      <text:list-level-style-bullet text:level="5" text:style-name="Bullet_20_Symbols" text:bullet-char="•">
        <style:list-level-properties text:space-before="1.789in" text:min-label-width="0.25in"/>
        <style:text-properties style:font-name="StarSymbol"/>
      </text:list-level-style-bullet>
      <text:list-level-style-bullet text:level="6" text:style-name="Bullet_20_Symbols" text:bullet-char="•">
        <style:list-level-properties text:space-before="2.289in" text:min-label-width="0.25in"/>
        <style:text-properties style:font-name="StarSymbol"/>
      </text:list-level-style-bullet>
      <text:list-level-style-bullet text:level="7" text:style-name="Bullet_20_Symbols" text:bullet-char="•">
        <style:list-level-properties text:space-before="2.789in" text:min-label-width="0.25in"/>
        <style:text-properties style:font-name="StarSymbol"/>
      </text:list-level-style-bullet>
      <text:list-level-style-bullet text:level="8" text:style-name="Bullet_20_Symbols" text:bullet-char="•">
        <style:list-level-properties text:space-before="3.289in" text:min-label-width="0.25in"/>
        <style:text-properties style:font-name="StarSymbol"/>
      </text:list-level-style-bullet>
      <text:list-level-style-bullet text:level="9" text:style-name="Bullet_20_Symbols" text:bullet-char="•">
        <style:list-level-properties text:space-before="3.789in" text:min-label-width="0.25in"/>
        <style:text-properties style:font-name="StarSymbol"/>
      </text:list-level-style-bullet>
      <text:list-level-style-bullet text:level="10" text:style-name="Bullet_20_Symbols" text:bullet-char="•">
        <style:list-level-properties text:space-before="4.289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text:start-value="2">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style:num-suffix="." style:num-format="1" text:start-value="5">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draw:fill-color="#ffffff"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opacity="0%" draw:textarea-horizontal-align="justify" draw:textarea-vertical-align="middle" draw:auto-grow-height="false" fo:min-height="0in" fo:min-width="0in" fo:wrap-option="no-wrap" draw:shadow-opacity="0%"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svg:stroke-color="#ff0000" draw:marker-start-width="0.1701in" draw:marker-end-width="0.1701in" draw:opacity="0%" draw:textarea-horizontal-align="center" draw:textarea-vertical-align="middle" fo:padding-top="0.0102in" fo:padding-bottom="0.0102in" fo:padding-left="0.0102in" fo:padding-right="0.0102in" draw:shadow-opacity="0%"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598in" draw:marker-start-width="0.2299in" draw:marker-end-width="0.2299in" draw:fill-color="#ffffff" draw:textarea-horizontal-align="center" draw:textarea-vertical-align="middle" fo:padding-top="0.0299in" fo:padding-bottom="0.0299in" fo:padding-left="0.0299in" fo:padding-right="0.0299in"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opacity="0%" draw:textarea-horizontal-align="center" draw:textarea-vertical-align="middle" draw:shadow-opacity="0%" style:run-through="foreground"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098in" svg:stroke-color="#000000" draw:marker-start-width="0.15in" draw:marker-end-width="0.15in" draw:fill="none" draw:fill-color="#ffffff" fo:min-height="1.8098in"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402in" svg:stroke-color="#ff0000" draw:marker-start-width="0.2in" draw:marker-end-width="0.2in" draw:fill-color="#ffffff"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299in" svg:stroke-color="#ff0000" draw:marker-start-width="0.1799in" draw:marker-end-width="0.1799in" draw:opacity="0%" draw:textarea-horizontal-align="center" draw:textarea-vertical-align="middle" fo:padding-top="0.0146in" fo:padding-bottom="0.0146in" fo:padding-left="0.0146in" fo:padding-right="0.0146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402in" svg:stroke-color="#ff0000" draw:marker-start="" draw:marker-start-width="0.2in" draw:marker-end="Arrow" draw:marker-end-width="0.15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opacity="0%" draw:textarea-horizontal-align="justify" draw:textarea-vertical-align="middle" draw:auto-grow-height="false" fo:min-height="0in" fo:min-width="0in"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opacity="0%" draw:textarea-horizontal-align="justify" draw:textarea-vertical-align="middle" draw:auto-grow-height="false" fo:min-height="0in" fo:min-width="0in"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402in" svg:stroke-color="#ff0000" draw:marker-start-width="0.2in" draw:marker-end="Arrow" draw:marker-end-width="0.1201in" draw:textarea-horizontal-align="center" draw:textarea-vertical-align="middle" fo:padding-top="0.0201in" fo:padding-bottom="0.0201in" fo:padding-left="0.0201in" fo:padding-right="0.0201in" style:run-through="foreground"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ffset-x="0.1201in" draw:shadow-offset-y="0.1201in"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402in" svg:stroke-color="#ff0000" draw:marker-start-width="0.2in" draw:marker-end="Arrow" draw:marker-end-width="0.1201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ffset-x="0.1201in" draw:shadow-offset-y="0.1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width="0.0598in" draw:marker-start-width="0.2299in" draw:marker-end-width="0.2299in" draw:fill-color="#ffffff"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ffset-x="0.1201in" draw:shadow-offset-y="0.1201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1.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402in" svg:stroke-color="#ff0000" draw:marker-start="" draw:marker-start-width="0.2in" draw:marker-end="Arrow"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ffset-x="0.1201in" draw:shadow-offset-y="0.1201in" draw:shadow-opacity="0%" style:run-through="foreground"/>
      <style:paragraph-properties style:writing-mode="lr-tb"/>
    </style:style>
    <style:style style:name="gr31" style:family="graphic">
      <style:graphic-properties svg:stroke-width="0.0402in" svg:stroke-color="#ff0000" draw:marker-start-width="0.2in" draw:marker-end="Arrow" draw:marker-end-width="0.1201in" draw:textarea-horizontal-align="center" draw:textarea-vertical-align="middle" fo:padding-top="0.0201in" fo:padding-bottom="0.0201in" fo:padding-left="0.0201in" fo:padding-right="0.0201in" style:run-through="foreground"/>
    </style:style>
    <style:style style:name="gr32" style:family="graphic">
      <style:graphic-properties svg:stroke-width="0.0598in" draw:marker-start-width="0.2299in" draw:marker-end-width="0.2299in" draw:fill-color="#ffffff" draw:textarea-horizontal-align="center" draw:textarea-vertical-align="middle" fo:padding-top="0.0299in" fo:padding-bottom="0.0299in" fo:padding-left="0.0299in" fo:padding-right="0.0299in" style:run-through="foreground"/>
    </style:style>
    <style:style style:name="gr33" style:family="graphic">
      <style:graphic-properties draw:stroke="none" draw:fill-color="#ffffff" draw:textarea-horizontal-align="center" draw:textarea-vertical-align="middle" style:run-through="foreground"/>
      <style:paragraph-properties style:writing-mode="lr-tb"/>
    </style:style>
    <style:style style:name="gr34"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ffset-x="0.1201in" draw:shadow-offset-y="0.1201in" draw:shadow-opacity="0%" style:run-through="foreground"/>
      <style:paragraph-properties style:writing-mode="lr-tb"/>
    </style:style>
    <style:style style:name="gr35" style:family="graphic">
      <style:graphic-properties draw:stroke="none"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paragraph-properties style:writing-mode="lr-tb"/>
    </style:style>
    <style:style style:name="gr36" style:family="graphic">
      <style:graphic-properties draw:stroke="none" draw:opacity="0%" draw:textarea-horizontal-align="center" draw:textarea-vertical-align="middle" draw:shadow-opacity="0%" style:run-through="foreground" style:vertical-pos="from-top" style:vertical-rel="paragraph" style:horizontal-pos="from-left" style:horizontal-rel="paragraph" draw:wrap-influence-on-position="once-concurrent" loext:allow-overlap="true" style:flow-with-text="false"/>
    </style:style>
    <style:style style:name="gr37" style:family="graphic">
      <style:graphic-properties draw:stroke="none"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ffset-x="0.1201in" draw:shadow-offset-y="0.1201in"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draw:opacity="0%" draw:textarea-horizontal-align="center" draw:textarea-vertical-align="middle" draw:shadow-opacity="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3"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svg:stroke-width="0.0402in" svg:stroke-color="#ff0000" draw:marker-start="" draw:marker-start-width="0.2in" draw:marker-end="Arrow" draw:marker-end-width="0.1598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5" style:family="graphic">
      <style:graphic-properties svg:stroke-width="0.0402in" svg:stroke-color="#ff0000" draw:marker-start="" draw:marker-start-width="0.1598in" draw:marker-end="Arrow" draw:marker-end-width="0.1598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3. Integer Variables</text:p>
      <text:p text:style-name="P5"/>
      <text:p text:style-name="P5"/>
      <text:p text:style-name="P6">Objectives</text:p>
      <text:list xml:id="list3802502904" text:style-name="L1">
        <text:list-item>
          <text:p text:style-name="P29">Choose valid and appropriate names for variables</text:p>
        </text:list-item>
        <text:list-item>
          <text:p text:style-name="P29">Declare integer variable without initialization</text:p>
        </text:list-item>
        <text:list-item>
          <text:p text:style-name="P29">Declare integer variable with initialization</text:p>
        </text:list-item>
        <text:list-item>
          <text:p text:style-name="P29">Print the value of an integer variable</text:p>
        </text:list-item>
        <text:list-item>
          <text:p text:style-name="P29">Using assignment operator to assign an integer value to an integer variable. </text:p>
        </text:list-item>
        <text:list-item>
          <text:p text:style-name="P29">Assign an integer value entered from the keyboard to an integer variable</text:p>
        </text:list-item>
        <text:list-item>
          <text:p text:style-name="P29">Use integer operators with integer variables</text:p>
        </text:list-item>
      </text:list>
      <text:p text:style-name="P5"/>
      <text:p text:style-name="P5">In this set of notes, we will learn to use variables. We will start with integer variables. Once you know how to use integer variables, variables of other types should be easy.</text:p>
      <text:p text:style-name="P19">Variables!</text:p>
      <text:p text:style-name="P5"/>
      <text:p text:style-name="P5">We're now ready to put integer values into variables.</text:p>
      <text:p text:style-name="P5"/>
      <text:p text:style-name="P5">The concept of a variable in C++ is similar to the notion of a variable from your math classes.</text:p>
      <text:p text:style-name="P5"/>
      <text:p text:style-name="P5">Once again instead of writing</text:p>
      <table:table table:name="Table4" table:style-name="Table4">
        <table:table-column table:style-name="Table4.A"/>
        <table:table-row table:style-name="TableLine2191743261632">
          <table:table-cell table:style-name="Table4.A1" office:value-type="string">
            <text:p text:style-name="P22">// Name: John Doe</text:p>
            <text:p text:style-name="P22">// File: hameggs.cpp</text:p>
            <text:p text:style-name="P22"/>
            <text:p text:style-name="P22">#include &lt;iostream&gt;</text:p>
            <text:p text:style-name="P22"/>
            <text:p text:style-name="P22">int main()</text:p>
            <text:p text:style-name="P22">{</text:p>
            <text:p text:style-name="P22"><text:s text:c="4"/>std::cout &lt;&lt; "ham\n";</text:p>
            <text:p text:style-name="P22"><text:s text:c="4"/>std::cout &lt;&lt; "eggs\n";</text:p>
            <text:p text:style-name="P22"/>
            <text:p text:style-name="P22"><text:s text:c="4"/>return 0;</text:p>
            <text:p text:style-name="P22">}</text:p>
          </table:table-cell>
        </table:table-row>
      </table:table>
      <text:p text:style-name="P5"/>
      <text:p text:style-name="P5">I will write</text:p>
      <table:table table:name="Table5" table:style-name="Table5">
        <table:table-column table:style-name="Table5.A"/>
        <table:table-row table:style-name="TableLine2191743265168">
          <table:table-cell table:style-name="Table5.A1" office:value-type="string">
            <text:p text:style-name="P22">std::cout &lt;&lt; "ham\n";</text:p>
            <text:p text:style-name="P22">std::cout &lt;&lt; "eggs\n";</text:p>
          </table:table-cell>
        </table:table-row>
      </table:table>
      <text:p text:style-name="P5"/>
      <text:p text:style-name="P19"><draw:rect text:anchor-type="paragraph" draw:z-index="10" draw:name="Shape1" draw:style-name="gr7" draw:text-style-name="P47" svg:width="2.5213in" svg:height="0.5122in" svg:x="4.7138in" svg:y="0.0575in"><text:p text:style-name="P42"><text:span text:style-name="T21"><text:s/></text:span><text:span text:style-name="T21">This statement </text:span><text:span text:style-name="T30">declares</text:span><text:span text:style-name="T21"> an </text:span></text:p><text:p text:style-name="P42"><text:span text:style-name="T21">integer variable called x</text:span></text:p></draw:rect>Creating and <text:span text:style-name="T25">p</text:span>rinting <text:span text:style-name="T25">a</text:span>n <text:span text:style-name="T25">i</text:span>nteger <text:span text:style-name="T25">v</text:span>ariable</text:p>
      <text:p text:style-name="P5"/>
      <text:p text:style-name="P5"><draw:line text:anchor-type="paragraph" draw:z-index="12" draw:name="Shape2" draw:style-name="gr45" draw:text-style-name="P42" svg:x1="4.7138in" svg:y1="0.0575in" svg:x2="0.5681in" svg:y2="0.5677in"><text:p/></draw:line></text:p>
      <text:p text:style-name="P5">Run this program:</text:p>
      <text:p text:style-name="P5"><draw:rect text:anchor-type="paragraph" draw:z-index="11" draw:name="Shape3" draw:style-name="gr7" draw:text-style-name="P47" svg:width="2.4831in" svg:height="1.0276in" svg:x="4.752in" svg:y="0.0583in"><text:p text:style-name="P42"><text:span text:style-name="T21"><text:s/></text:span><text:span text:style-name="T21">This statement </text:span><text:span text:style-name="T30">assigns</text:span><text:span text:style-name="T21"> 42</text:span></text:p><text:p text:style-name="P42"><text:span text:style-name="T21"><text:s/></text:span><text:span text:style-name="T21">to variable x. In this </text:span></text:p><text:p text:style-name="P42"><text:span text:style-name="T21">context = is called the</text:span></text:p><text:p text:style-name="P42"><text:span text:style-name="T32">assignment operator</text:span><text:span text:style-name="T21">.</text:span></text:p></draw:rect></text:p>
      <table:table table:name="Table1" table:style-name="Table1">
        <table:table-column table:style-name="Table1.A"/>
        <table:table-header-rows>
          <table:table-row table:style-name="TableLine2191824588496">
            <table:table-cell table:style-name="Table1.A1" office:value-type="string">
              <text:p text:style-name="P23">int x;</text:p>
              <text:p text:style-name="P23"><draw:line text:anchor-type="paragraph" draw:z-index="13" draw:name="Shape4" draw:style-name="gr44" draw:text-style-name="P42" svg:x1="4.7138in" svg:y1="0.2335in" svg:x2="0.6236in" svg:y2="0.028in"><text:p/></draw:line>x = 42;</text:p>
              <text:p text:style-name="P23">std::cout &lt;&lt; x &lt;&lt; std::endl;</text:p>
            </table:table-cell>
          </table:table-row>
        </table:table-header-rows>
      </table:table>
      <text:p text:style-name="P5"/>
      <text:p text:style-name="P5"/>
      <text:p text:style-name="P5">Modify the above program to get this:</text:p>
      <table:table table:name="Table2" table:style-name="Table2">
        <table:table-column table:style-name="Table2.A"/>
        <table:table-header-rows>
          <table:table-row table:style-name="TableLine2191824617328">
            <table:table-cell table:style-name="Table2.A1" office:value-type="string">
              <text:p text:style-name="P24"><draw:line text:anchor-type="paragraph" draw:z-index="15" draw:name="Shape5" draw:style-name="gr44" draw:text-style-name="P42" svg:x1="4.6756in" svg:y1="0.0752in" svg:x2="1.9602in" svg:y2="0.0752in"><text:p/></draw:line><draw:rect text:anchor-type="paragraph" draw:z-index="14" draw:name="Shape6" draw:style-name="gr7" draw:text-style-name="P47" svg:width="2.5685in" svg:height="1.0134in" svg:x="4.6756in" svg:y="0.0071in"><text:p text:style-name="P42"><text:span text:style-name="T21"><text:s/></text:span><text:span text:style-name="T21">This statement </text:span><text:span text:style-name="T30">declares</text:span><text:span text:style-name="T21"> </text:span></text:p><text:p text:style-name="P42"><text:span text:style-name="T21">an integer variable called x</text:span></text:p><text:p text:style-name="P42"><text:span text:style-name="T21">and </text:span><text:span text:style-name="T30">initializes</text:span><text:span text:style-name="T21"> it with a</text:span></text:p><text:p text:style-name="P42"><text:span text:style-name="T21">value of 42</text:span></text:p></draw:rect>int x = 42;</text:p>
              <text:p text:style-name="P23">std::cout &lt;&lt; x &lt;&lt; std::endl;</text:p>
            </table:table-cell>
          </table:table-row>
        </table:table-header-rows>
      </table:table>
      <text:p text:style-name="P5">Run it.</text:p>
      <text:p text:style-name="P5"/>
      <text:p text:style-name="P5">This is how you should think of the declaration of an integer variable. Think of your program as creating a box that can contain one integer value and giving the box a name. That's all there is to it.</text:p>
      <text:p text:style-name="P5"><draw:rect text:anchor-type="paragraph" draw:z-index="162" draw:name="Shape7" draw:style-name="gr7" draw:text-style-name="P47" svg:width="2.5685in" svg:height="1.0134in" svg:x="4.7209in" svg:y="0.1437in"><text:p text:style-name="P42"><text:span text:style-name="T21">Make sure you see the </text:span></text:p><text:p text:style-name="P42"><text:span text:style-name="T21">difference between </text:span></text:p><text:p text:style-name="P42"><text:span text:style-name="T21">initialization and </text:span></text:p><text:p text:style-name="P42"><text:span text:style-name="T21">assignment.</text:span></text:p></draw:rect></text:p>
      <text:p text:style-name="P5"><draw:rect text:anchor-type="paragraph" draw:z-index="153" draw:name="Shape8" draw:style-name="gr12" draw:text-style-name="P52" svg:width="0.8752in" svg:height="0.5213in" svg:x="2.0161in" svg:y="0.0374in"><text:p text:style-name="P42"><text:span text:style-name="T2">42</text:span></text:p></draw:rect></text:p>
      <text:p text:style-name="P5"><draw:frame text:anchor-type="paragraph" draw:z-index="154" draw:name="Shape9" draw:style-name="gr11" draw:text-style-name="P51" svg:width="0.2295in" svg:height="0.2295in" svg:x="1.7346in" svg:y="0.0236in"><draw:text-box><text:p><text:span text:style-name="T2">x</text:span></text:p></draw:text-box></draw:frame></text:p>
      <text:p text:style-name="P5"/>
      <text:p text:style-name="P5"/>
      <text:p text:style-name="P5"/>
      <text:p text:style-name="P5">There are two things you can do with this box called x. You can either </text:p>
      <text:list xml:id="list3908700751" text:style-name="L2">
        <text:list-item>
          <text:p text:style-name="P30"><text:span text:style-name="T5">read</text:span> the value in the box </text:p>
        </text:list-item>
      </text:list>
      <text:p text:style-name="P5">or you can </text:p>
      <text:list xml:id="list325042250" text:style-name="L3">
        <text:list-item>
          <text:p text:style-name="P31"><text:span text:style-name="T5">put</text:span> a new value into the box. </text:p>
        </text:list-item>
      </text:list>
      <text:p text:style-name="P5">When you put a new value in, the old value is wiped out.</text:p>
      <text:p text:style-name="P5"/>
      <text:p text:style-name="P5"><draw:rect text:anchor-type="paragraph" draw:z-index="155" draw:name="Shape10" draw:style-name="gr10" draw:text-style-name="P50" svg:width="2.0362in" svg:height="0.3752in" svg:x="5.1098in" svg:y="0.1138in"><text:p text:style-name="P42"><text:span text:style-name="T21">The </text:span><text:span text:style-name="T30">type</text:span><text:span text:style-name="T21"> of the variable</text:span></text:p></draw:rect>Let's look at the statement to declare our variable <text:span text:style-name="T2">x</text:span>.</text:p>
      <text:p text:style-name="P5"><draw:polyline text:anchor-type="paragraph" draw:z-index="158" draw:name="Shape11" draw:style-name="gr9" draw:text-style-name="P42" svg:width="3.4425in" svg:height="0.7831in" draw:transform="rotate (-2.90684586919656) translate (5.10972222222222in 0.139583333333333in)" svg:viewBox="0 0 8745 1990" draw:points="0,0 8283,1990 8745,60"><text:p/></draw:polyline></text:p>
      <text:p text:style-name="P5"/>
      <text:p text:style-name="P5"><draw:rect text:anchor-type="paragraph" draw:z-index="156" draw:name="Shape12" draw:style-name="gr10" draw:text-style-name="P50" svg:width="2.1248in" svg:height="0.3752in" svg:x="5.0366in" svg:y="0.0673in"><text:p text:style-name="P42"><text:span text:style-name="T21">The </text:span><text:span text:style-name="T30">name</text:span><text:span text:style-name="T21"> of the variable</text:span></text:p></draw:rect></text:p>
      <text:p text:style-name="P5"><draw:polyline text:anchor-type="paragraph" draw:z-index="159" draw:name="Shape13" draw:style-name="gr9" draw:text-style-name="P42" svg:width="2.9185in" svg:height="0.6752in" draw:transform="rotate (-2.90684586919656) translate (5.03680555555556in 0.0458333333333333in)" svg:viewBox="0 0 7414 1716" draw:points="0,0 7179,1716 7414,739"><text:p/></draw:polyline></text:p>
      <text:p text:style-name="P5"/>
      <text:p text:style-name="P5"/>
      <text:p text:style-name="P9"><draw:polyline text:anchor-type="paragraph" draw:z-index="160" draw:name="Shape14" draw:style-name="gr9" draw:text-style-name="P42" svg:width="1.9217in" svg:height="0.8709in" draw:transform="skewX (0.0317649923862968) rotate (-2.89096337300341) translate (4.69999999999999in 0.639583333333333in)" svg:viewBox="0 0 4882 2213" draw:points="0,0 4882,1235 4665,2213"><text:p/></draw:polyline>int x = 42;</text:p>
      <text:p text:style-name="P5"/>
      <text:p text:style-name="P5"><draw:rect text:anchor-type="paragraph" draw:z-index="157" draw:name="Shape15" draw:style-name="gr10" draw:text-style-name="P50" svg:width="2.763in" svg:height="0.3752in" svg:x="4.7in" svg:y="0.0453in"><text:p text:style-name="P42"><text:span text:style-name="T21">The </text:span><text:span text:style-name="T30">initial value</text:span><text:span text:style-name="T21"> of the variable</text:span></text:p></draw:rect></text:p>
      <text:p text:style-name="P5"/>
      <text:p text:style-name="P5">The word <text:span text:style-name="T3">int</text:span> tells C++ the kind of values that can be placed into the box of <text:span text:style-name="T2">x</text:span>. In this case it tells C++ that <text:span text:style-name="T2">x</text:span> can hold <text:span text:style-name="T5">integer values</text:span>. <text:span text:style-name="T2">int</text:span> is a <text:span text:style-name="T5">type</text:span>. We'll see more types later.</text:p>
      <text:p text:style-name="P5"/>
      <text:p text:style-name="P5">So the format of the statement to declare a variable is either:</text:p>
      <text:p text:style-name="P5"/>
      <text:p text:style-name="P12"><text:tab/><text:span text:style-name="T7">[type] [variable name]</text:span><text:span text:style-name="T6">;</text:span></text:p>
      <text:p text:style-name="P5"><text:soft-page-break/>or</text:p>
      <text:p text:style-name="P10"><text:span text:style-name="T22"><text:s text:c="2"/></text:span><text:span text:style-name="T8">[type] [var name]</text:span><text:span text:style-name="T5"> = </text:span><text:span text:style-name="T8">[init val]</text:span><text:span text:style-name="T5">;</text:span></text:p>
      <text:p text:style-name="P12"/>
      <text:p text:style-name="P5">where the second format includes an initialization. If there is an initialization, then the initial value is placed in the box. What if there's no initialization?</text:p>
      <text:p text:style-name="P5"><draw:rect text:anchor-type="paragraph" draw:z-index="20" draw:name="Shape16" draw:style-name="gr42" draw:text-style-name="P57" svg:width="2.563in" svg:height="0.8496in" svg:x="4.7138in" svg:y="0.0484in"><text:p/></draw:rect></text:p>
      <text:p text:style-name="P5">Try this:</text:p>
      <table:table table:name="Table7" table:style-name="Table7">
        <table:table-column table:style-name="Table7.A"/>
        <table:table-header-rows>
          <table:table-row table:style-name="TableLine2191826003104">
            <table:table-cell table:style-name="Table7.A1" office:value-type="string">
              <text:p text:style-name="P23"><draw:line text:anchor-type="paragraph" draw:z-index="21" draw:name="Shape17" draw:style-name="gr41" draw:text-style-name="P42" svg:x1="4.676in" svg:y1="0.1055in" svg:x2="2.8598in" svg:y2="0.1055in"><text:p/></draw:line>int x;</text:p>
              <text:p text:style-name="P23">std::cout &lt;&lt; x &lt;&lt; std::endl;</text:p>
            </table:table-cell>
          </table:table-row>
        </table:table-header-rows>
      </table:table>
      <text:p text:style-name="P5"/>
      <text:p text:style-name="P5">In general, it's a good practice to initialize variables.</text:p>
      <text:p text:style-name="P5"/>
      <text:p text:style-name="P5"><draw:rect text:anchor-type="paragraph" draw:z-index="16" draw:name="Shape18" draw:style-name="gr42" draw:text-style-name="P57" svg:width="2.563in" svg:height="0.8496in" svg:x="4.7138in" svg:y="0.0138in"><text:p/></draw:rect></text:p>
      <text:p text:style-name="P5"><text:span text:style-name="T15">Exercise.</text:span> This won't work:</text:p>
      <table:table table:name="Table3" table:style-name="Table3">
        <table:table-column table:style-name="Table3.A"/>
        <table:table-header-rows>
          <table:table-row table:style-name="TableLine2191826008000">
            <table:table-cell table:style-name="Table3.A1" office:value-type="string">
              <text:p text:style-name="P23"><draw:line text:anchor-type="paragraph" draw:z-index="17" draw:name="Shape19" draw:style-name="gr41" draw:text-style-name="P42" svg:x1="4.676in" svg:y1="0.0783in" svg:x2="2.8598in" svg:y2="0.0783in"><text:p/></draw:line>std::cout &lt;&lt; x &lt;&lt; std::endl;</text:p>
              <text:p text:style-name="P23">int x = 42;</text:p>
            </table:table-cell>
          </table:table-row>
        </table:table-header-rows>
      </table:table>
      <text:p text:style-name="P5">Run it and read the error message. What's the problem?</text:p>
      <text:p text:style-name="P5"/>
      <text:p text:style-name="P5"/>
      <text:p text:style-name="P5"><draw:rect text:anchor-type="paragraph" draw:z-index="18" draw:name="Shape20" draw:style-name="gr43" draw:text-style-name="P47" svg:width="2.563in" svg:height="0.9067in" svg:x="4.7138in" svg:y="0.1402in"><text:p text:style-name="P42"><text:span text:style-name="T21"><text:s/></text:span></text:p></draw:rect><text:span text:style-name="T15">Exercise.</text:span> This won't work either:</text:p>
      <table:table table:name="Table52" table:style-name="Table52">
        <table:table-column table:style-name="Table52.A"/>
        <table:table-header-rows>
          <table:table-row table:style-name="TableLine2191826010720">
            <table:table-cell table:style-name="Table52.A1" office:value-type="string">
              <text:p text:style-name="P22"><text:span text:style-name="T13">int x = 42;</text:span> <text:s/></text:p>
              <text:p text:style-name="P23"><draw:line text:anchor-type="paragraph" draw:z-index="19" draw:name="Shape21" draw:style-name="gr41" draw:text-style-name="P42" svg:x1="4.676in" svg:y1="0.0354in" svg:x2="2.8598in" svg:y2="0.0354in"><text:p/></draw:line>int x = -1;</text:p>
            </table:table-cell>
          </table:table-row>
        </table:table-header-rows>
      </table:table>
      <text:p text:style-name="P5">Try to run it. Read the error message. What's the problem?</text:p>
      <text:p text:style-name="P5"/>
      <text:p text:style-name="P5"/>
      <text:p text:style-name="P5">You can assign values to your variable as many times as you like. Try this</text:p>
      <table:table table:name="Table6" table:style-name="Table6">
        <table:table-column table:style-name="Table6.A"/>
        <table:table-header-rows>
          <table:table-row table:style-name="TableLine2191826000656">
            <table:table-cell table:style-name="Table6.A1" office:value-type="string">
              <text:p text:style-name="P23">int x = 42;</text:p>
              <text:p text:style-name="P23">std::cout &lt;&lt; "x = " &lt;&lt; x &lt;&lt; std::endl;</text:p>
              <text:p text:style-name="P23">x = -5;</text:p>
              <text:p text:style-name="P23">std::cout &lt;&lt; "x = " &lt;&lt; x &lt;&lt; std::endl;</text:p>
              <text:p text:style-name="P23">x = 1356;</text:p>
              <text:p text:style-name="P23"><draw:rect text:anchor-type="paragraph" draw:z-index="161" draw:name="Shape22" draw:style-name="gr8" draw:text-style-name="P49" svg:width="2.6043in" svg:height="1.3024in" svg:x="4.6445in" svg:y="0.1in"><text:p text:style-name="P48"><text:span text:style-name="T21">Make sure you see the difference</text:span></text:p><text:p text:style-name="P48"><text:span text:style-name="T21">between the = (initialization) in</text:span> </text:p><text:p text:style-name="P42"><text:span text:style-name="T2">int x = 42;</text:span></text:p><text:p text:style-name="P48"><text:span text:style-name="T21">and the = (assignment) in </text:span></text:p><text:p text:style-name="P42"><text:span text:style-name="T2">x = -5;</text:span></text:p></draw:rect>std::cout &lt;&lt; "x = " &lt;&lt; x &lt;&lt; std::endl;</text:p>
            </table:table-cell>
          </table:table-row>
        </table:table-header-rows>
      </table:table>
      <text:p text:style-name="P5"/>
      <text:p text:style-name="P5">It's important to note that once you assign a value to <text:span text:style-name="T2">x</text:span>, the old value is overwritten. <text:span text:style-name="T2">x</text:span> can hold only one value at one time.</text:p>
      <text:p text:style-name="P5"/>
      <text:p text:style-name="P5">Make sure you see the difference between the following two print statements!!!</text:p>
      <table:table table:name="Table9" table:style-name="Table9">
        <table:table-column table:style-name="Table9.A"/>
        <table:table-row table:style-name="TableLine2191825998208">
          <table:table-cell table:style-name="Table9.A1" office:value-type="string">
            <text:p text:style-name="P22">int x = 42;</text:p>
            <text:p text:style-name="P22">std::cout &lt;&lt; "x" &lt;&lt; std::endl;</text:p>
            <text:p text:style-name="P22">std::cout &lt;&lt; x &lt;&lt; std::endl;</text:p>
          </table:table-cell>
        </table:table-row>
      </table:table>
      <text:p text:style-name="P5"/>
      <text:p text:style-name="P5"/>
      <text:p text:style-name="P5"><text:span text:style-name="T15">Exercise.</text:span> Here's an easy warm up. Write a program that does the following:</text:p>
      <text:list xml:id="list2331359605" text:style-name="L4">
        <text:list-item>
          <text:p text:style-name="P32">Create an integer variable with the name <text:span text:style-name="T2">i</text:span> with initial value of 0</text:p>
        </text:list-item>
        <text:list-item>
          <text:p text:style-name="P32">Print the value of <text:span text:style-name="T2">i</text:span>.</text:p>
        </text:list-item>
      </text:list>
      <text:p text:style-name="P5"/>
      <text:p text:style-name="P5"/>
      <text:p text:style-name="P5"><text:soft-page-break/><text:span text:style-name="T15">Exercise.</text:span> Complete this program by writing two statements. The first statement declares a variable. Here's what you need:</text:p>
      <text:list xml:id="list1389259151" text:style-name="L5">
        <text:list-item>
          <text:p text:style-name="P33">The type of the variable is <text:span text:style-name="T2">int</text:span>.</text:p>
        </text:list-item>
        <text:list-item>
          <text:p text:style-name="P33">The name of the variable is <text:span text:style-name="T2">num_arms</text:span></text:p>
        </text:list-item>
        <text:list-item>
          <text:p text:style-name="P33">The initial value of the variable is 3.</text:p>
        </text:list-item>
      </text:list>
      <text:p text:style-name="P5">Don't forget the underscore <text:span text:style-name="T2">_</text:span> in the variable name! The second statement is a print statement. Refer to the print out and you should be able to finish the program. The print statement must involve your variable.</text:p>
      <table:table table:name="Table8" table:style-name="Table8">
        <table:table-column table:style-name="Table8.A"/>
        <table:table-row table:style-name="TableLine2191826006368">
          <table:table-cell table:style-name="Table8.A1" office:value-type="string">
            <text:p text:style-name="P25"/>
            <text:p text:style-name="P22">std::cout &lt;&lt; </text:p>
          </table:table-cell>
        </table:table-row>
      </table:table>
      <text:p text:style-name="P5">When you run the program you should get this output:</text:p>
      <table:table table:name="Table35" table:style-name="Table35">
        <table:table-column table:style-name="Table35.A"/>
        <table:table-row table:style-name="TableLine2191826004192">
          <table:table-cell table:style-name="Table35.A1" office:value-type="string">
            <text:p text:style-name="P22">I have 3 arms.</text:p>
          </table:table-cell>
        </table:table-row>
      </table:table>
      <text:p text:style-name="P5"/>
      <text:p text:style-name="P5"/>
      <text:p text:style-name="P5"><text:span text:style-name="T15">Exercise.</text:span> 42 is an integer value. You have already seen another type of value: the C-string. Can you initialize an integer variable a C-string value? Try this:</text:p>
      <table:table table:name="Table51" table:style-name="Table51">
        <table:table-column table:style-name="Table51.A"/>
        <table:table-row table:style-name="TableLine2191826016432">
          <table:table-cell table:style-name="Table51.A1" office:value-type="string">
            <text:p text:style-name="P22">int x = "ham";</text:p>
          </table:table-cell>
        </table:table-row>
      </table:table>
      <text:p text:style-name="P5">Or how about assignment:</text:p>
      <table:table table:name="Table62" table:style-name="Table62">
        <table:table-column table:style-name="Table62.A"/>
        <table:table-header-rows>
          <table:table-row table:style-name="TableLine2191826021600">
            <table:table-cell table:style-name="Table62.A1" office:value-type="string">
              <text:p text:style-name="P23">int x;</text:p>
              <text:p text:style-name="P23">x = "ham";</text:p>
            </table:table-cell>
          </table:table-row>
        </table:table-header-rows>
      </table:table>
      <text:p text:style-name="P5"/>
      <text:p text:style-name="P19">Integer <text:span text:style-name="T25">v</text:span>ariables and <text:span text:style-name="T25">o</text:span>perators</text:p>
      <text:p text:style-name="P5"/>
      <text:p text:style-name="P5"/>
      <text:p text:style-name="P5">Try this:</text:p>
      <table:table table:name="Table10" table:style-name="Table10">
        <table:table-column table:style-name="Table10.A"/>
        <table:table-header-rows>
          <table:table-row table:style-name="TableLine2191826017520">
            <table:table-cell table:style-name="Table10.A1" office:value-type="string">
              <text:p text:style-name="P23">int x = 42;</text:p>
              <text:p text:style-name="P23">std::cout &lt;&lt; x + 1 &lt;&lt; std::endl;</text:p>
              <text:p text:style-name="P23">std::cout &lt;&lt; 1 + x &lt;&lt; std::endl;</text:p>
            </table:table-cell>
          </table:table-row>
        </table:table-header-rows>
      </table:table>
      <text:p text:style-name="P5">Not too surprising, right?</text:p>
      <text:p text:style-name="P6"/>
      <text:p text:style-name="P5">Now let's try something with two variables. (It's not too surprising that you can have two variables – I hope!)</text:p>
      <table:table table:name="Table11" table:style-name="Table11">
        <table:table-column table:style-name="Table11.A"/>
        <table:table-header-rows>
          <table:table-row table:style-name="TableLine2191826016704">
            <table:table-cell table:style-name="Table11.A1" office:value-type="string">
              <text:p text:style-name="P23">int x = 42;</text:p>
              <text:p text:style-name="P23">int y = 24;</text:p>
              <text:p text:style-name="P23"/>
              <text:p text:style-name="P23">std::cout &lt;&lt; x + y &lt;&lt; std::endl;</text:p>
              <text:p text:style-name="P23">std::cout &lt;&lt; x – y &lt;&lt; std::endl;</text:p>
              <text:p text:style-name="P23">std::cout &lt;&lt; x * y &lt;&lt; std::endl;</text:p>
              <text:p text:style-name="P23">std::cout &lt;&lt; x / y &lt;&lt; std::endl;</text:p>
              <text:p text:style-name="P23">std::cout &lt;&lt; x % y &lt;&lt; std::endl;</text:p>
            </table:table-cell>
          </table:table-row>
        </table:table-header-rows>
      </table:table>
      <text:p text:style-name="P5"/>
      <text:p text:style-name="P5">Now look at the above declaration of the variables. How many statements are there? </text:p>
      <text:p text:style-name="P5"/>
      <text:p text:style-name="P5">You can also actually declare <text:span text:style-name="T10">several</text:span> variables in <text:span text:style-name="T10">one</text:span> statement:</text:p>
      <table:table table:name="Table44" table:style-name="Table44">
        <table:table-column table:style-name="Table44.A"/>
        <table:table-header-rows>
          <table:table-row table:style-name="TableLine2191826025680">
            <table:table-cell table:style-name="Table44.A1" office:value-type="string">
              <text:p text:style-name="P23">int x = 42<text:span text:style-name="T15">, y = 24;</text:span></text:p>
              <text:p text:style-name="P23"/>
              <text:p text:style-name="P23">std::cout &lt;&lt; x + y &lt;&lt; std::endl;</text:p>
              <text:p text:style-name="P23">std::cout &lt;&lt; x – y &lt;&lt; std::endl;</text:p>
              <text:p text:style-name="P23">std::cout &lt;&lt; x * y &lt;&lt; std::endl;</text:p>
              <text:p text:style-name="P23">std::cout &lt;&lt; x / y &lt;&lt; std::endl;</text:p>
              <text:p text:style-name="P23">std::cout &lt;&lt; x % y &lt;&lt; std::endl;</text:p>
            </table:table-cell>
          </table:table-row>
        </table:table-header-rows>
      </table:table>
      <text:p text:style-name="P5"/>
      <text:p text:style-name="P5">You can also choose either to initialize or not initialize the variables you're declaring:</text:p>
      <table:table table:name="Table49" table:style-name="Table49">
        <table:table-column table:style-name="Table49.A"/>
        <table:table-header-rows>
          <table:table-row table:style-name="TableLine2191826019696">
            <table:table-cell table:style-name="Table49.A1" office:value-type="string">
              <text:p text:style-name="P23">int x = 42<text:span text:style-name="T15">, y;</text:span></text:p>
              <text:p text:style-name="P23">y = 24;</text:p>
              <text:p text:style-name="P23"/>
              <text:p text:style-name="P23">std::cout &lt;&lt; x + y &lt;&lt; std::endl;</text:p>
              <text:p text:style-name="P23">std::cout &lt;&lt; x – y &lt;&lt; std::endl;</text:p>
              <text:p text:style-name="P23">std::cout &lt;&lt; x * y &lt;&lt; std::endl;</text:p>
              <text:p text:style-name="P23">std::cout &lt;&lt; x / y &lt;&lt; std::endl;</text:p>
              <text:p text:style-name="P23">std::cout &lt;&lt; x % y &lt;&lt; std::endl;</text:p>
            </table:table-cell>
          </table:table-row>
        </table:table-header-rows>
      </table:table>
      <text:p text:style-name="P5"/>
      <text:p text:style-name="P5"/>
      <text:p text:style-name="P5"><text:span text:style-name="T15">Exercise.</text:span> Refer to the previous exercise. Is it possible to initialize the second variable and not the first? Verify yourself with a C++ program!</text:p>
      <text:p text:style-name="P5"/>
      <text:p text:style-name="P5"/>
      <text:p text:style-name="P5"><text:span text:style-name="T15">Exercise.</text:span> Spot the syntax error(s):</text:p>
      <table:table table:name="Table53" table:style-name="Table53">
        <table:table-column table:style-name="Table53.A"/>
        <table:table-header-rows>
          <table:table-row table:style-name="TableLine2191826023232">
            <table:table-cell table:style-name="Table53.A1" office:value-type="string">
              <text:p text:style-name="P23">int x = 42; y = 24;</text:p>
              <text:p text:style-name="P23">std::cout &lt;&lt; x + y &lt;&lt; std::endl;</text:p>
            </table:table-cell>
          </table:table-row>
        </table:table-header-rows>
      </table:table>
      <text:p text:style-name="P6"><text:soft-page-break/></text:p>
      <text:p text:style-name="P6">Exercise. <text:span text:style-name="T13">What is the output of this program:</text:span></text:p>
      <table:table table:name="Table72" table:style-name="Table72">
        <table:table-column table:style-name="Table72.A"/>
        <table:table-row table:style-name="TableLine2191826020784">
          <table:table-cell table:style-name="Table72.A1" office:value-type="string">
            <text:p text:style-name="P22">int x = 3,y = 2, z = -2;</text:p>
            <text:p text:style-name="P22">std::cout &lt;&lt; x + y * 3 / x – z * 4 – (2 – y) % x </text:p>
            <text:p text:style-name="P22"><text:s text:c="10"/>&lt;&lt; std::endl;</text:p>
          </table:table-cell>
        </table:table-row>
      </table:table>
      <text:p text:style-name="P6"><text:s/></text:p>
      <text:p text:style-name="P19">The <text:span text:style-name="T25">a</text:span>ssignment <text:span text:style-name="T25">o</text:span>perator</text:p>
      <text:p text:style-name="P3"/>
      <text:p text:style-name="P5">OK. Pay attention to this.</text:p>
      <text:p text:style-name="P5"/>
      <text:p text:style-name="P5">In programming, = is not exactly the same as in Math. In Math, = can be used to denote an <text:span text:style-name="T5">equation</text:span>. For instance:</text:p>
      <text:p text:style-name="P5"/>
      <text:p text:style-name="P5"><text:tab/>5x = 3 + x</text:p>
      <text:p text:style-name="P5"/>
      <text:p text:style-name="P5">When you're told (in a Math class of course) to “solve this equation”, it means that you are to find “the value(s) of x satisfying the equation 5x = 3 + x”. (Of course in this case the solution for x is 3/4).</text:p>
      <text:p text:style-name="P5"/>
      <text:p text:style-name="P5">In most programming languages, = denotes means <text:span text:style-name="T5">assignment</text:span> or <text:span text:style-name="T5">initialization</text:span>. When you have a program statement that looks like:</text:p>
      <text:p text:style-name="P5"/>
      <text:p text:style-name="P5"><text:tab/><text:span text:style-name="T2">x = y + z + 3;</text:span></text:p>
      <text:p text:style-name="P5"/>
      <text:p text:style-name="P5"><draw:rect text:anchor-type="paragraph" draw:z-index="106" draw:name="Shape23" draw:style-name="gr7" draw:text-style-name="P47" svg:width="1.9898in" svg:height="0.4898in" svg:x="5.311in" svg:y="0.0709in"><text:p text:style-name="P42"><text:span text:style-name="T21">VERY IMPORTANT!!!</text:span></text:p></draw:rect>it means:</text:p>
      <text:list xml:id="list2263324276" text:style-name="L6">
        <text:list-item>
          <text:p text:style-name="P40"><draw:line text:anchor-type="paragraph" draw:z-index="107" draw:name="Shape24" draw:style-name="gr28" draw:text-style-name="P42" svg:x1="5.311in" svg:y1="0.1772in" svg:x2="4.5681in" svg:y2="0.1772in"><text:p/></draw:line>Evaluate the expression on the right, and</text:p>
        </text:list-item>
        <text:list-item>
          <text:p text:style-name="P40">Give the value on the right to the variable on the left</text:p>
        </text:list-item>
      </text:list>
      <text:p text:style-name="P26"/>
      <text:p text:style-name="P27"/>
      <text:p text:style-name="P27"><text:span text:style-name="T15">Exercise.</text:span> Using the above recipe for =, “execute” this program by hand.</text:p>
      <table:table table:name="Table17" table:style-name="Table17">
        <table:table-column table:style-name="Table17.A"/>
        <table:table-header-rows>
          <table:table-row table:style-name="TableLine2191826014528">
            <table:table-cell table:style-name="Table17.A1" office:value-type="string">
              <text:p text:style-name="P23">int x = 42;</text:p>
              <text:p text:style-name="P23">x = x + 1;</text:p>
              <text:p text:style-name="P23">std::cout &lt;&lt; x &lt;&lt; std::endl;</text:p>
            </table:table-cell>
          </table:table-row>
        </table:table-header-rows>
      </table:table>
      <text:p text:style-name="P5">Now verify your work by running the program.</text:p>
      <text:p text:style-name="P5"/>
      <text:p text:style-name="P5"/>
      <text:p text:style-name="P5">Of course in <text:span text:style-name="T24">m</text:span>ath an <text:span text:style-name="T15">equation</text:span> like</text:p>
      <text:p text:style-name="P5"/>
      <text:p text:style-name="P5"><text:tab/>x = x + 1</text:p>
      <text:p text:style-name="P5"/>
      <text:p text:style-name="P5">becomes</text:p>
      <text:p text:style-name="P5"/>
      <text:p text:style-name="P5"><text:tab/>0 = 1</text:p>
      <text:p text:style-name="P5"/>
      <text:p text:style-name="P5">which is gibberish. In other words you cannot solve this equation (at least not in real numbers). In C++</text:p>
      <text:p text:style-name="P5"/>
      <text:p text:style-name="P5"><text:tab/><text:span text:style-name="T2">x = x + 1;</text:span></text:p>
      <text:p text:style-name="P5"/>
      <text:p text:style-name="P5">makes sense because = is an assignment and has nothing to do with <text:soft-page-break/>equations.</text:p>
      <text:p text:style-name="P5"/>
      <text:p text:style-name="P5">So remember this: In math = means equation. In C++ = means assignment or initialization.</text:p>
      <text:p text:style-name="P5"/>
      <text:p text:style-name="P5"/>
      <text:p text:style-name="P5"><text:span text:style-name="T15">Exercise. </text:span>First figure out the output by hand. Next run the program</text:p>
      <table:table table:name="Table21" table:style-name="Table21">
        <table:table-column table:style-name="Table21.A"/>
        <table:table-header-rows>
          <table:table-row table:style-name="TableLine2191826022144">
            <table:table-cell table:style-name="Table21.A1" office:value-type="string">
              <text:p text:style-name="P23">int x = 2, y = 3;</text:p>
              <text:p text:style-name="P23">std::cout &lt;&lt; x &lt;&lt; ", " &lt;&lt; y &lt;&lt; std::endl;</text:p>
              <text:p text:style-name="P23">x = x + y;</text:p>
              <text:p text:style-name="P23">std::cout &lt;&lt; x &lt;&lt; ", " &lt;&lt; y &lt;&lt; std::endl;</text:p>
            </table:table-cell>
          </table:table-row>
        </table:table-header-rows>
      </table:table>
      <text:p text:style-name="P5"/>
      <text:p text:style-name="P5"/>
      <text:p text:style-name="P27"><text:span text:style-name="T15">Exercise.</text:span> True or false: The output of this </text:p>
      <table:table table:name="Table73" table:style-name="Table73">
        <table:table-column table:style-name="Table73.A"/>
        <table:table-header-rows>
          <table:table-row table:style-name="TableLine2191826029760">
            <table:table-cell table:style-name="Table73.A1" office:value-type="string">
              <text:p text:style-name="P23">int x;</text:p>
              <text:p text:style-name="P23">2 = x;</text:p>
              <text:p text:style-name="P23">std::cout &lt;&lt; x + 1 &lt;&lt; std::endl;</text:p>
            </table:table-cell>
          </table:table-row>
        </table:table-header-rows>
      </table:table>
      <text:p text:style-name="P27">is </text:p>
      <table:table table:name="Table74" table:style-name="Table74">
        <table:table-column table:style-name="Table74.A"/>
        <table:table-header-rows>
          <table:table-row table:style-name="TableLine2191826018880">
            <table:table-cell table:style-name="Table74.A1" office:value-type="float" office:value="3">
              <text:p text:style-name="P23">3</text:p>
            </table:table-cell>
          </table:table-row>
        </table:table-header-rows>
      </table:table>
      <text:p text:style-name="P27">Check with your C++ compiler.</text:p>
      <text:p text:style-name="P28"/>
      <text:p text:style-name="P28"/>
      <text:p text:style-name="P27"><text:span text:style-name="T15">Exercise.</text:span> Try this:</text:p>
      <table:table table:name="Table15" table:style-name="Table15">
        <table:table-column table:style-name="Table15.A"/>
        <table:table-header-rows>
          <table:table-row table:style-name="TableLine2191826029488">
            <table:table-cell table:style-name="Table15.A1" office:value-type="string">
              <text:p text:style-name="P23">int x = 0, y = 0;</text:p>
              <text:p text:style-name="P23">x + y = x + 1;</text:p>
            </table:table-cell>
          </table:table-row>
        </table:table-header-rows>
      </table:table>
      <text:p text:style-name="P5">Run this. Can you explain why there's an error? </text:p>
      <text:p text:style-name="P19">Keyboard <text:span text:style-name="T25">i</text:span>nput (<text:span text:style-name="T25">c</text:span>onsole <text:span text:style-name="T25">w</text:span>indow)</text:p>
      <text:p text:style-name="P3"/>
      <text:p text:style-name="P5">Run this program.</text:p>
      <table:table table:name="Table12" table:style-name="Table12">
        <table:table-column table:style-name="Table12.A"/>
        <table:table-header-rows>
          <table:table-row table:style-name="TableLine2191826030576">
            <table:table-cell table:style-name="Table12.A1" office:value-type="string">
              <text:p text:style-name="P23"><draw:rect text:anchor-type="paragraph" draw:z-index="109" draw:name="Shape25" draw:style-name="gr10" draw:text-style-name="P50" svg:width="2.198in" svg:height="0.7398in" svg:x="4.6339in" svg:y="0.0047in"><text:p text:style-name="P42"><text:span text:style-name="T21">Here's the new stuff. Watch </text:span></text:p><text:p text:style-name="P42"><text:span text:style-name="T21">the direction of the &gt;&gt;</text:span></text:p></draw:rect>std::cout &lt;&lt; "Enter an integer: ";</text:p>
              <text:p text:style-name="P23">int x = 0;</text:p>
              <text:p text:style-name="P23"><draw:line text:anchor-type="paragraph" draw:z-index="110" draw:name="Shape26" draw:style-name="gr26" draw:text-style-name="P42" svg:x1="4.6445in" svg:y1="0.0957in" svg:x2="1.2382in" svg:y2="0.0957in"><text:p/></draw:line>std::cin &gt;&gt; x;</text:p>
              <text:p text:style-name="P23"/>
              <text:p text:style-name="P23">std::cout &lt;&lt; "You entered " &lt;&lt; x </text:p>
              <text:p text:style-name="P23"><text:s text:c="10"/>&lt;&lt; '.' &lt;&lt; std::endl;</text:p>
            </table:table-cell>
          </table:table-row>
        </table:table-header-rows>
      </table:table>
      <text:p text:style-name="P6"/>
      <text:p text:style-name="P5">Enter an integer value (example: 42) and press the enter key. Run the program again, entering a different value (example: 167). </text:p>
      <text:p text:style-name="P5"/>
      <text:p text:style-name="P5">Notice that the value of <text:span text:style-name="T2">x</text:span> printed is the value entered. And who's the culprit that gave the value entered to x? Clearly it's</text:p>
      <text:p text:style-name="P5"><text:s/></text:p>
      <text:p text:style-name="P9">std::cin &gt;&gt; x;</text:p>
      <text:p text:style-name="P5"/>
      <text:p text:style-name="P5">In other words the above statement puts the value entered through the keyboard into the variable <text:span text:style-name="T2">x</text:span>.</text:p>
      <text:p text:style-name="P5"/>
      <text:p text:style-name="P5">Get it?</text:p>
      <text:p text:style-name="P6"/>
      <text:p text:style-name="P6"/>
      <text:p text:style-name="P6">Exercise. <text:span text:style-name="T13">Does this work? Run it to verify. </text:span></text:p>
      <table:table table:name="Table20" table:style-name="Table20">
        <table:table-column table:style-name="Table20.A"/>
        <table:table-header-rows>
          <table:table-row table:style-name="TableLine2191826030032">
            <table:table-cell table:style-name="Table20.A1" office:value-type="string">
              <text:p text:style-name="P23">std::cout &lt;&lt; "Enter an integer: ";</text:p>
              <text:p text:style-name="P23">std::cin &gt;&gt; x;</text:p>
              <text:p text:style-name="P23">int x = 0;</text:p>
              <text:p text:style-name="P23"/>
              <text:p text:style-name="P23">std::cout &lt;&lt; "You entered " &lt;&lt; x </text:p>
              <text:p text:style-name="P23"><text:s text:c="10"/>&lt;&lt; '.' &lt;&lt; std::endl;</text:p>
            </table:table-cell>
          </table:table-row>
        </table:table-header-rows>
      </table:table>
      <text:p text:style-name="P5">Why?</text:p>
      <text:p text:style-name="P6"/>
      <text:p text:style-name="P6"/>
      <text:p text:style-name="P6"><draw:frame text:anchor-type="paragraph" draw:z-index="108" draw:name="Shape27" draw:style-name="gr27" draw:text-style-name="P56" svg:width="2.5315in" svg:height="1.2189in" svg:x="4.7661in" svg:y="0.4717in"><draw:text-box><text:p><text:span text:style-name="T21">Convention: Input data is printed in bold.</text:span></text:p></draw:text-box></draw:frame>Exercise.<text:span text:style-name="T13"> Write a program that prompts you for your age, and then prints it. The following is an execution of the program when the user enters 15 (the value is in bold).</text:span></text:p>
      <table:table table:name="Table14" table:style-name="Table14">
        <table:table-column table:style-name="Table14.A"/>
        <table:table-row table:style-name="TableLine2191826019968">
          <table:table-cell table:style-name="Table14.A1" office:value-type="string">
            <text:p text:style-name="P22">How old are you? <text:span text:style-name="T15">15</text:span></text:p>
            <text:p text:style-name="P22">You are 15 years old. Of course you could be lying.</text:p>
          </table:table-cell>
        </table:table-row>
      </table:table>
      <text:p text:style-name="P5">Here's another execution of the same program where the user enters 142:</text:p>
      <table:table table:name="Table18" table:style-name="Table18">
        <table:table-column table:style-name="Table18.A"/>
        <table:table-row table:style-name="TableLine2191826020240">
          <table:table-cell table:style-name="Table18.A1" office:value-type="string">
            <text:p text:style-name="P22">How old are you? <text:span text:style-name="T15">142</text:span></text:p>
            <text:p text:style-name="P22">You are 142 years old. Of course you could be lying.</text:p>
          </table:table-cell>
        </table:table-row>
      </table:table>
      <text:p text:style-name="P5"/>
      <text:p text:style-name="P5"/>
      <text:p text:style-name="P5">Now let's try an example with two inputs:</text:p>
      <table:table table:name="Table13" table:style-name="Table13">
        <table:table-column table:style-name="Table13.A"/>
        <table:table-header-rows>
          <text:soft-page-break/>
          <table:table-row table:style-name="TableLine2191826028128">
            <table:table-cell table:style-name="Table13.A1" office:value-type="string">
              <text:p text:style-name="P23">int x = 0;</text:p>
              <text:p text:style-name="P23">std::cout &lt;&lt; "Enter integer x: "; <text:s text:c="7"/></text:p>
              <text:p text:style-name="P23">std::cin &gt;&gt; x;</text:p>
              <text:p text:style-name="P10"/>
              <text:p text:style-name="P23">int y = 0;</text:p>
              <text:p text:style-name="P10">std::cout &lt;&lt; "Enter integer y: "; <text:s text:c="7"/></text:p>
              <text:p text:style-name="P23">std::cin &gt;&gt; y;</text:p>
              <text:p text:style-name="P23"/>
              <text:p text:style-name="P23">std::cout &lt;&lt; "x + y = " &lt;&lt; x + y;</text:p>
            </table:table-cell>
          </table:table-row>
        </table:table-header-rows>
      </table:table>
      <text:p text:style-name="P5">Run this twice, entering different values for <text:span text:style-name="T2">x</text:span> and <text:span text:style-name="T2">y</text:span>. As you run the program, try to match what you see in the console window with the corresponding statement in the program.</text:p>
      <text:p text:style-name="P5"/>
      <text:p text:style-name="P5"/>
      <text:p text:style-name="P6">Exercise.<text:span text:style-name="T13"> Write a program that does the following. Here's one execution of the program:</text:span></text:p>
      <table:table table:name="Table55" table:style-name="Table55">
        <table:table-column table:style-name="Table55.A"/>
        <table:table-row table:style-name="TableLine2191826024320">
          <table:table-cell table:style-name="Table55.A1" office:value-type="string">
            <text:p text:style-name="P22">Multiplicator !!!</text:p>
            <text:p text:style-name="P22">Enter an integer: <text:span text:style-name="T15">5</text:span></text:p>
            <text:p text:style-name="P22">Enter another integer: <text:span text:style-name="T15">7</text:span></text:p>
            <text:p text:style-name="P22">5 * 7 = 35</text:p>
          </table:table-cell>
        </table:table-row>
      </table:table>
      <text:p text:style-name="P5">Here is another execution of the same program:</text:p>
      <table:table table:name="Table56" table:style-name="Table56">
        <table:table-column table:style-name="Table56.A"/>
        <table:table-row table:style-name="TableLine2191826025408">
          <table:table-cell table:style-name="Table56.A1" office:value-type="string">
            <text:p text:style-name="P22">Multiplicator !!!</text:p>
            <text:p text:style-name="P22">Enter an integer: <text:span text:style-name="T13">–</text:span><text:span text:style-name="T15">3</text:span></text:p>
            <text:p text:style-name="P22">Enter another integer: <text:span text:style-name="T15">4</text:span></text:p>
            <text:p text:style-name="P22"><text:span text:style-name="T13">–</text:span>3 * 4 = <text:span text:style-name="T13">–</text:span>12</text:p>
          </table:table-cell>
        </table:table-row>
      </table:table>
      <text:p text:style-name="P6"/>
      <text:p text:style-name="P6"/>
      <text:p text:style-name="P5">Recall that for output you can print several things:</text:p>
      <text:p text:style-name="P5"/>
      <text:p text:style-name="P10"><text:tab/>std::cout &lt;&lt; x &lt;&lt; ", " &lt;&lt; y &lt;&lt; std::endl;</text:p>
      <text:p text:style-name="P10"/>
      <text:p text:style-name="P5">It turns out that input is very similar. You can have one input statement that handles more than one variable:</text:p>
      <text:p text:style-name="P5"/>
      <text:p text:style-name="P10"><text:tab/>int x = 0, y = 0;</text:p>
      <text:p text:style-name="P10"><text:s text:c="6"/>std::cout &lt;&lt; "Give me x and y: ";</text:p>
      <text:p text:style-name="P10"><text:tab/>std::cin &gt;&gt; x &gt;&gt; y;</text:p>
      <text:p text:style-name="P10"><text:tab/>std::cout &lt;&lt; x &lt;&lt; ", " &lt;&lt; y &lt;&lt; std::endl;</text:p>
      <text:p text:style-name="P10"/>
      <text:p text:style-name="P5">Run it. When you're prompted for x and y, you can either enter the values separated by spaces (1 or more):</text:p>
      <table:table table:name="Table58" table:style-name="Table58">
        <table:table-column table:style-name="Table58.A"/>
        <table:table-row table:style-name="TableLine2191826026768">
          <table:table-cell table:style-name="Table58.A1" office:value-type="string">
            <text:p text:style-name="P22">Give me x and y: <text:span text:style-name="T15">2 5</text:span></text:p>
            <text:p text:style-name="P22">2, 5</text:p>
          </table:table-cell>
        </table:table-row>
      </table:table>
      <text:p text:style-name="P5"/>
      <text:p text:style-name="P5">Or you can separate the values with tabs (1 or more):</text:p>
      <table:table table:name="Table59" table:style-name="Table59">
        <table:table-column table:style-name="Table59.A"/>
        <table:table-row table:style-name="TableLine2191826037648">
          <table:table-cell table:style-name="Table59.A1" office:value-type="string">
            <text:p text:style-name="P22">Give me x and y: <text:span text:style-name="T15">2 <text:s text:c="5"/>5</text:span></text:p>
            <text:p text:style-name="P22">2, 5</text:p>
          </table:table-cell>
        </table:table-row>
      </table:table>
      <text:p text:style-name="P5"/>
      <text:p text:style-name="P5">Or you can separate the values with newlines (1 or more, using the Enter key):</text:p>
      <text:p text:style-name="P5"/>
      <table:table table:name="Table60" table:style-name="Table60">
        <table:table-column table:style-name="Table60.A"/>
        <text:soft-page-break/>
        <table:table-row table:style-name="TableLine2191826035472">
          <table:table-cell table:style-name="Table60.A1" office:value-type="string">
            <text:p text:style-name="P22">Give me x and y: <text:span text:style-name="T15">2</text:span></text:p>
            <text:p text:style-name="P24">5</text:p>
            <text:p text:style-name="P22">2, 5</text:p>
          </table:table-cell>
        </table:table-row>
      </table:table>
      <text:p text:style-name="P5"/>
      <text:p text:style-name="P5">Or any combination of spaces, newlines, or tabs:</text:p>
      <table:table table:name="Table61" table:style-name="Table61">
        <table:table-column table:style-name="Table61.A"/>
        <table:table-row table:style-name="TableLine2191826036832">
          <table:table-cell table:style-name="Table61.A1" office:value-type="string">
            <text:p text:style-name="P22">Give me x and y: <text:s text:c="15"/></text:p>
            <text:p text:style-name="P24"><text:s/></text:p>
            <text:p text:style-name="P24"><text:s text:c="29"/>2 <text:s text:c="5"/></text:p>
            <text:p text:style-name="P24"/>
            <text:p text:style-name="P24"/>
            <text:p text:style-name="P24"/>
            <text:p text:style-name="P24"><text:s text:c="8"/>5</text:p>
            <text:p text:style-name="P22">2, 5</text:p>
          </table:table-cell>
        </table:table-row>
      </table:table>
      <text:p text:style-name="P5"/>
      <text:p text:style-name="P5">Basically your program will scan through all the data entered, skipping whitespaces (spaces, tabs, newlines) if necessary, to find the relevant integer values to be placed into variables <text:span text:style-name="T2">x</text:span> and <text:span text:style-name="T2">y</text:span>.</text:p>
      <text:p text:style-name="P5"/>
      <text:p text:style-name="P5"><text:s/></text:p>
      <text:p text:style-name="P19">Computational <text:span text:style-name="T25">m</text:span>odel</text:p>
      <text:p text:style-name="P5"/>
      <text:p text:style-name="P5">Sometimes it's useful to “visualize” the execution of a program. The following is a model of the computer. We will execute a program on it. Remember that <text:span text:style-name="T15">this is only a model</text:span>. In fact, later I will need to increase the power of this “computer” because this model is not powerful enough. </text:p>
      <text:p text:style-name="P5"/>
      <text:p text:style-name="P27">To illustrate the computation in this computer, let's run it on the following program:</text:p>
      <table:table table:name="Table31" table:style-name="Table31">
        <table:table-column table:style-name="Table31.A"/>
        <table:table-header-rows>
          <table:table-row table:style-name="TableLine2191826047168">
            <table:table-cell table:style-name="Table31.A1" office:value-type="string">
              <text:p text:style-name="P23">#include &lt;iostream&gt;</text:p>
              <text:p text:style-name="P23"/>
              <text:p text:style-name="P23">int main()</text:p>
              <text:p text:style-name="P23">{</text:p>
              <text:p text:style-name="P23"><text:s text:c="4"/>int x = 42;</text:p>
              <text:p text:style-name="P23"><text:s text:c="4"/>x = x + 1;</text:p>
              <text:p text:style-name="P23"><text:s text:c="4"/>int y = 13;</text:p>
              <text:p text:style-name="P23"><text:s text:c="4"/>y = x + y;</text:p>
              <text:p text:style-name="P23"><text:s text:c="4"/>std::cout &lt;&lt; y;</text:p>
              <text:p text:style-name="P23"/>
              <text:p text:style-name="P23"><text:s text:c="4"/>return 0;</text:p>
              <text:p text:style-name="P23">}</text:p>
            </table:table-cell>
          </table:table-row>
        </table:table-header-rows>
      </table:table>
      <text:p text:style-name="P5"/>
      <text:p text:style-name="P27"/>
      <text:p text:style-name="P5">So here's your computer:</text:p>
      <text:p text:style-name="P5"><draw:rect text:anchor-type="paragraph" draw:z-index="23" draw:name="Shape28" draw:style-name="gr20" draw:text-style-name="P43" svg:width="0.6461in" svg:height="0.3752in" svg:x="0.9535in" svg:y="0.0791in"><text:p text:style-name="P42"><text:span text:style-name="T28">CPU</text:span></text:p></draw:rect><draw:rect text:anchor-type="paragraph" draw:z-index="118" draw:name="Shape29" draw:style-name="gr13" draw:text-style-name="P44" svg:width="2.4276in" svg:height="1.4587in" svg:x="0.0992in" svg:y="0.0791in"><text:p/></draw:rect><draw:custom-shape text:anchor-type="paragraph" draw:z-index="120" draw:name="Shape30" draw:style-name="gr15" draw:text-style-name="P44" svg:width="1.4689in" svg:height="0.6776in" svg:x="2.7244in" svg:y="0.0791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
      <text:p text:style-name="P5"><draw:ellipse text:anchor-type="paragraph" draw:z-index="119" draw:name="Shape31" draw:style-name="gr22" draw:text-style-name="P45" svg:width="1.448in" svg:height="0.7398in" svg:x="0.572in" svg:y="0.1291in"><text:p/></draw:ellipse></text:p>
      <text:p text:style-name="P5"/>
      <text:p text:style-name="P5"/>
      <text:p text:style-name="P5"/>
      <text:p text:style-name="P5"/>
      <text:p text:style-name="P5"/>
      <text:p text:style-name="P5"/>
      <text:p text:style-name="P5"/>
      <text:p text:style-name="P5">The speech bubble is the output. Everything printed appears in it. The CPU performs math. Now when you run the program, the computer loads the program:</text:p>
      <text:p text:style-name="P5"><draw:rect text:anchor-type="paragraph" draw:z-index="9" draw:name="Shape32" draw:style-name="gr13" draw:text-style-name="P44" svg:width="4.0524in" svg:height="2.2087in" svg:x="-0.078in" svg:y="0.0335in"><text:p/></draw:rect><draw:custom-shape text:anchor-type="paragraph" draw:z-index="121" draw:name="Shape33" draw:style-name="gr15" draw:text-style-name="P44" svg:width="1.4689in" svg:height="0.6776in" svg:x="4.2453in" svg:y="0.0272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 table:name="Table32" table:style-name="Table32">
        <table:table-column table:style-name="Table32.A"/>
        <table:table-header-rows>
          <table:table-row table:style-name="TableLine2191826087696">
            <table:table-cell table:style-name="Table32.A1" office:value-type="string">
              <text:p text:style-name="P22"><draw:rect text:anchor-type="paragraph" draw:z-index="30" draw:name="Shape34" draw:style-name="gr20" draw:text-style-name="P43" svg:width="0.6461in" svg:height="0.3752in" svg:x="2.5193in" svg:y="0.0472in"><text:p text:style-name="P42"><text:span text:style-name="T28">CPU</text:span></text:p></draw:rect>#include &lt;iostream&gt;</text:p>
              <text:p text:style-name="P22"/>
              <text:p text:style-name="P22">int main() </text:p>
              <text:p text:style-name="P22"><draw:ellipse text:anchor-type="paragraph" draw:z-index="22" draw:name="Shape35" draw:style-name="gr22" draw:text-style-name="P45" svg:width="1.448in" svg:height="0.7398in" svg:x="2.1138in" svg:y="0.0846in"><text:p/></draw:ellipse>{</text:p>
              <text:p text:style-name="P24"><text:s text:c="4"/><text:span text:style-name="T13">int x = 42;</text:span></text:p>
              <text:p text:style-name="P23"><text:s text:c="4"/>x = x + 1;</text:p>
              <text:p text:style-name="P23"><text:s text:c="4"/>int y = 13;</text:p>
              <text:p text:style-name="P23"><text:s text:c="4"/>y = x + y;</text:p>
              <text:p text:style-name="P23"><text:s text:c="4"/>std::cout &lt;&lt; y;</text:p>
              <text:p text:style-name="P23"/>
              <text:p text:style-name="P23"><text:s text:c="4"/>return 0;</text:p>
              <text:p text:style-name="P22">}</text:p>
            </table:table-cell>
          </table:table-row>
        </table:table-header-rows>
      </table:table>
      <text:p text:style-name="P5"/>
      <text:p text:style-name="P5"/>
      <text:p text:style-name="P5">And when it runs, the first thing that happens is that it creates a place for <text:soft-page-break/>keeping variables:</text:p>
      <text:p text:style-name="P5"><draw:rect text:anchor-type="paragraph" draw:z-index="151" draw:name="Shape36" draw:style-name="gr1" draw:text-style-name="P43" svg:width="0.6461in" svg:height="0.3752in" svg:x="3.9882in" svg:y="0.25in"><text:p text:style-name="P42"><text:span text:style-name="T28">main</text:span></text:p></draw:rect><draw:rect text:anchor-type="paragraph" draw:z-index="122" draw:name="Shape37" draw:style-name="gr13" draw:text-style-name="P44" svg:width="5.5213in" svg:height="2.2087in" svg:x="-0.078in" svg:y="0.0335in"><text:p/></draw:rect><draw:custom-shape text:anchor-type="paragraph" draw:z-index="127" draw:name="Shape38" draw:style-name="gr15" draw:text-style-name="P44" svg:width="1.4689in" svg:height="0.6776in" svg:x="5.6516in" svg:y="0.0272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 table:name="Table33" table:style-name="Table33">
        <table:table-column table:style-name="Table33.A"/>
        <table:table-header-rows>
          <table:table-row table:style-name="TableLine2191826084704">
            <table:table-cell table:style-name="Table33.A1" office:value-type="string">
              <text:p text:style-name="P22"><draw:rect text:anchor-type="paragraph" draw:z-index="126" draw:name="Shape39" draw:style-name="gr20" draw:text-style-name="P43" svg:width="0.6461in" svg:height="0.3752in" svg:x="2.5193in" svg:y="0.0472in"><text:p text:style-name="P42"><text:span text:style-name="T28">CPU</text:span></text:p></draw:rect>#include &lt;iostream&gt;</text:p>
              <text:p text:style-name="P22"><draw:rect text:anchor-type="paragraph" draw:z-index="125" draw:name="Shape40" draw:style-name="gr21" draw:text-style-name="P44" svg:width="0.865in" svg:height="0.2087in" svg:x="-0.0118in" svg:y="0.1047in"><text:p/></draw:rect></text:p>
              <text:p text:style-name="P22">int main() </text:p>
              <text:p text:style-name="P22"><draw:ellipse text:anchor-type="paragraph" draw:z-index="123" draw:name="Shape41" draw:style-name="gr22" draw:text-style-name="P45" svg:width="1.448in" svg:height="0.7398in" svg:x="2.1138in" svg:y="0.0846in"><text:p/></draw:ellipse><draw:rect text:anchor-type="paragraph" draw:z-index="124" draw:name="Shape42" draw:style-name="gr22" draw:text-style-name="P45" svg:width="1.1252in" svg:height="0.7398in" svg:x="3.8736in" svg:y="0.0634in"><text:p/></draw:rect>{</text:p>
              <text:p text:style-name="P24"><text:s text:c="4"/><text:span text:style-name="T13">int x = 42;</text:span></text:p>
              <text:p text:style-name="P23"><text:s text:c="4"/>x = x + 1;</text:p>
              <text:p text:style-name="P23"><text:s text:c="4"/>int y = 13;</text:p>
              <text:p text:style-name="P23"><text:s text:c="4"/>y = x + y;</text:p>
              <text:p text:style-name="P23"><text:s text:c="4"/>std::cout &lt;&lt; y;</text:p>
              <text:p text:style-name="P23"/>
              <text:p text:style-name="P23"><text:s text:c="4"/>return 0;</text:p>
              <text:p text:style-name="P22">}</text:p>
            </table:table-cell>
          </table:table-row>
        </table:table-header-rows>
      </table:table>
      <text:p text:style-name="P27"/>
      <text:p text:style-name="P27">You can think of the box named main as an area of putting variables.</text:p>
      <text:p text:style-name="P27"/>
      <text:p text:style-name="P27">It then goes on to the next statement, a declaration and initialization:</text:p>
      <text:p text:style-name="P27"><draw:rect text:anchor-type="paragraph" draw:z-index="26" draw:name="Shape43" draw:style-name="gr4" draw:text-style-name="P45" svg:width="1.0732in" svg:height="0.7398in" svg:x="3.9535in" svg:y="0.7571in"><text:p/></draw:rect><draw:rect text:anchor-type="paragraph" draw:z-index="8" draw:name="Shape44" draw:style-name="gr13" draw:text-style-name="P44" svg:width="5.5213in" svg:height="2.2087in" svg:x="-0.0917in" svg:y="0.0244in"><text:p/></draw:rect><draw:custom-shape text:anchor-type="paragraph" draw:z-index="129" draw:name="Shape45" draw:style-name="gr15" draw:text-style-name="P44" svg:width="1.4689in" svg:height="0.6776in" svg:x="5.6516in" svg:y="0.0335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 table:name="Table34" table:style-name="Table34">
        <table:table-column table:style-name="Table34.A"/>
        <table:table-header-rows>
          <table:table-row table:style-name="TableLine2191826101296">
            <table:table-cell table:style-name="Table34.A1" office:value-type="string">
              <text:p text:style-name="P22"><draw:rect text:anchor-type="paragraph" draw:z-index="27" draw:name="Shape46" draw:style-name="gr1" draw:text-style-name="P43" svg:width="0.6461in" svg:height="0.3752in" svg:x="3.9154in" svg:y="0.1209in"><text:p text:style-name="P42"><text:span text:style-name="T28">main</text:span></text:p></draw:rect><draw:rect text:anchor-type="paragraph" draw:z-index="128" draw:name="Shape47" draw:style-name="gr20" draw:text-style-name="P43" svg:width="0.6461in" svg:height="0.3752in" svg:x="2.5126in" svg:y="0.0953in"><text:p text:style-name="P42"><text:span text:style-name="T28">CPU</text:span></text:p></draw:rect>#include &lt;iostream&gt;</text:p>
              <text:p text:style-name="P22"/>
              <text:p text:style-name="P22">int main() </text:p>
              <text:p text:style-name="P22"><draw:rect text:anchor-type="paragraph" draw:z-index="25" draw:name="Shape48" draw:style-name="gr21" draw:text-style-name="P44" svg:width="1.0835in" svg:height="0.2087in" svg:x="0.311in" svg:y="0.1453in"><text:p/></draw:rect><draw:ellipse text:anchor-type="paragraph" draw:z-index="24" draw:name="Shape49" draw:style-name="gr22" draw:text-style-name="P45" svg:width="1.448in" svg:height="0.7398in" svg:x="2.1035in" svg:y="0.0445in"><text:p/></draw:ellipse>{</text:p>
              <text:p text:style-name="P24"><draw:rect text:anchor-type="paragraph" draw:z-index="28" draw:name="Shape50" draw:style-name="gr38" draw:text-style-name="P54" svg:width="0.6043in" svg:height="0.2189in" svg:x="4.2799in" svg:y="0.0165in"><text:p text:style-name="P42">42</text:p></draw:rect><draw:rect text:anchor-type="paragraph" draw:z-index="29" draw:name="Shape51" draw:style-name="gr37" draw:text-style-name="P54" svg:width="0.2504in" svg:height="0.2504in" svg:x="4.0299in" svg:y="0.0165in"><text:p text:style-name="P42">x</text:p></draw:rect><text:s text:c="4"/><text:span text:style-name="T13">int x = 42;</text:span></text:p>
              <text:p text:style-name="P23"><text:s text:c="4"/>x = x + 1;</text:p>
              <text:p text:style-name="P23"><text:s text:c="4"/>int y = 13;</text:p>
              <text:p text:style-name="P23"><text:s text:c="4"/>y = x + y;</text:p>
              <text:p text:style-name="P23"><text:s text:c="4"/>std::cout &lt;&lt; y;</text:p>
              <text:p text:style-name="P23"/>
              <text:p text:style-name="P22"><text:s text:c="4"/>return 0;</text:p>
              <text:p text:style-name="P22">}</text:p>
            </table:table-cell>
          </table:table-row>
        </table:table-header-rows>
      </table:table>
      <text:p text:style-name="P5"/>
      <text:p text:style-name="P27"/>
      <text:p text:style-name="P27">Now for an assignment:</text:p>
      <text:p text:style-name="P27"><draw:rect text:anchor-type="paragraph" draw:z-index="33" draw:name="Shape52" draw:style-name="gr4" draw:text-style-name="P45" svg:width="1.063in" svg:height="0.7398in" svg:x="3.9535in" svg:y="1.0291in"><text:p/></draw:rect><draw:rect text:anchor-type="paragraph" draw:z-index="35" draw:name="Shape53" draw:style-name="gr38" draw:text-style-name="P54" svg:width="0.6043in" svg:height="0.2189in" svg:x="4.3181in" svg:y="1.1374in"><text:p text:style-name="P42">42</text:p></draw:rect><draw:rect text:anchor-type="paragraph" draw:z-index="36" draw:name="Shape54" draw:style-name="gr37" draw:text-style-name="P54" svg:width="0.2504in" svg:height="0.2504in" svg:x="4.0681in" svg:y="1.1063in"><text:p text:style-name="P42">x</text:p></draw:rect><draw:rect text:anchor-type="paragraph" draw:z-index="7" draw:name="Shape55" draw:style-name="gr13" draw:text-style-name="P44" svg:width="5.5213in" svg:height="2.2087in" svg:x="-0.102in" svg:y="0.0866in"><text:p/></draw:rect><draw:ellipse text:anchor-type="paragraph" draw:z-index="31" draw:name="Shape56" draw:style-name="gr22" draw:text-style-name="P45" svg:width="1.448in" svg:height="0.7398in" svg:x="2.1102in" svg:y="0.978in"><text:p/></draw:ellipse><draw:custom-shape text:anchor-type="paragraph" draw:z-index="130" draw:name="Shape57" draw:style-name="gr15" draw:text-style-name="P44" svg:width="1.4689in" svg:height="0.6776in" svg:x="5.6516in" svg:y="0.0335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 table:name="Table36" table:style-name="Table36">
        <table:table-column table:style-name="Table36.A"/>
        <table:table-header-rows>
          <table:table-row table:style-name="TableLine2191826100208">
            <table:table-cell table:style-name="Table36.A1" office:value-type="string">
              <text:p text:style-name="P22">#include &lt;iostream&gt;</text:p>
              <text:p text:style-name="P22"/>
              <text:p text:style-name="P22"><draw:rect text:anchor-type="paragraph" draw:z-index="34" draw:name="Shape58" draw:style-name="gr1" draw:text-style-name="P43" svg:width="0.6461in" svg:height="0.324in" svg:x="3.9154in" svg:y="0.0437in"><text:p text:style-name="P42"><text:span text:style-name="T28">main</text:span></text:p></draw:rect><draw:rect text:anchor-type="paragraph" draw:z-index="37" draw:name="Shape59" draw:style-name="gr20" draw:text-style-name="P43" svg:width="0.6461in" svg:height="0.3134in" svg:x="2.4673in" svg:y="0.0661in"><text:p text:style-name="P42"><text:span text:style-name="T28">CPU</text:span></text:p></draw:rect>int main() </text:p>
              <text:p text:style-name="P22">{</text:p>
              <text:p text:style-name="P23"><draw:rect text:anchor-type="paragraph" draw:z-index="32" draw:name="Shape60" draw:style-name="gr21" draw:text-style-name="P44" svg:width="1.0835in" svg:height="0.2087in" svg:x="0.2382in" svg:y="0.1555in"><text:p/></draw:rect><text:s text:c="4"/>int x = 42;</text:p>
              <text:p text:style-name="P23"><text:s text:c="4"/>x = x + 1;</text:p>
              <text:p text:style-name="P23"><draw:rect text:anchor-type="paragraph" draw:z-index="38" draw:name="Shape61" draw:style-name="gr23" draw:text-style-name="P54" svg:width="0.813in" svg:height="0.2815in" svg:x="2.4047in" svg:y="0.028in"><text:p text:style-name="P42">x = x + 1</text:p></draw:rect><text:s text:c="4"/>int y = 13;</text:p>
              <text:p text:style-name="P23"><text:s text:c="4"/>y = x + y;</text:p>
              <text:p text:style-name="P23"><text:s text:c="4"/>std::cout &lt;&lt; y;</text:p>
              <text:p text:style-name="P22"><text:s text:c="4"/></text:p>
              <text:p text:style-name="P22"><text:s text:c="4"/>return 0;</text:p>
              <text:p text:style-name="P22">}</text:p>
            </table:table-cell>
          </table:table-row>
        </table:table-header-rows>
      </table:table>
      <text:p text:style-name="P5"/>
      <text:p text:style-name="P5"/>
      <text:p text:style-name="P5"><draw:g text:anchor-type="paragraph" draw:z-index="105" draw:name="Shape62" draw:style-name="gr29"><draw:rect draw:style-name="gr30" draw:text-style-name="P55" svg:width="2.6878in" svg:height="0.4067in" svg:x="3.7449in" svg:y="0.298in"><text:p text:style-name="P42"><text:span text:style-name="T31">Remember: Evaluate the right and assign </text:span></text:p><text:p text:style-name="P42"><text:span text:style-name="T31">the value to the variable on the left</text:span></text:p></draw:rect><draw:line draw:style-name="gr31" draw:text-style-name="P42" svg:x1="4.1512in" svg:y1="0.2217in" svg:x2="3.2346in" svg:y2="-0.7311in"><text:p/></draw:line></draw:g></text:p>
      <text:p text:style-name="P5"/>
      <text:p text:style-name="P5"/>
      <text:p text:style-name="P5"/>
      <text:p text:style-name="P5"><text:soft-page-break/></text:p>
      <text:p text:style-name="P5"/>
      <text:p text:style-name="P5"><draw:ellipse text:anchor-type="paragraph" draw:z-index="111" draw:name="Shape63" draw:style-name="gr22" draw:text-style-name="P45" svg:width="1.448in" svg:height="0.7398in" svg:x="2.1937in" svg:y="0.8839in"><text:p/></draw:ellipse><draw:rect text:anchor-type="paragraph" draw:z-index="117" draw:name="Shape64" draw:style-name="gr23" draw:text-style-name="P54" svg:width="0.813in" svg:height="0.2815in" svg:x="2.5264in" svg:y="1.0681in"><text:p text:style-name="P42">x = 42 + 1</text:p></draw:rect><draw:custom-shape text:anchor-type="paragraph" draw:z-index="131" draw:name="Shape65" draw:style-name="gr15" draw:text-style-name="P44" svg:width="1.4689in" svg:height="0.6776in" svg:x="5.6516in" svg:y="0.0335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52" draw:name="Shape66" draw:style-name="gr13" draw:text-style-name="P44" svg:width="5.5213in" svg:height="2.2087in" svg:x="-0.102in" svg:y="0.0354in"><text:p/></draw:rect></text:p>
      <table:table table:name="Table37" table:style-name="Table37">
        <table:table-column table:style-name="Table37.A"/>
        <table:table-header-rows>
          <table:table-row table:style-name="TableLine2191827428288">
            <table:table-cell table:style-name="Table37.A1" office:value-type="string">
              <text:p text:style-name="P22">#include &lt;iostream&gt;</text:p>
              <text:p text:style-name="P22"><draw:rect text:anchor-type="paragraph" draw:z-index="39" draw:name="Shape67" draw:style-name="gr20" draw:text-style-name="P43" svg:width="0.6461in" svg:height="0.324in" svg:x="3.9465in" svg:y="0.1193in"><text:p text:style-name="P42"><text:span text:style-name="T28">main</text:span></text:p></draw:rect></text:p>
              <text:p text:style-name="P22"><draw:rect text:anchor-type="paragraph" draw:z-index="116" draw:name="Shape68" draw:style-name="gr20" draw:text-style-name="P43" svg:width="0.6461in" svg:height="0.3134in" svg:x="2.5508in" svg:y="0.0244in"><text:p text:style-name="P42"><text:span text:style-name="T28">CPU</text:span></text:p></draw:rect>int main() </text:p>
              <text:p text:style-name="P22">{</text:p>
              <text:p text:style-name="P23"><draw:rect text:anchor-type="paragraph" draw:z-index="113" draw:name="Shape69" draw:style-name="gr21" draw:text-style-name="P44" svg:width="1.0835in" svg:height="0.2087in" svg:x="0.3008in" svg:y="0.1555in"><text:p/></draw:rect><text:s text:c="4"/>int x = 42;</text:p>
              <text:p text:style-name="P23"><draw:rect text:anchor-type="paragraph" draw:z-index="114" draw:name="Shape70" draw:style-name="gr25" draw:text-style-name="P54" svg:width="0.6043in" svg:height="0.2189in" svg:x="4.311in" svg:y="0.1299in"><text:p text:style-name="P42">42</text:p></draw:rect><draw:rect text:anchor-type="paragraph" draw:z-index="115" draw:name="Shape71" draw:style-name="gr24" draw:text-style-name="P54" svg:width="0.2504in" svg:height="0.2504in" svg:x="4.061in" svg:y="0.0984in"><text:p text:style-name="P42">x</text:p></draw:rect><draw:rect text:anchor-type="paragraph" draw:z-index="112" draw:name="Shape72" draw:style-name="gr22" draw:text-style-name="P45" svg:width="1.063in" svg:height="0.7398in" svg:x="3.9465in" svg:y="0.0217in"><text:p/></draw:rect><text:s text:c="4"/>x = x + 1;</text:p>
              <text:p text:style-name="P23"><text:s text:c="4"/>int y = 13;</text:p>
              <text:p text:style-name="P23"><draw:line text:anchor-type="paragraph" draw:z-index="133" draw:name="Shape73" draw:style-name="gr18" draw:text-style-name="P42" svg:x1="3.9673in" svg:y1="1.028in" svg:x2="4.1445in" svg:y2="0.0335in"><text:p/></draw:line><draw:line text:anchor-type="paragraph" draw:z-index="132" draw:name="Shape74" draw:style-name="gr18" draw:text-style-name="P42" svg:x1="3.8457in" svg:y1="1.028in" svg:x2="3.0819in" svg:y2="0.0472in"><text:p/></draw:line><text:s text:c="4"/>y = x + y;</text:p>
              <text:p text:style-name="P23"><text:s text:c="4"/>std::cout &lt;&lt; y;</text:p>
              <text:p text:style-name="P22"><text:s text:c="4"/></text:p>
              <text:p text:style-name="P22"><text:s text:c="4"/>return 0;</text:p>
              <text:p text:style-name="P22">}</text:p>
            </table:table-cell>
          </table:table-row>
        </table:table-header-rows>
      </table:table>
      <text:p text:style-name="P5"/>
      <text:p text:style-name="P5"><draw:rect text:anchor-type="paragraph" draw:z-index="134" draw:name="Shape75" draw:style-name="gr19" draw:text-style-name="P55" svg:width="2.6878in" svg:height="0.4067in" svg:x="3.5264in" svg:y="0.0409in"><text:p text:style-name="P42"><text:span text:style-name="T31">To evaluate the right, we need the value </text:span></text:p><text:p text:style-name="P42"><text:span text:style-name="T31">of x</text:span></text:p></draw:rect></text:p>
      <text:p text:style-name="P5"/>
      <text:p text:style-name="P5"/>
      <text:p text:style-name="P5"/>
      <text:p text:style-name="P5"/>
      <text:p text:style-name="P5"/>
      <text:p text:style-name="P5"><draw:rect text:anchor-type="paragraph" draw:z-index="6" draw:name="Shape76" draw:style-name="gr13" draw:text-style-name="P44" svg:width="5.5213in" svg:height="2.2087in" svg:x="-0.102in" svg:y="0.0508in"><text:p/></draw:rect><draw:custom-shape text:anchor-type="paragraph" draw:z-index="137" draw:name="Shape77" draw:style-name="gr15" draw:text-style-name="P44" svg:width="1.4689in" svg:height="0.6776in" svg:x="5.6516in" svg:y="0.0335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 table:name="Table38" table:style-name="Table38">
        <table:table-column table:style-name="Table38.A"/>
        <table:table-header-rows>
          <table:table-row table:style-name="TableLine2191827425296">
            <table:table-cell table:style-name="Table38.A1" office:value-type="string">
              <text:p text:style-name="P22">#include &lt;iostream&gt;</text:p>
              <text:p text:style-name="P22"/>
              <text:p text:style-name="P22"><draw:rect text:anchor-type="paragraph" draw:z-index="46" draw:name="Shape78" draw:style-name="gr20" draw:text-style-name="P43" svg:width="0.6461in" svg:height="0.3134in" svg:x="2.5508in" svg:y="0.1492in"><text:p text:style-name="P42"><text:span text:style-name="T28">CPU</text:span></text:p></draw:rect><draw:rect text:anchor-type="paragraph" draw:z-index="42" draw:name="Shape79" draw:style-name="gr20" draw:text-style-name="P43" svg:width="0.6461in" svg:height="0.324in" svg:x="3.8736in" svg:y="0.0957in"><text:p text:style-name="P42"><text:span text:style-name="T28">main</text:span></text:p></draw:rect>int main() </text:p>
              <text:p text:style-name="P22">{</text:p>
              <text:p text:style-name="P24"><draw:rect text:anchor-type="paragraph" draw:z-index="43" draw:name="Shape80" draw:style-name="gr21" draw:text-style-name="P44" svg:width="1.0835in" svg:height="0.2087in" svg:x="0.2799in" svg:y="0.1035in"><text:p/></draw:rect><text:s text:c="4"/><text:span text:style-name="T13">int x = 42;</text:span></text:p>
              <text:p text:style-name="P23"><draw:rect text:anchor-type="paragraph" draw:z-index="41" draw:name="Shape81" draw:style-name="gr22" draw:text-style-name="P45" svg:width="1.0732in" svg:height="0.7398in" svg:x="3.8736in" svg:y="0.1154in"><text:p/></draw:rect><text:s text:c="4"/>x = x + 1;</text:p>
              <text:p text:style-name="P23"><draw:ellipse text:anchor-type="paragraph" draw:z-index="40" draw:name="Shape82" draw:style-name="gr22" draw:text-style-name="P45" svg:width="1.448in" svg:height="0.7398in" svg:x="2.1661in" svg:y="0.052in"><text:p/></draw:ellipse><draw:rect text:anchor-type="paragraph" draw:z-index="44" draw:name="Shape83" draw:style-name="gr25" draw:text-style-name="P54" svg:width="0.6043in" svg:height="0.2189in" svg:x="4.2382in" svg:y="0.0661in"><text:p text:style-name="P42">42</text:p></draw:rect><draw:rect text:anchor-type="paragraph" draw:z-index="45" draw:name="Shape84" draw:style-name="gr24" draw:text-style-name="P54" svg:width="0.2504in" svg:height="0.2504in" svg:x="3.9882in" svg:y="0.0346in"><text:p text:style-name="P42">x</text:p></draw:rect><text:s text:c="4"/>int y = 13;</text:p>
              <text:p text:style-name="P23"><draw:rect text:anchor-type="paragraph" draw:z-index="47" draw:name="Shape85" draw:style-name="gr23" draw:text-style-name="P54" svg:width="0.813in" svg:height="0.2815in" svg:x="2.478in" svg:y="0.1098in"><text:p text:style-name="P42">x = 43</text:p></draw:rect><text:s text:c="4"/>y = x + y;</text:p>
              <text:p text:style-name="P23"><draw:line text:anchor-type="paragraph" draw:z-index="136" draw:name="Shape86" draw:style-name="gr18" draw:text-style-name="P42" svg:x1="3.4882in" svg:y1="0.8618in" svg:x2="2.8354in" svg:y2="0.1508in"><text:p/></draw:line><text:s text:c="4"/>std::cout &lt;&lt; y);</text:p>
              <text:p text:style-name="P23"/>
              <text:p text:style-name="P22"><text:s text:c="4"/>return 0;</text:p>
              <text:p text:style-name="P22">}</text:p>
            </table:table-cell>
          </table:table-row>
        </table:table-header-rows>
      </table:table>
      <text:p text:style-name="P5"/>
      <text:p text:style-name="P5"><draw:rect text:anchor-type="paragraph" draw:z-index="135" draw:name="Shape87" draw:style-name="gr19" draw:text-style-name="P55" svg:width="2.6878in" svg:height="0.4067in" svg:x="3.5264in" svg:y="0.0409in"><text:p text:style-name="P42"><text:span text:style-name="T31">The right is evaluated. Now to assign</text:span></text:p><text:p text:style-name="P42"><text:span text:style-name="T31">the value of 43 to x.</text:span></text:p></draw:rect></text:p>
      <text:p text:style-name="P5"/>
      <text:p text:style-name="P5"/>
      <text:p text:style-name="P5"/>
      <text:p text:style-name="P5"><draw:rect text:anchor-type="paragraph" draw:z-index="50" draw:name="Shape88" draw:style-name="gr20" draw:text-style-name="P43" svg:width="0.6461in" svg:height="0.324in" svg:x="3.9118in" svg:y="0.4744in"><text:p text:style-name="P42"><text:span text:style-name="T28">main</text:span></text:p></draw:rect><draw:rect text:anchor-type="paragraph" draw:z-index="53" draw:name="Shape89" draw:style-name="gr24" draw:text-style-name="P54" svg:width="0.2504in" svg:height="0.2504in" svg:x="4.0264in" svg:y="0.9811in"><text:p text:style-name="P42">x</text:p></draw:rect><draw:rect text:anchor-type="paragraph" draw:z-index="54" draw:name="Shape90" draw:style-name="gr20" draw:text-style-name="P43" svg:width="0.6461in" svg:height="0.3134in" svg:x="2.589in" svg:y="0.4654in"><text:p text:style-name="P42"><text:span text:style-name="T28">CPU</text:span></text:p></draw:rect><draw:rect text:anchor-type="paragraph" draw:z-index="5" draw:name="Shape91" draw:style-name="gr13" draw:text-style-name="P44" svg:width="5.5213in" svg:height="2.2087in" svg:x="-0.102in" svg:y="0.0508in"><text:p/></draw:rect><draw:custom-shape text:anchor-type="paragraph" draw:z-index="138" draw:name="Shape92" draw:style-name="gr15" draw:text-style-name="P44" svg:width="1.4689in" svg:height="0.6776in" svg:x="5.6516in" svg:y="0.0335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39" draw:name="Shape93" draw:style-name="gr19" draw:text-style-name="P55" svg:width="1.5004in" svg:height="0.3189in" svg:x="5.5681in" svg:y="1.7701in"><text:p text:style-name="P42"><text:span text:style-name="T31">x now has value 43</text:span></text:p></draw:rect></text:p>
      <table:table table:name="Table39" table:style-name="Table39">
        <table:table-column table:style-name="Table39.A"/>
        <table:table-header-rows>
          <table:table-row table:style-name="TableLine2191827426656">
            <table:table-cell table:style-name="Table39.A1" office:value-type="string">
              <text:p text:style-name="P22">#include &lt;iostream&gt;</text:p>
              <text:p text:style-name="P22"/>
              <text:p text:style-name="P22">int main() </text:p>
              <text:p text:style-name="P22">{</text:p>
              <text:p text:style-name="P24"><draw:rect text:anchor-type="paragraph" draw:z-index="49" draw:name="Shape94" draw:style-name="gr22" draw:text-style-name="P45" svg:width="1.0732in" svg:height="0.7398in" svg:x="3.8736in" svg:y="0.0752in"><text:p/></draw:rect><draw:rect text:anchor-type="paragraph" draw:z-index="51" draw:name="Shape95" draw:style-name="gr21" draw:text-style-name="P44" svg:width="1.0835in" svg:height="0.2087in" svg:x="0.2799in" svg:y="0.0929in"><text:p/></draw:rect><text:s text:c="4"/><text:span text:style-name="T13">int x = 42;</text:span></text:p>
              <text:p text:style-name="P23"><draw:ellipse text:anchor-type="paragraph" draw:z-index="48" draw:name="Shape96" draw:style-name="gr22" draw:text-style-name="P45" svg:width="1.448in" svg:height="0.7398in" svg:x="2.1661in" svg:y="0.0118in"><text:p/></draw:ellipse><draw:rect text:anchor-type="paragraph" draw:z-index="52" draw:name="Shape97" draw:style-name="gr25" draw:text-style-name="P54" svg:width="0.6043in" svg:height="0.2189in" svg:x="4.2382in" svg:y="0.0256in"><text:p text:style-name="P42">43</text:p></draw:rect><text:s text:c="4"/>x = x + 1;</text:p>
              <text:p text:style-name="P23"><draw:rect text:anchor-type="paragraph" draw:z-index="55" draw:name="Shape98" draw:style-name="gr40" draw:text-style-name="P44" svg:width="0.813in" svg:height="0.2815in" svg:x="2.478in" svg:y="0.0693in"><text:p/></draw:rect><draw:line text:anchor-type="paragraph" draw:z-index="140" draw:name="Shape99" draw:style-name="gr18" draw:text-style-name="P42" svg:x1="5.4571in" svg:y1="0.6843in" svg:x2="4.5264in" svg:y2="0.1417in"><text:p/></draw:line><text:s text:c="4"/>int y = 13;</text:p>
              <text:p text:style-name="P23"><text:s text:c="4"/>y = x + y;</text:p>
              <text:p text:style-name="P23"><text:s text:c="4"/>std::cout &lt;&lt; y;</text:p>
              <text:p text:style-name="P23"/>
              <text:p text:style-name="P22"><text:s text:c="4"/>return 0;</text:p>
              <text:p text:style-name="P22">}</text:p>
            </table:table-cell>
          </table:table-row>
        </table:table-header-rows>
      </table:table>
      <text:p text:style-name="P5"><text:soft-page-break/>Done! The next statement is the declaration and initialization of y:</text:p>
      <text:p text:style-name="P5"/>
      <text:p text:style-name="P5"><draw:rect text:anchor-type="paragraph" draw:z-index="62" draw:name="Shape100" draw:style-name="gr20" draw:text-style-name="P43" svg:width="0.6461in" svg:height="0.3134in" svg:x="2.4744in" svg:y="0.4654in"><text:p text:style-name="P42"><text:span text:style-name="T28">CPU</text:span></text:p></draw:rect><draw:custom-shape text:anchor-type="paragraph" draw:z-index="141" draw:name="Shape101" draw:style-name="gr15" draw:text-style-name="P44" svg:width="1.4689in" svg:height="0.6776in" svg:x="5.6516in" svg:y="0.0335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44" draw:name="Shape102" draw:style-name="gr13" draw:text-style-name="P44" svg:width="5.5213in" svg:height="2.2087in" svg:x="-0.0709in" svg:y="0.0429in"><text:p/></draw:rect></text:p>
      <table:table table:name="Table40" table:style-name="Table40">
        <table:table-column table:style-name="Table40.A"/>
        <table:table-header-rows>
          <table:table-row table:style-name="TableLine2191827422576">
            <table:table-cell table:style-name="Table40.A1" office:value-type="string">
              <text:p text:style-name="P22">#include &lt;iostream&gt;</text:p>
              <text:p text:style-name="P22"/>
              <text:p text:style-name="P22"><draw:rect text:anchor-type="paragraph" draw:z-index="58" draw:name="Shape103" draw:style-name="gr20" draw:text-style-name="P43" svg:width="0.6461in" svg:height="0.324in" svg:x="3.9047in" svg:y="0.0098in"><text:p text:style-name="P42"><text:span text:style-name="T28">main</text:span></text:p></draw:rect>int main() </text:p>
              <text:p text:style-name="P22">{</text:p>
              <text:p text:style-name="P24"><draw:rect text:anchor-type="paragraph" draw:z-index="57" draw:name="Shape104" draw:style-name="gr22" draw:text-style-name="P45" svg:width="1.0732in" svg:height="0.7398in" svg:x="3.9047in" svg:y="0.1244in"><text:p/></draw:rect><text:s text:c="4"/><text:span text:style-name="T13">int x = 42;</text:span></text:p>
              <text:p text:style-name="P23"><draw:ellipse text:anchor-type="paragraph" draw:z-index="56" draw:name="Shape105" draw:style-name="gr22" draw:text-style-name="P45" svg:width="1.448in" svg:height="0.7398in" svg:x="2.0516in" svg:y="0.0118in"><text:p/></draw:ellipse><draw:rect text:anchor-type="paragraph" draw:z-index="59" draw:name="Shape106" draw:style-name="gr21" draw:text-style-name="P44" svg:width="1.0835in" svg:height="0.2087in" svg:x="0.2799in" svg:y="0.1335in"><text:p/></draw:rect><draw:rect text:anchor-type="paragraph" draw:z-index="60" draw:name="Shape107" draw:style-name="gr25" draw:text-style-name="P54" svg:width="0.6043in" svg:height="0.2189in" svg:x="4.2693in" svg:y="0.0752in"><text:p text:style-name="P42">43</text:p></draw:rect><draw:rect text:anchor-type="paragraph" draw:z-index="61" draw:name="Shape108" draw:style-name="gr24" draw:text-style-name="P54" svg:width="0.2504in" svg:height="0.2504in" svg:x="4.0193in" svg:y="0.0437in"><text:p text:style-name="P42">x</text:p></draw:rect><text:s text:c="4"/>x = x + 1;</text:p>
              <text:p text:style-name="P23"><text:s text:c="4"/>int y = 13;</text:p>
              <text:p text:style-name="P23"><draw:rect text:anchor-type="paragraph" draw:z-index="63" draw:name="Shape109" draw:style-name="gr25" draw:text-style-name="P54" svg:width="0.6043in" svg:height="0.2189in" svg:x="4.2728in" svg:y="0.0543in"><text:p text:style-name="P42">13</text:p></draw:rect><draw:rect text:anchor-type="paragraph" draw:z-index="64" draw:name="Shape110" draw:style-name="gr24" draw:text-style-name="P54" svg:width="0.2504in" svg:height="0.2504in" svg:x="4.0228in" svg:y="0.0228in"><text:p text:style-name="P42">y</text:p></draw:rect><text:s text:c="4"/>y = x + y;</text:p>
              <text:p text:style-name="P23"><text:s text:c="4"/>std::cout &lt;&lt; y;</text:p>
              <text:p text:style-name="P23"/>
              <text:p text:style-name="P22"><text:s text:c="4"/>return 0;</text:p>
              <text:p text:style-name="P22">}</text:p>
            </table:table-cell>
          </table:table-row>
        </table:table-header-rows>
      </table:table>
      <text:p text:style-name="P5"/>
      <text:p text:style-name="P5"/>
      <text:p text:style-name="P5">This is followed by another assignment:</text:p>
      <text:p text:style-name="P5"><draw:rect text:anchor-type="paragraph" draw:z-index="4" draw:name="Shape111" draw:style-name="gr13" draw:text-style-name="P44" svg:width="5.5213in" svg:height="2.2087in" svg:x="-0.0709in" svg:y="0.0492in"><text:p/></draw:rect><draw:custom-shape text:anchor-type="paragraph" draw:z-index="145" draw:name="Shape112" draw:style-name="gr15" draw:text-style-name="P44" svg:width="1.4689in" svg:height="0.6776in" svg:x="5.6516in" svg:y="0.0335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 table:name="Table42" table:style-name="Table42">
        <table:table-column table:style-name="Table42.A"/>
        <table:table-header-rows>
          <table:table-row table:style-name="TableLine2191827430464">
            <table:table-cell table:style-name="Table42.A1" office:value-type="string">
              <text:p text:style-name="P22">#include &lt;iostream&gt;</text:p>
              <text:p text:style-name="P22"/>
              <text:p text:style-name="P22"><draw:rect text:anchor-type="paragraph" draw:z-index="71" draw:name="Shape113" draw:style-name="gr20" draw:text-style-name="P43" svg:width="0.6461in" svg:height="0.3134in" svg:x="2.4154in" svg:y="0.0764in"><text:p text:style-name="P42"><text:span text:style-name="T28">CPU</text:span></text:p></draw:rect><draw:rect text:anchor-type="paragraph" draw:z-index="67" draw:name="Shape114" draw:style-name="gr20" draw:text-style-name="P43" svg:width="0.6461in" svg:height="0.324in" svg:x="3.8425in" svg:y="0.0437in"><text:p text:style-name="P42"><text:span text:style-name="T28">main</text:span></text:p></draw:rect>int main() </text:p>
              <text:p text:style-name="P22">{</text:p>
              <text:p text:style-name="P24"><text:s text:c="4"/><text:span text:style-name="T13">int x = 42;</text:span></text:p>
              <text:p text:style-name="P23"><draw:ellipse text:anchor-type="paragraph" draw:z-index="65" draw:name="Shape115" draw:style-name="gr22" draw:text-style-name="P45" svg:width="1.448in" svg:height="0.7398in" svg:x="2.0307in" svg:y="0.1366in"><text:p/></draw:ellipse><draw:rect text:anchor-type="paragraph" draw:z-index="69" draw:name="Shape116" draw:style-name="gr25" draw:text-style-name="P54" svg:width="0.6043in" svg:height="0.2189in" svg:x="4.2591in" svg:y="0.1508in"><text:p text:style-name="P42">43</text:p></draw:rect><draw:rect text:anchor-type="paragraph" draw:z-index="70" draw:name="Shape117" draw:style-name="gr24" draw:text-style-name="P54" svg:width="0.2504in" svg:height="0.2504in" svg:x="4.0091in" svg:y="0.1193in"><text:p text:style-name="P42">x</text:p></draw:rect><draw:rect text:anchor-type="paragraph" draw:z-index="66" draw:name="Shape118" draw:style-name="gr22" draw:text-style-name="P45" svg:width="1.0524in" svg:height="0.7398in" svg:x="3.8945in" svg:y="0.0425in"><text:p/></draw:rect><text:s text:c="4"/>x = x + 1;</text:p>
              <text:p text:style-name="P23"><draw:rect text:anchor-type="paragraph" draw:z-index="68" draw:name="Shape119" draw:style-name="gr21" draw:text-style-name="P44" svg:width="1.0835in" svg:height="0.2087in" svg:x="0.2902in" svg:y="0.1319in"><text:p/></draw:rect><text:s text:c="4"/>int y = 13;</text:p>
              <text:p text:style-name="P23"><draw:rect text:anchor-type="paragraph" draw:z-index="74" draw:name="Shape120" draw:style-name="gr24" draw:text-style-name="P54" svg:width="0.2504in" svg:height="0.2504in" svg:x="3.9811in" svg:y="0.1264in"><text:p text:style-name="P42">y</text:p></draw:rect><draw:rect text:anchor-type="paragraph" draw:z-index="72" draw:name="Shape121" draw:style-name="gr23" draw:text-style-name="P54" svg:width="0.813in" svg:height="0.2815in" svg:x="2.3425in" svg:y="0.0366in"><text:p text:style-name="P42">y = x + y</text:p></draw:rect><text:s text:c="4"/>y = x + y;</text:p>
              <text:p text:style-name="P23"><draw:rect text:anchor-type="paragraph" draw:z-index="73" draw:name="Shape122" draw:style-name="gr25" draw:text-style-name="P54" svg:width="0.6043in" svg:height="0.2189in" svg:x="4.2311in" svg:y="0in"><text:p text:style-name="P42">13</text:p></draw:rect><text:s text:c="4"/>std::cout &lt;&lt; y;</text:p>
              <text:p text:style-name="P23"/>
              <text:p text:style-name="P23"><draw:line text:anchor-type="paragraph" draw:z-index="143" draw:name="Shape123" draw:style-name="gr16" draw:text-style-name="P42" svg:x1="3.6858in" svg:y1="0.5898in" svg:x2="3.1547in" svg:y2="0.0882in"><text:p/></draw:line><text:s text:c="4"/>return 0;</text:p>
              <text:p text:style-name="P22">}</text:p>
            </table:table-cell>
          </table:table-row>
        </table:table-header-rows>
      </table:table>
      <text:p text:style-name="P5"/>
      <text:p text:style-name="P5"><draw:rect text:anchor-type="paragraph" draw:z-index="142" draw:name="Shape124" draw:style-name="gr17" draw:text-style-name="P55" svg:width="2.6878in" svg:height="0.4067in" svg:x="3.6929in" svg:y="0.1209in"><text:p text:style-name="P42"><text:span text:style-name="T31">Remember: Evaluate the right and assign </text:span></text:p><text:p text:style-name="P42"><text:span text:style-name="T31">the value to the variable on the left</text:span></text:p></draw:rect></text:p>
      <text:p text:style-name="P5"/>
      <text:p text:style-name="P5"/>
      <text:p text:style-name="P5"/>
      <text:p text:style-name="P5"/>
      <text:p text:style-name="P5"><draw:ellipse text:anchor-type="paragraph" draw:z-index="75" draw:name="Shape125" draw:style-name="gr22" draw:text-style-name="P45" svg:width="1.448in" svg:height="0.7398in" svg:x="2.0898in" svg:y="0.8839in"><text:p/></draw:ellipse><draw:rect text:anchor-type="paragraph" draw:z-index="81" draw:name="Shape126" draw:style-name="gr20" draw:text-style-name="P43" svg:width="0.6461in" svg:height="0.3134in" svg:x="2.4744in" svg:y="0.3508in"><text:p text:style-name="P42"><text:span text:style-name="T28">CPU</text:span></text:p></draw:rect><draw:rect text:anchor-type="paragraph" draw:z-index="82" draw:name="Shape127" draw:style-name="gr23" draw:text-style-name="P54" svg:width="0.813in" svg:height="0.2815in" svg:x="2.4016in" svg:y="1.0992in"><text:p text:style-name="P42">y = 43 + 13</text:p></draw:rect><draw:rect text:anchor-type="paragraph" draw:z-index="2" draw:name="Shape128" draw:style-name="gr13" draw:text-style-name="P44" svg:width="5.5213in" svg:height="2.2087in" svg:x="-0.0898in" svg:y="0.039in"><text:p/></draw:rect><draw:custom-shape text:anchor-type="paragraph" draw:z-index="146" draw:name="Shape129" draw:style-name="gr15" draw:text-style-name="P44" svg:width="1.4689in" svg:height="0.6776in" svg:x="5.6516in" svg:y="0.0335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 table:name="Table43" table:style-name="Table43">
        <table:table-column table:style-name="Table43.A"/>
        <table:table-header-rows>
          <table:table-row table:style-name="TableLine2191827434272">
            <table:table-cell table:style-name="Table43.A1" office:value-type="string">
              <text:p text:style-name="P22">#include &lt;iostream&gt;</text:p>
              <text:p text:style-name="P22"><draw:rect text:anchor-type="paragraph" draw:z-index="77" draw:name="Shape130" draw:style-name="gr20" draw:text-style-name="P43" svg:width="0.6461in" svg:height="0.324in" svg:x="3.9362in" svg:y="0.0035in"><text:p text:style-name="P42"><text:span text:style-name="T28">main</text:span></text:p></draw:rect></text:p>
              <text:p text:style-name="P22">int main() </text:p>
              <text:p text:style-name="P22"><draw:rect text:anchor-type="paragraph" draw:z-index="76" draw:name="Shape131" draw:style-name="gr22" draw:text-style-name="P45" svg:width="1.0421in" svg:height="0.7398in" svg:x="3.9362in" svg:y="0.1181in"><text:p/></draw:rect>{</text:p>
              <text:p text:style-name="P24"><draw:rect text:anchor-type="paragraph" draw:z-index="79" draw:name="Shape132" draw:style-name="gr25" draw:text-style-name="P54" svg:width="0.6043in" svg:height="0.2189in" svg:x="4.3008in" svg:y="0.0689in"><text:p text:style-name="P42">43</text:p></draw:rect><draw:rect text:anchor-type="paragraph" draw:z-index="80" draw:name="Shape133" draw:style-name="gr24" draw:text-style-name="P54" svg:width="0.2504in" svg:height="0.2504in" svg:x="4.0508in" svg:y="0.0374in"><text:p text:style-name="P42">x</text:p></draw:rect><text:s text:c="4"/><text:span text:style-name="T13">int x = 42;</text:span></text:p>
              <text:p text:style-name="P23"><text:s text:c="4"/>x = x + 1;</text:p>
              <text:p text:style-name="P23"><draw:rect text:anchor-type="paragraph" draw:z-index="78" draw:name="Shape134" draw:style-name="gr21" draw:text-style-name="P44" svg:width="1.0835in" svg:height="0.2087in" svg:x="0.2902in" svg:y="0.1319in"><text:p/></draw:rect><draw:rect text:anchor-type="paragraph" draw:z-index="83" draw:name="Shape135" draw:style-name="gr25" draw:text-style-name="P54" svg:width="0.6043in" svg:height="0.2189in" svg:x="4.3146in" svg:y="0.048in"><text:p text:style-name="P42">13</text:p></draw:rect><draw:rect text:anchor-type="paragraph" draw:z-index="84" draw:name="Shape136" draw:style-name="gr24" draw:text-style-name="P54" svg:width="0.2504in" svg:height="0.2504in" svg:x="4.0543in" svg:y="0.0165in"><text:p text:style-name="P42">y</text:p></draw:rect><text:s text:c="4"/>int y = 13;</text:p>
              <text:p text:style-name="P23"><text:s text:c="4"/>y = x + y;</text:p>
              <text:p text:style-name="P23"><text:s text:c="4"/>std::cout &lt;&lt; y;</text:p>
              <text:p text:style-name="P23"/>
              <text:p text:style-name="P22"><text:s text:c="4"/>return 0;</text:p>
              <text:p text:style-name="P22">}</text:p>
            </table:table-cell>
          </table:table-row>
        </table:table-header-rows>
      </table:table>
      <text:p text:style-name="P5"/>
      <text:p text:style-name="P5"/>
      <text:p text:style-name="P5"/>
      <text:p text:style-name="P5"><text:soft-page-break/></text:p>
      <text:p text:style-name="P5"><draw:ellipse text:anchor-type="paragraph" draw:z-index="86" draw:name="Shape137" draw:style-name="gr4" draw:text-style-name="P45" svg:width="1.448in" svg:height="0.7398in" svg:x="2.1102in" svg:y="0.9882in"><text:p/></draw:ellipse><draw:rect text:anchor-type="paragraph" draw:z-index="91" draw:name="Shape138" draw:style-name="gr1" draw:text-style-name="P43" svg:width="0.6461in" svg:height="0.3134in" svg:x="2.4953in" svg:y="0.6126in"><text:p text:style-name="P42"><text:span text:style-name="T28">CPU</text:span></text:p></draw:rect><draw:rect text:anchor-type="paragraph" draw:z-index="92" draw:name="Shape139" draw:style-name="gr39" draw:text-style-name="P54" svg:width="0.813in" svg:height="0.2815in" svg:x="2.422in" svg:y="1.2035in"><text:p text:style-name="P42">y = 56</text:p></draw:rect><draw:rect text:anchor-type="paragraph" draw:z-index="3" draw:name="Shape140" draw:style-name="gr13" draw:text-style-name="P44" svg:width="5.5213in" svg:height="2.2087in" svg:x="-0.0898in" svg:y="0.0327in"><text:p/></draw:rect><draw:custom-shape text:anchor-type="paragraph" draw:z-index="147" draw:name="Shape141" draw:style-name="gr15" draw:text-style-name="P44" svg:width="1.4689in" svg:height="0.6776in" svg:x="5.6516in" svg:y="0.0335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 table:name="Table45" table:style-name="Table45">
        <table:table-column table:style-name="Table45.A"/>
        <table:table-header-rows>
          <table:table-row table:style-name="TableLine2191827423664">
            <table:table-cell table:style-name="Table45.A1" office:value-type="string">
              <text:p text:style-name="P22">#include &lt;iostream&gt;</text:p>
              <text:p text:style-name="P22"/>
              <text:p text:style-name="P22"><draw:rect text:anchor-type="paragraph" draw:z-index="88" draw:name="Shape142" draw:style-name="gr1" draw:text-style-name="P43" svg:width="0.6461in" svg:height="0.324in" svg:x="3.9154in" svg:y="0.0134in"><text:p text:style-name="P42"><text:span text:style-name="T28">main</text:span></text:p></draw:rect>int main()</text:p>
              <text:p text:style-name="P22">{</text:p>
              <text:p text:style-name="P24"><draw:rect text:anchor-type="paragraph" draw:z-index="87" draw:name="Shape143" draw:style-name="gr4" draw:text-style-name="P45" svg:width="1.0524in" svg:height="0.7398in" svg:x="3.9154in" svg:y="0.0646in"><text:p/></draw:rect><draw:rect text:anchor-type="paragraph" draw:z-index="90" draw:name="Shape144" draw:style-name="gr37" draw:text-style-name="P54" svg:width="0.2504in" svg:height="0.2504in" svg:x="4.0299in" svg:y="0.1417in"><text:p text:style-name="P42">x</text:p></draw:rect><text:s text:c="4"/><text:span text:style-name="T13">int x = 42;</text:span></text:p>
              <text:p text:style-name="P23"><draw:rect text:anchor-type="paragraph" draw:z-index="89" draw:name="Shape145" draw:style-name="gr38" draw:text-style-name="P54" svg:width="0.6043in" svg:height="0.2189in" svg:x="4.2799in" svg:y="0.0154in"><text:p text:style-name="P42">43</text:p></draw:rect><text:s text:c="4"/>x = x + 1;</text:p>
              <text:p text:style-name="P23"><draw:rect text:anchor-type="paragraph" draw:z-index="94" draw:name="Shape146" draw:style-name="gr37" draw:text-style-name="P54" svg:width="0.2504in" svg:height="0.2504in" svg:x="4.0228in" svg:y="0.1311in"><text:p text:style-name="P42">y</text:p></draw:rect><draw:rect text:anchor-type="paragraph" draw:z-index="85" draw:name="Shape147" draw:style-name="gr21" draw:text-style-name="P44" svg:width="1.0835in" svg:height="0.2087in" svg:x="0.2902in" svg:y="0.1319in"><text:p/></draw:rect><text:s text:c="4"/>int y = 13;</text:p>
              <text:p text:style-name="P23"><draw:rect text:anchor-type="paragraph" draw:z-index="93" draw:name="Shape148" draw:style-name="gr38" draw:text-style-name="P54" svg:width="0.6043in" svg:height="0.2189in" svg:x="4.2728in" svg:y="0.0047in"><text:p text:style-name="P42">13</text:p></draw:rect><text:s text:c="4"/>y = x + y;</text:p>
              <text:p text:style-name="P23"><text:s text:c="4"/>std::cout &lt;&lt; y;</text:p>
              <text:p text:style-name="P23"/>
              <text:p text:style-name="P22"><text:s text:c="4"/>return 0;</text:p>
              <text:p text:style-name="P22">}</text:p>
            </table:table-cell>
          </table:table-row>
        </table:table-header-rows>
      </table:table>
      <text:p text:style-name="P5"/>
      <text:p text:style-name="P5"/>
      <text:p text:style-name="P5"/>
      <text:p text:style-name="P5"/>
      <text:p text:style-name="P5"><draw:ellipse text:anchor-type="paragraph" draw:z-index="96" draw:name="Shape149" draw:style-name="gr4" draw:text-style-name="P45" svg:width="1.448in" svg:height="0.7398in" svg:x="2.1311in" svg:y="0.8736in"><text:p/></draw:ellipse><draw:rect text:anchor-type="paragraph" draw:z-index="97" draw:name="Shape150" draw:style-name="gr1" draw:text-style-name="P43" svg:width="0.6461in" svg:height="0.3134in" svg:x="2.5161in" svg:y="0.498in"><text:p text:style-name="P42"><text:span text:style-name="T28">CPU</text:span></text:p></draw:rect><draw:rect text:anchor-type="paragraph" draw:z-index="98" draw:name="Shape151" draw:style-name="gr36" draw:text-style-name="P44" svg:width="0.813in" svg:height="0.2815in" svg:x="2.4429in" svg:y="1.089in"><text:p/></draw:rect><draw:rect text:anchor-type="paragraph" draw:z-index="1" draw:name="Shape152" draw:style-name="gr13" draw:text-style-name="P44" svg:width="5.5213in" svg:height="2.2087in" svg:x="-0.0898in" svg:y="0.0327in"><text:p/></draw:rect><draw:custom-shape text:anchor-type="paragraph" draw:z-index="149" draw:name="Shape153" draw:style-name="gr15" draw:text-style-name="P44" svg:width="1.4689in" svg:height="0.6776in" svg:x="5.6516in" svg:y="0.0335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 table:name="Table46" table:style-name="Table46">
        <table:table-column table:style-name="Table46.A"/>
        <table:table-header-rows>
          <table:table-row table:style-name="TableLine2191827449776">
            <table:table-cell table:style-name="Table46.A1" office:value-type="string">
              <text:p text:style-name="P22">#include &lt;iostream&gt;</text:p>
              <text:p text:style-name="P22"><draw:g text:anchor-type="paragraph" draw:z-index="99" draw:name="Shape154" draw:style-name="gr29"><draw:rect draw:style-name="gr32" draw:text-style-name="P45" svg:width="1.063in" svg:height="0.7398in" svg:x="3.9571in" svg:y="0.4228in"><text:p/></draw:rect><draw:rect draw:style-name="gr33" draw:text-style-name="P43" svg:width="0.6461in" svg:height="0.324in" svg:x="3.9571in" svg:y="0.0563in"><text:p text:style-name="P42"><text:span text:style-name="T28">main</text:span></text:p></draw:rect><draw:rect draw:style-name="gr34" draw:text-style-name="P54" svg:width="0.6043in" svg:height="0.2189in" svg:x="4.3217in" svg:y="0.5315in"><text:p text:style-name="P42">43</text:p></draw:rect><draw:rect draw:style-name="gr35" draw:text-style-name="P54" svg:width="0.2504in" svg:height="0.2504in" svg:x="4.0717in" svg:y="0.5in"><text:p text:style-name="P42">x</text:p></draw:rect><draw:rect draw:style-name="gr34" draw:text-style-name="P54" svg:width="0.6043in" svg:height="0.2189in" svg:x="4.3146in" svg:y="0.8362in"><text:p text:style-name="P42">56</text:p></draw:rect><draw:rect draw:style-name="gr35" draw:text-style-name="P54" svg:width="0.2504in" svg:height="0.2504in" svg:x="4.0646in" svg:y="0.8047in"><text:p text:style-name="P42">y</text:p></draw:rect></draw:g></text:p>
              <text:p text:style-name="P22">int main()</text:p>
              <text:p text:style-name="P22">{</text:p>
              <text:p text:style-name="P24"><text:s text:c="4"/><text:span text:style-name="T13">int x = 42;</text:span></text:p>
              <text:p text:style-name="P23"><text:s text:c="4"/>x = x + 1;</text:p>
              <text:p text:style-name="P23"><draw:rect text:anchor-type="paragraph" draw:z-index="95" draw:name="Shape155" draw:style-name="gr21" draw:text-style-name="P44" svg:width="1.0835in" svg:height="0.2087in" svg:x="0.2799in" svg:y="0.1319in"><text:p/></draw:rect><text:s text:c="4"/>int y = 13;</text:p>
              <text:p text:style-name="P23"><text:s text:c="4"/>y = x + y;</text:p>
              <text:p text:style-name="P23"><text:s text:c="4"/>std::cout &lt;&lt; y);</text:p>
              <text:p text:style-name="P23"/>
              <text:p text:style-name="P22"><text:s text:c="4"/>return 0;</text:p>
              <text:p text:style-name="P22">}</text:p>
            </table:table-cell>
          </table:table-row>
        </table:table-header-rows>
      </table:table>
      <text:p text:style-name="P5"/>
      <text:p text:style-name="P5"/>
      <text:p text:style-name="P5"><draw:ellipse text:anchor-type="paragraph" draw:z-index="101" draw:name="Shape156" draw:style-name="gr4" draw:text-style-name="P45" svg:width="1.448in" svg:height="0.7398in" svg:x="2.1311in" svg:y="0.8839in"><text:p/></draw:ellipse><draw:rect text:anchor-type="paragraph" draw:z-index="102" draw:name="Shape157" draw:style-name="gr1" draw:text-style-name="P43" svg:width="0.6461in" svg:height="0.3134in" svg:x="2.5161in" svg:y="0.5063in"><text:p text:style-name="P42"><text:span text:style-name="T28">CPU</text:span></text:p></draw:rect><draw:rect text:anchor-type="paragraph" draw:z-index="103" draw:name="Shape158" draw:style-name="gr36" draw:text-style-name="P44" svg:width="0.813in" svg:height="0.2815in" svg:x="2.4429in" svg:y="1.0992in"><text:p/></draw:rect><draw:rect text:anchor-type="paragraph" draw:z-index="148" draw:name="Shape159" draw:style-name="gr13" draw:text-style-name="P44" svg:width="5.5213in" svg:height="2.2087in" svg:x="-0.0898in" svg:y="0.0665in"><text:p/></draw:rect><draw:custom-shape text:anchor-type="paragraph" draw:z-index="150" draw:name="Shape160" draw:style-name="gr14" draw:text-style-name="P54" svg:width="1.4689in" svg:height="0.6776in" svg:x="5.6516in" svg:y="0.0335in"><text:p text:style-name="P53">56</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able:table table:name="Table47" table:style-name="Table47">
        <table:table-column table:style-name="Table47.A"/>
        <table:table-header-rows>
          <table:table-row table:style-name="TableLine2191827445424">
            <table:table-cell table:style-name="Table47.A1" office:value-type="string">
              <text:p text:style-name="P22">#include &lt;iostream&gt;</text:p>
              <text:p text:style-name="P22"><draw:g text:anchor-type="paragraph" draw:z-index="104" draw:name="Shape161" draw:style-name="gr29"><draw:rect draw:style-name="gr32" draw:text-style-name="P45" svg:width="1.063in" svg:height="0.7398in" svg:x="3.9571in" svg:y="0.4335in"><text:p/></draw:rect><draw:rect draw:style-name="gr33" draw:text-style-name="P43" svg:width="0.6461in" svg:height="0.324in" svg:x="3.9571in" svg:y="0.0244in"><text:p text:style-name="P42"><text:span text:style-name="T28">main</text:span></text:p></draw:rect><draw:rect draw:style-name="gr34" draw:text-style-name="P54" svg:width="0.6043in" svg:height="0.2189in" svg:x="4.3217in" svg:y="0.5417in"><text:p text:style-name="P42">43</text:p></draw:rect><draw:rect draw:style-name="gr35" draw:text-style-name="P54" svg:width="0.2504in" svg:height="0.2504in" svg:x="4.0717in" svg:y="0.5106in"><text:p text:style-name="P42">x</text:p></draw:rect><draw:rect draw:style-name="gr34" draw:text-style-name="P54" svg:width="0.6043in" svg:height="0.2189in" svg:x="4.3146in" svg:y="0.8465in"><text:p text:style-name="P42">56</text:p></draw:rect><draw:rect draw:style-name="gr35" draw:text-style-name="P54" svg:width="0.2504in" svg:height="0.2504in" svg:x="4.0646in" svg:y="0.8154in"><text:p text:style-name="P42">y</text:p></draw:rect></draw:g></text:p>
              <text:p text:style-name="P22">int main() </text:p>
              <text:p text:style-name="P22">{</text:p>
              <text:p text:style-name="P24"><text:s text:c="4"/><text:span text:style-name="T13">int x = 42;</text:span></text:p>
              <text:p text:style-name="P23"><text:s text:c="4"/>x = x + 1;</text:p>
              <text:p text:style-name="P23"><text:s text:c="4"/>int y = 13;</text:p>
              <text:p text:style-name="P23"><draw:rect text:anchor-type="paragraph" draw:z-index="100" draw:name="Shape162" draw:style-name="gr21" draw:text-style-name="P44" svg:width="1.2815in" svg:height="0.2087in" svg:x="0.311in" svg:y="0.1098in"><text:p/></draw:rect><text:s text:c="4"/>y = x + y;</text:p>
              <text:p text:style-name="P23"><text:s text:c="4"/>std::cout &lt;&lt; y;</text:p>
              <text:p text:style-name="P23"/>
              <text:p text:style-name="P22"><text:s text:c="4"/>return 0;</text:p>
              <text:p text:style-name="P22">}</text:p>
            </table:table-cell>
          </table:table-row>
        </table:table-header-rows>
      </table:table>
      <text:p text:style-name="P5"/>
      <text:p text:style-name="P5"/>
      <text:p text:style-name="P5">The important thing to remember is that right now the computer executes one statement at a time from top to bottom.</text:p>
      <text:p text:style-name="P5"/>
      <text:p text:style-name="P5">Again, this is only a model.</text:p>
      <text:p text:style-name="P5"/>
      <text:p text:style-name="P6"><text:soft-page-break/>Exercise.<text:span text:style-name="T13"> Complete the main box at the point when C++ finish executing the statement in red.</text:span></text:p>
      <text:p text:style-name="P18"><draw:rect text:anchor-type="paragraph" draw:z-index="170" draw:name="Shape163" draw:style-name="gr1" draw:text-style-name="P43" svg:width="0.6461in" svg:height="0.3752in" svg:x="3.9882in" svg:y="0.2701in"><text:p text:style-name="P42"><text:span text:style-name="T28">main</text:span></text:p></draw:rect><draw:custom-shape text:anchor-type="paragraph" draw:z-index="169" draw:name="Shape164" draw:style-name="gr2" draw:text-style-name="P44" svg:width="1.4689in" svg:height="0.6776in" svg:x="5.6516in" svg:y="0.0472in"><text:p/><draw:enhanced-geometry svg:viewBox="0 0 21600 21600" draw:text-areas="800 800 20800 20800" draw:type="round-rectangular-callout" draw:modifiers="-2133.45935727788 29567.21311475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168" draw:name="Shape165" draw:style-name="gr1" draw:text-style-name="P43" svg:width="0.6461in" svg:height="0.3752in" svg:x="2.5575in" svg:y="0.2661in"><text:p text:style-name="P42"><text:span text:style-name="T28">CPU</text:span></text:p></draw:rect><draw:rect text:anchor-type="paragraph" draw:z-index="166" draw:name="Shape166" draw:style-name="gr4" draw:text-style-name="P45" svg:width="1.1252in" svg:height="0.7398in" svg:x="3.9118in" svg:y="0.7547in"><text:p/></draw:rect><draw:ellipse text:anchor-type="paragraph" draw:z-index="165" draw:name="Shape167" draw:style-name="gr4" draw:text-style-name="P45" svg:width="1.448in" svg:height="0.7398in" svg:x="2.152in" svg:y="0.7764in"><text:p/></draw:ellipse><draw:rect text:anchor-type="paragraph" draw:z-index="164" draw:name="Shape168" draw:style-name="gr5" draw:text-style-name="P44" svg:width="5.5213in" svg:height="2.2087in" svg:x="-0.078in" svg:y="0.0535in"><text:p/></draw:rect><draw:rect text:anchor-type="paragraph" draw:z-index="167" draw:name="Shape169" draw:style-name="gr3" draw:text-style-name="P44" svg:width="0.865in" svg:height="0.2043in" svg:x="0.3429in" svg:y="1.1764in"><text:p/></draw:rect><draw:frame text:anchor-type="paragraph" draw:z-index="163" draw:name="Shape170" draw:style-name="gr6" draw:text-style-name="P46" svg:width="1.9717in" svg:height="1.8197in" svg:x="0.0264in" svg:y="0.2457in"><draw:text-box><text:p><text:span text:style-name="T29">#include &lt;iostream&gt;</text:span></text:p><text:p><text:span text:style-name="T29"/></text:p><text:p><text:span text:style-name="T29">int main()</text:span></text:p><text:p><text:span text:style-name="T29">{</text:span></text:p><text:p><text:span text:style-name="T29"><text:s text:c="4"/></text:span><text:span text:style-name="T29">int a = 42, b;</text:span></text:p><text:p><text:span text:style-name="T29"><text:s text:c="4"/></text:span><text:span text:style-name="T29">b = 2 * a + 1;</text:span></text:p><text:p><text:span text:style-name="T29"><text:s text:c="4"/></text:span><text:span text:style-name="T29">a = a + b;</text:span></text:p><text:p><text:span text:style-name="T29"/></text:p><text:p><text:span text:style-name="T29"><text:s text:c="4"/></text:span><text:span text:style-name="T29">return 0;</text:span></text:p></draw:text-box></draw:frame></text:p>
      <text:p text:style-name="P7">When you're done, you can check if you're correct by adding a statement to print the value of <text:span text:style-name="T2">a</text:span> and <text:span text:style-name="T2">b</text:span> at the right place and run the program with your C++ compiler to see if you're correct.</text:p>
      <text:p text:style-name="P6"/>
      <text:p text:style-name="P6"/>
      <text:p text:style-name="P6">Exercise. <text:span text:style-name="T13">Take a sheet of paper and perform a trace like the above with the follow</text:span><text:span text:style-name="T14">ing</text:span><text:span text:style-name="T13"> code:</text:span></text:p>
      <table:table table:name="Table54" table:style-name="Table54">
        <table:table-column table:style-name="Table54.A"/>
        <table:table-header-rows>
          <table:table-row table:style-name="TableLine2191827484048">
            <table:table-cell table:style-name="Table54.A1" office:value-type="string">
              <text:p text:style-name="P22">#include &lt;iostream&gt;</text:p>
              <text:p text:style-name="P22"/>
              <text:p text:style-name="P22">int main() </text:p>
              <text:p text:style-name="P22">{</text:p>
              <text:p text:style-name="P24"><text:s text:c="4"/><text:span text:style-name="T13">int a = 4;</text:span></text:p>
              <text:p text:style-name="P23"><text:s text:c="4"/>int b = a – 2;</text:p>
              <text:p text:style-name="P23"><text:s text:c="4"/>std::cout &lt;&lt; a &lt;&lt; ", " &lt;&lt; b &lt;&lt; std::endl;</text:p>
              <text:p text:style-name="P23"/>
              <text:p text:style-name="P23"><text:s text:c="4"/>a = b * a;</text:p>
              <text:p text:style-name="P23"><text:s text:c="4"/>std::cout &lt;&lt; a &lt;&lt; ", " &lt;&lt; b &lt;&lt; std::endl;</text:p>
              <text:p text:style-name="P23"/>
              <text:p text:style-name="P22"><text:s text:c="4"/>return 0;</text:p>
              <text:p text:style-name="P22">}</text:p>
            </table:table-cell>
          </table:table-row>
        </table:table-header-rows>
      </table:table>
      <text:p text:style-name="P5">What is the output? Write it down here using one square for each output character or digit:</text:p>
      <table:table table:name="Table81" table:style-name="Table81">
        <table:table-column table:style-name="Table81.A" table:number-columns-repeated="15"/>
        <table:table-row table:style-name="TableLine2191827473440">
          <table:table-cell table:style-name="Table81.A1" office:value-type="string">
            <text:p text:style-name="P25"/>
          </table:table-cell>
          <table:table-cell table:style-name="Table81.A1" office:value-type="string">
            <text:p text:style-name="P25"/>
          </table:table-cell>
          <table:table-cell table:style-name="Table81.A1" office:value-type="string">
            <text:p text:style-name="P25"/>
          </table:table-cell>
          <table:table-cell table:style-name="Table81.A1" office:value-type="string">
            <text:p text:style-name="P25"/>
          </table:table-cell>
          <table:table-cell table:style-name="Table81.A1" office:value-type="string">
            <text:p text:style-name="P25"/>
          </table:table-cell>
          <table:table-cell table:style-name="Table81.A1" office:value-type="string">
            <text:p text:style-name="P25"/>
          </table:table-cell>
          <table:table-cell table:style-name="Table81.A1" office:value-type="string">
            <text:p text:style-name="P25"/>
          </table:table-cell>
          <table:table-cell table:style-name="Table81.A1" office:value-type="string">
            <text:p text:style-name="P25"/>
          </table:table-cell>
          <table:table-cell table:style-name="Table81.A1" office:value-type="string">
            <text:p text:style-name="P25"/>
          </table:table-cell>
          <table:table-cell table:style-name="Table81.A1" office:value-type="string">
            <text:p text:style-name="P25"/>
          </table:table-cell>
          <table:table-cell table:style-name="Table81.A1" office:value-type="string">
            <text:p text:style-name="P25"/>
          </table:table-cell>
          <table:table-cell table:style-name="Table81.A1" office:value-type="string">
            <text:p text:style-name="P25"/>
          </table:table-cell>
          <table:table-cell table:style-name="Table81.A1" office:value-type="string">
            <text:p text:style-name="P25"/>
          </table:table-cell>
          <table:table-cell table:style-name="Table81.A1" office:value-type="string">
            <text:p text:style-name="P25"/>
          </table:table-cell>
          <table:table-cell table:style-name="Table81.O1" office:value-type="string">
            <text:p text:style-name="P25"/>
          </table:table-cell>
        </table:table-row>
        <table:table-row table:style-name="TableLine2191827487312">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O2" office:value-type="string">
            <text:p text:style-name="P25"/>
          </table:table-cell>
        </table:table-row>
        <table:table-row table:style-name="TableLine2191827482144">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O2" office:value-type="string">
            <text:p text:style-name="P25"/>
          </table:table-cell>
        </table:table-row>
        <table:table-row table:style-name="TableLine2191827470448">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A2" office:value-type="string">
            <text:p text:style-name="P25"/>
          </table:table-cell>
          <table:table-cell table:style-name="Table81.O2" office:value-type="string">
            <text:p text:style-name="P25"/>
          </table:table-cell>
        </table:table-row>
      </table:table>
      <text:p text:style-name="P5">Run this program with your C++ compiler and compare.</text:p>
      <text:p text:style-name="P5"/>
      <text:p text:style-name="P5"/>
      <text:p text:style-name="P6"/>
      <text:p text:style-name="P19">Tracing <text:span text:style-name="T25">p</text:span>rograms with <text:span text:style-name="T25">r</text:span>epeating <text:span text:style-name="T25">c</text:span>hunks of <text:span text:style-name="T25">s</text:span>tatements</text:p>
      <text:p text:style-name="P6"/>
      <text:p text:style-name="P5">The following exercises are simple but extremely important. They all involve tracing programs … with repeating chunks of code.</text:p>
      <text:p text:style-name="P5"/>
      <text:p text:style-name="P5"/>
      <text:p text:style-name="P6">Exercise. This is an important exercise! <text:span text:style-name="T13">Take a sheet of paper and perform a trace like the above with the follow code:</text:span></text:p>
      <table:table table:name="Table63" table:style-name="Table63">
        <table:table-column table:style-name="Table63.A"/>
        <table:table-header-rows>
          <table:table-row table:style-name="TableLine2191827482688">
            <table:table-cell table:style-name="Table63.A1" office:value-type="string">
              <text:p text:style-name="P22">#include &lt;iostream&gt;</text:p>
              <text:p text:style-name="P22"/>
              <text:p text:style-name="P22">int main() </text:p>
              <text:p text:style-name="P22">{</text:p>
              <text:p text:style-name="P24"><text:s text:c="4"/><text:span text:style-name="T13">int i = 0;</text:span></text:p>
              <text:p text:style-name="P23"><text:s text:c="4"/></text:p>
              <text:p text:style-name="P23"><text:s text:c="4"/>i = i + 1;</text:p>
              <text:p text:style-name="P23"><text:s text:c="4"/>std::cout &lt;&lt; i &lt;&lt; <text:s/>'\n';</text:p>
              <text:p text:style-name="P23"/>
              <text:p text:style-name="P23"><text:s text:c="4"/>i = i + 1;</text:p>
              <text:p text:style-name="P23"><text:s text:c="4"/>std::cout &lt;&lt; i &lt;&lt; <text:s/>'\n';</text:p>
              <text:p text:style-name="P23"/>
              <text:p text:style-name="P23"><text:s text:c="4"/>i = i + 1;</text:p>
              <text:p text:style-name="P23"><text:s text:c="4"/>std::cout &lt;&lt; i &lt;&lt; <text:s/>'\n';</text:p>
              <text:p text:style-name="P23"/>
              <text:p text:style-name="P23"><text:s text:c="4"/>i = i + 1;</text:p>
              <text:p text:style-name="P23"><text:s text:c="4"/>std::cout &lt;&lt; i &lt;&lt; <text:s/>'\n';</text:p>
              <text:p text:style-name="P23"/>
              <text:p text:style-name="P22"><text:s text:c="4"/>return 0;</text:p>
              <text:p text:style-name="P22">}</text:p>
            </table:table-cell>
          </table:table-row>
        </table:table-header-rows>
      </table:table>
      <text:p text:style-name="P5">What is the output? Write it down here using one square for each output character or digit:</text:p>
      <table:table table:name="Table82" table:style-name="Table82">
        <table:table-column table:style-name="Table82.A" table:number-columns-repeated="15"/>
        <table:table-row table:style-name="TableLine2191827486224">
          <table:table-cell table:style-name="Table82.A1" office:value-type="string">
            <text:p text:style-name="P25"/>
          </table:table-cell>
          <table:table-cell table:style-name="Table82.A1" office:value-type="string">
            <text:p text:style-name="P25"/>
          </table:table-cell>
          <table:table-cell table:style-name="Table82.A1" office:value-type="string">
            <text:p text:style-name="P25"/>
          </table:table-cell>
          <table:table-cell table:style-name="Table82.A1" office:value-type="string">
            <text:p text:style-name="P25"/>
          </table:table-cell>
          <table:table-cell table:style-name="Table82.A1" office:value-type="string">
            <text:p text:style-name="P25"/>
          </table:table-cell>
          <table:table-cell table:style-name="Table82.A1" office:value-type="string">
            <text:p text:style-name="P25"/>
          </table:table-cell>
          <table:table-cell table:style-name="Table82.A1" office:value-type="string">
            <text:p text:style-name="P25"/>
          </table:table-cell>
          <table:table-cell table:style-name="Table82.A1" office:value-type="string">
            <text:p text:style-name="P25"/>
          </table:table-cell>
          <table:table-cell table:style-name="Table82.A1" office:value-type="string">
            <text:p text:style-name="P25"/>
          </table:table-cell>
          <table:table-cell table:style-name="Table82.A1" office:value-type="string">
            <text:p text:style-name="P25"/>
          </table:table-cell>
          <table:table-cell table:style-name="Table82.A1" office:value-type="string">
            <text:p text:style-name="P25"/>
          </table:table-cell>
          <table:table-cell table:style-name="Table82.A1" office:value-type="string">
            <text:p text:style-name="P25"/>
          </table:table-cell>
          <table:table-cell table:style-name="Table82.A1" office:value-type="string">
            <text:p text:style-name="P25"/>
          </table:table-cell>
          <table:table-cell table:style-name="Table82.A1" office:value-type="string">
            <text:p text:style-name="P25"/>
          </table:table-cell>
          <table:table-cell table:style-name="Table82.O1" office:value-type="string">
            <text:p text:style-name="P25"/>
          </table:table-cell>
        </table:table-row>
        <table:table-row table:style-name="TableLine2191827475072">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O2" office:value-type="string">
            <text:p text:style-name="P25"/>
          </table:table-cell>
        </table:table-row>
        <table:table-row table:style-name="TableLine2191827483504">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O2" office:value-type="string">
            <text:p text:style-name="P25"/>
          </table:table-cell>
        </table:table-row>
        <table:table-row table:style-name="TableLine2191827470720">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O2" office:value-type="string">
            <text:p text:style-name="P25"/>
          </table:table-cell>
        </table:table-row>
        <table:table-row table:style-name="TableLine2191827481600">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A2" office:value-type="string">
            <text:p text:style-name="P25"/>
          </table:table-cell>
          <table:table-cell table:style-name="Table82.O2" office:value-type="string">
            <text:p text:style-name="P25"/>
          </table:table-cell>
        </table:table-row>
      </table:table>
      <text:p text:style-name="P5">Next run this program and compare your trace with the program's output.</text:p>
      <text:p text:style-name="P5"/>
      <text:p text:style-name="P5"/>
      <text:p text:style-name="P6"/>
      <text:p text:style-name="P20">Exercise. This is an important exercise! <text:span text:style-name="T13">Take a sheet of paper and perform a trace like the above with the follow code:</text:span></text:p>
      <table:table table:name="Table64" table:style-name="Table64">
        <table:table-column table:style-name="Table64.A"/>
        <table:table-header-rows>
          <table:table-row table:style-name="TableLine2191827475344">
            <table:table-cell table:style-name="Table64.A1" office:value-type="string">
              <text:p text:style-name="P22">#include &lt;iostream&gt;</text:p>
              <text:p text:style-name="P22"/>
              <text:p text:style-name="P22">int main() </text:p>
              <text:p text:style-name="P22">{</text:p>
              <text:p text:style-name="P24"><text:s text:c="4"/><text:span text:style-name="T13">int i = 10;</text:span></text:p>
              <text:p text:style-name="P23"><text:s text:c="4"/></text:p>
              <text:p text:style-name="P23"><text:s text:c="4"/>i = i + 2;</text:p>
              <text:p text:style-name="P23"><text:s text:c="4"/>std::cout &lt;&lt; i &lt;&lt; <text:s/>'\n';</text:p>
              <text:p text:style-name="P23"/>
              <text:p text:style-name="P23"><text:s text:c="4"/>i = i + 2;</text:p>
              <text:p text:style-name="P23"><text:s text:c="4"/>std::cout &lt;&lt; i &lt;&lt; <text:s/>'\n';</text:p>
              <text:p text:style-name="P23"/>
              <text:p text:style-name="P23"><text:s text:c="4"/>i = i + 2;</text:p>
              <text:p text:style-name="P23"><text:s text:c="4"/>std::cout &lt;&lt; i &lt;&lt; <text:s/>'\n';</text:p>
              <text:p text:style-name="P23"/>
              <text:p text:style-name="P23"><text:s text:c="4"/>i = i + 2;</text:p>
              <text:p text:style-name="P23"><text:s text:c="4"/>std::cout &lt;&lt; i &lt;&lt; <text:s/>'\n';</text:p>
              <text:p text:style-name="P23"/>
              <text:p text:style-name="P22"><text:s text:c="4"/>return 0;</text:p>
              <text:p text:style-name="P22">}</text:p>
            </table:table-cell>
          </table:table-row>
        </table:table-header-rows>
      </table:table>
      <text:p text:style-name="P5">What is the output? Write it down here using one square for each output character or digit:</text:p>
      <table:table table:name="Table83" table:style-name="Table83">
        <table:table-column table:style-name="Table83.A" table:number-columns-repeated="15"/>
        <table:table-row table:style-name="TableLine2191827470992">
          <table:table-cell table:style-name="Table83.A1" office:value-type="string">
            <text:p text:style-name="P25"/>
          </table:table-cell>
          <table:table-cell table:style-name="Table83.A1" office:value-type="string">
            <text:p text:style-name="P25"/>
          </table:table-cell>
          <table:table-cell table:style-name="Table83.A1" office:value-type="string">
            <text:p text:style-name="P25"/>
          </table:table-cell>
          <table:table-cell table:style-name="Table83.A1" office:value-type="string">
            <text:p text:style-name="P25"/>
          </table:table-cell>
          <table:table-cell table:style-name="Table83.A1" office:value-type="string">
            <text:p text:style-name="P25"/>
          </table:table-cell>
          <table:table-cell table:style-name="Table83.A1" office:value-type="string">
            <text:p text:style-name="P25"/>
          </table:table-cell>
          <table:table-cell table:style-name="Table83.A1" office:value-type="string">
            <text:p text:style-name="P25"/>
          </table:table-cell>
          <table:table-cell table:style-name="Table83.A1" office:value-type="string">
            <text:p text:style-name="P25"/>
          </table:table-cell>
          <table:table-cell table:style-name="Table83.A1" office:value-type="string">
            <text:p text:style-name="P25"/>
          </table:table-cell>
          <table:table-cell table:style-name="Table83.A1" office:value-type="string">
            <text:p text:style-name="P25"/>
          </table:table-cell>
          <table:table-cell table:style-name="Table83.A1" office:value-type="string">
            <text:p text:style-name="P25"/>
          </table:table-cell>
          <table:table-cell table:style-name="Table83.A1" office:value-type="string">
            <text:p text:style-name="P25"/>
          </table:table-cell>
          <table:table-cell table:style-name="Table83.A1" office:value-type="string">
            <text:p text:style-name="P25"/>
          </table:table-cell>
          <table:table-cell table:style-name="Table83.A1" office:value-type="string">
            <text:p text:style-name="P25"/>
          </table:table-cell>
          <table:table-cell table:style-name="Table83.O1" office:value-type="string">
            <text:p text:style-name="P25"/>
          </table:table-cell>
        </table:table-row>
        <table:table-row table:style-name="TableLine2191827476160">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O2" office:value-type="string">
            <text:p text:style-name="P25"/>
          </table:table-cell>
        </table:table-row>
        <table:table-row table:style-name="TableLine2191827483776">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O2" office:value-type="string">
            <text:p text:style-name="P25"/>
          </table:table-cell>
        </table:table-row>
        <table:table-row table:style-name="TableLine2191827473984">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O2" office:value-type="string">
            <text:p text:style-name="P25"/>
          </table:table-cell>
        </table:table-row>
        <table:table-row table:style-name="TableLine2191827476432">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A2" office:value-type="string">
            <text:p text:style-name="P25"/>
          </table:table-cell>
          <table:table-cell table:style-name="Table83.O2" office:value-type="string">
            <text:p text:style-name="P25"/>
          </table:table-cell>
        </table:table-row>
      </table:table>
      <text:p text:style-name="P5">Next run this program and compare your trace with the program's output.</text:p>
      <text:p text:style-name="P5"/>
      <text:p text:style-name="P5"/>
      <text:p text:style-name="P5"/>
      <text:p text:style-name="P6"/>
      <text:p text:style-name="P20">Exercise. This is an important exercise! <text:span text:style-name="T13">Take a sheet of paper and perform a trace like the above with the follow code:</text:span></text:p>
      <table:table table:name="Table65" table:style-name="Table65">
        <table:table-column table:style-name="Table65.A"/>
        <table:table-header-rows>
          <table:table-row table:style-name="TableLine2191827472352">
            <table:table-cell table:style-name="Table65.A1" office:value-type="string">
              <text:p text:style-name="P22">#include &lt;iostream&gt;</text:p>
              <text:p text:style-name="P22"/>
              <text:p text:style-name="P22">int main() </text:p>
              <text:p text:style-name="P22">{</text:p>
              <text:p text:style-name="P24"><text:s text:c="4"/><text:span text:style-name="T13">int i = 1;</text:span></text:p>
              <text:p text:style-name="P23"><text:s text:c="4"/></text:p>
              <text:p text:style-name="P23"><text:s text:c="4"/>i = i * 2;</text:p>
              <text:p text:style-name="P23"><text:s text:c="4"/>std::cout &lt;&lt; i &lt;&lt; <text:s/>'\n';</text:p>
              <text:p text:style-name="P23"/>
              <text:p text:style-name="P23"><text:s text:c="4"/>i = i * 2;</text:p>
              <text:p text:style-name="P23"><text:s text:c="4"/>std::cout &lt;&lt; i &lt;&lt; <text:s/>'\n';</text:p>
              <text:p text:style-name="P23"/>
              <text:p text:style-name="P23"><text:s text:c="4"/>i = i * 2;</text:p>
              <text:p text:style-name="P23"><text:s text:c="4"/>std::cout &lt;&lt; i &lt;&lt; <text:s/>'\n';</text:p>
              <text:p text:style-name="P23"/>
              <text:p text:style-name="P23"><text:s text:c="4"/>i = i * 2;</text:p>
              <text:p text:style-name="P23"><text:s text:c="4"/>std::cout &lt;&lt; i &lt;&lt; <text:s/>'\n';</text:p>
              <text:p text:style-name="P23"/>
              <text:p text:style-name="P22"><text:s text:c="4"/>return 0;</text:p>
              <text:p text:style-name="P22">}</text:p>
            </table:table-cell>
          </table:table-row>
        </table:table-header-rows>
      </table:table>
      <text:p text:style-name="P5">What is the output? Write it down here using one square for each output character or digit:</text:p>
      <table:table table:name="Table84" table:style-name="Table84">
        <table:table-column table:style-name="Table84.A" table:number-columns-repeated="15"/>
        <table:table-row table:style-name="TableLine2191827479968">
          <table:table-cell table:style-name="Table84.A1" office:value-type="string">
            <text:p text:style-name="P25"/>
          </table:table-cell>
          <table:table-cell table:style-name="Table84.A1" office:value-type="string">
            <text:p text:style-name="P25"/>
          </table:table-cell>
          <table:table-cell table:style-name="Table84.A1" office:value-type="string">
            <text:p text:style-name="P25"/>
          </table:table-cell>
          <table:table-cell table:style-name="Table84.A1" office:value-type="string">
            <text:p text:style-name="P25"/>
          </table:table-cell>
          <table:table-cell table:style-name="Table84.A1" office:value-type="string">
            <text:p text:style-name="P25"/>
          </table:table-cell>
          <table:table-cell table:style-name="Table84.A1" office:value-type="string">
            <text:p text:style-name="P25"/>
          </table:table-cell>
          <table:table-cell table:style-name="Table84.A1" office:value-type="string">
            <text:p text:style-name="P25"/>
          </table:table-cell>
          <table:table-cell table:style-name="Table84.A1" office:value-type="string">
            <text:p text:style-name="P25"/>
          </table:table-cell>
          <table:table-cell table:style-name="Table84.A1" office:value-type="string">
            <text:p text:style-name="P25"/>
          </table:table-cell>
          <table:table-cell table:style-name="Table84.A1" office:value-type="string">
            <text:p text:style-name="P25"/>
          </table:table-cell>
          <table:table-cell table:style-name="Table84.A1" office:value-type="string">
            <text:p text:style-name="P25"/>
          </table:table-cell>
          <table:table-cell table:style-name="Table84.A1" office:value-type="string">
            <text:p text:style-name="P25"/>
          </table:table-cell>
          <table:table-cell table:style-name="Table84.A1" office:value-type="string">
            <text:p text:style-name="P25"/>
          </table:table-cell>
          <table:table-cell table:style-name="Table84.A1" office:value-type="string">
            <text:p text:style-name="P25"/>
          </table:table-cell>
          <table:table-cell table:style-name="Table84.O1" office:value-type="string">
            <text:p text:style-name="P25"/>
          </table:table-cell>
        </table:table-row>
        <table:table-row table:style-name="TableLine2191827485680">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O2" office:value-type="string">
            <text:p text:style-name="P25"/>
          </table:table-cell>
        </table:table-row>
        <table:table-row table:style-name="TableLine2191827500096">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O2" office:value-type="string">
            <text:p text:style-name="P25"/>
          </table:table-cell>
        </table:table-row>
        <table:table-row table:style-name="TableLine2191827504720">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O2" office:value-type="string">
            <text:p text:style-name="P25"/>
          </table:table-cell>
        </table:table-row>
        <table:table-row table:style-name="TableLine2191827504992">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A2" office:value-type="string">
            <text:p text:style-name="P25"/>
          </table:table-cell>
          <table:table-cell table:style-name="Table84.O2" office:value-type="string">
            <text:p text:style-name="P25"/>
          </table:table-cell>
        </table:table-row>
      </table:table>
      <text:p text:style-name="P5">Next run this program and compare your trace with the program's output.</text:p>
      <text:p text:style-name="P5"/>
      <text:p text:style-name="P5"/>
      <text:p text:style-name="P5"/>
      <text:p text:style-name="P6"/>
      <text:p text:style-name="P20">Exercise. The following is a <text:span text:style-name="T11">very</text:span> important exercise!!!<text:span text:style-name="T13"> Take a sheet of paper and perform a trace like the above with the follow code:</text:span></text:p>
      <table:table table:name="Table41" table:style-name="Table41">
        <table:table-column table:style-name="Table41.A"/>
        <table:table-header-rows>
          <table:table-row table:style-name="TableLine2191827485136">
            <table:table-cell table:style-name="Table41.A1" office:value-type="string">
              <text:p text:style-name="P22">#include &lt;iostream&gt;</text:p>
              <text:p text:style-name="P22"/>
              <text:p text:style-name="P22">int main() </text:p>
              <text:p text:style-name="P22">{</text:p>
              <text:p text:style-name="P24"><text:s text:c="4"/><text:span text:style-name="T13">int i = 0, s = 0;</text:span></text:p>
              <text:p text:style-name="P23"><text:s text:c="4"/>std::cout &lt;&lt; i &lt;&lt; ' ' &lt;&lt; s &lt;&lt; '\n';</text:p>
              <text:p text:style-name="P23"/>
              <text:p text:style-name="P23"><text:s text:c="4"/>s = s + i;</text:p>
              <text:p text:style-name="P23"><text:s text:c="4"/>i = i + 1;</text:p>
              <text:p text:style-name="P23"><text:s text:c="4"/>std::cout &lt;&lt; i &lt;&lt; ' ' &lt;&lt; s &lt;&lt; '\n';</text:p>
              <text:p text:style-name="P23"/>
              <text:p text:style-name="P23"><text:s text:c="4"/>s = s + i;</text:p>
              <text:p text:style-name="P23"><text:s text:c="4"/>i = i + 1;</text:p>
              <text:p text:style-name="P23"><text:s text:c="4"/>std::cout &lt;&lt; i &lt;&lt; ' ' &lt;&lt; s &lt;&lt; '\n';</text:p>
              <text:p text:style-name="P23"/>
              <text:p text:style-name="P23"><text:s text:c="4"/>s = s + i;</text:p>
              <text:p text:style-name="P23"><text:s text:c="4"/>i = i + 1;</text:p>
              <text:p text:style-name="P23"><text:s text:c="4"/>std::cout &lt;&lt; i &lt;&lt; ' ' &lt;&lt; s &lt;&lt; '\n';</text:p>
              <text:p text:style-name="P23"/>
              <text:p text:style-name="P23"><text:s text:c="4"/>s = s + i;</text:p>
              <text:p text:style-name="P23"><text:s text:c="4"/>i = i + 1;</text:p>
              <text:p text:style-name="P23"><text:s text:c="4"/>std::cout &lt;&lt; i &lt;&lt; ' ' &lt;&lt; s &lt;&lt; '\n';</text:p>
              <text:p text:style-name="P23"/>
              <text:p text:style-name="P23"><text:s text:c="4"/>s = s + i;</text:p>
              <text:p text:style-name="P23"><text:s text:c="4"/>i = i + 1;</text:p>
              <text:p text:style-name="P23"><text:s text:c="4"/>std::cout &lt;&lt; i &lt;&lt; ' ' &lt;&lt; s &lt;&lt; '\n';</text:p>
              <text:p text:style-name="P23"/>
              <text:p text:style-name="P22"><text:s text:c="4"/>return 0;</text:p>
              <text:p text:style-name="P22">}</text:p>
            </table:table-cell>
          </table:table-row>
        </table:table-header-rows>
      </table:table>
      <text:p text:style-name="P5">What is the output? Write it down here using one square for each output character or digit:</text:p>
      <table:table table:name="Table85" table:style-name="Table85">
        <table:table-column table:style-name="Table85.A" table:number-columns-repeated="15"/>
        <table:table-row table:style-name="TableLine2191827502000">
          <table:table-cell table:style-name="Table85.A1" office:value-type="string">
            <text:p text:style-name="P25"/>
          </table:table-cell>
          <table:table-cell table:style-name="Table85.A1" office:value-type="string">
            <text:p text:style-name="P25"/>
          </table:table-cell>
          <table:table-cell table:style-name="Table85.A1" office:value-type="string">
            <text:p text:style-name="P25"/>
          </table:table-cell>
          <table:table-cell table:style-name="Table85.A1" office:value-type="string">
            <text:p text:style-name="P25"/>
          </table:table-cell>
          <table:table-cell table:style-name="Table85.A1" office:value-type="string">
            <text:p text:style-name="P25"/>
          </table:table-cell>
          <table:table-cell table:style-name="Table85.A1" office:value-type="string">
            <text:p text:style-name="P25"/>
          </table:table-cell>
          <table:table-cell table:style-name="Table85.A1" office:value-type="string">
            <text:p text:style-name="P25"/>
          </table:table-cell>
          <table:table-cell table:style-name="Table85.A1" office:value-type="string">
            <text:p text:style-name="P25"/>
          </table:table-cell>
          <table:table-cell table:style-name="Table85.A1" office:value-type="string">
            <text:p text:style-name="P25"/>
          </table:table-cell>
          <table:table-cell table:style-name="Table85.A1" office:value-type="string">
            <text:p text:style-name="P25"/>
          </table:table-cell>
          <table:table-cell table:style-name="Table85.A1" office:value-type="string">
            <text:p text:style-name="P25"/>
          </table:table-cell>
          <table:table-cell table:style-name="Table85.A1" office:value-type="string">
            <text:p text:style-name="P25"/>
          </table:table-cell>
          <table:table-cell table:style-name="Table85.A1" office:value-type="string">
            <text:p text:style-name="P25"/>
          </table:table-cell>
          <table:table-cell table:style-name="Table85.A1" office:value-type="string">
            <text:p text:style-name="P25"/>
          </table:table-cell>
          <table:table-cell table:style-name="Table85.O1" office:value-type="string">
            <text:p text:style-name="P25"/>
          </table:table-cell>
        </table:table-row>
        <table:table-row table:style-name="TableLine2191827494384">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O2" office:value-type="string">
            <text:p text:style-name="P25"/>
          </table:table-cell>
        </table:table-row>
        <table:table-row table:style-name="TableLine2191827497920">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O2" office:value-type="string">
            <text:p text:style-name="P25"/>
          </table:table-cell>
        </table:table-row>
        <table:table-row table:style-name="TableLine2191827496288">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O2" office:value-type="string">
            <text:p text:style-name="P25"/>
          </table:table-cell>
        </table:table-row>
        <table:table-row table:style-name="TableLine2191827490848">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A2" office:value-type="string">
            <text:p text:style-name="P25"/>
          </table:table-cell>
          <table:table-cell table:style-name="Table85.O2" office:value-type="string">
            <text:p text:style-name="P25"/>
          </table:table-cell>
        </table:table-row>
      </table:table>
      <text:p text:style-name="P5">Next run this program and compare your trace with the program's output.</text:p>
      <text:p text:style-name="P5">What has the above got to do with 0 + 1 + 2 + 3 + 4?</text:p>
      <text:p text:style-name="P5"/>
      <text:p text:style-name="P5"/>
      <text:p text:style-name="P20">Exercise. The following is a <text:span text:style-name="T11">very</text:span> important exercise!!!<text:span text:style-name="T13"> Take a sheet of paper and perform a trace like the above with the follow code. WARNING: This </text:span><text:span text:style-name="T14">is </text:span><text:span text:style-name="T13">very similar to the above.</text:span></text:p>
      <table:table table:name="Table87" table:style-name="Table87">
        <table:table-column table:style-name="Table87.A"/>
        <table:table-header-rows>
          <table:table-row table:style-name="TableLine2191827490032">
            <table:table-cell table:style-name="Table87.A1" office:value-type="string">
              <text:p text:style-name="P22">#include &lt;iostream&gt;</text:p>
              <text:p text:style-name="P22"/>
              <text:p text:style-name="P22">int main() </text:p>
              <text:p text:style-name="P22">{</text:p>
              <text:p text:style-name="P24"><text:s text:c="4"/><text:span text:style-name="T13">int i = 0, s = 0;</text:span></text:p>
              <text:p text:style-name="P23"><text:s text:c="4"/>std::cout &lt;&lt; i &lt;&lt; ' ' &lt;&lt; s &lt;&lt; '\n';</text:p>
              <text:p text:style-name="P23"/>
              <text:p text:style-name="P23"><text:s text:c="4"/>i = i + 1;</text:p>
              <text:p text:style-name="P23"><text:s text:c="4"/>s = s + i;</text:p>
              <text:p text:style-name="P23"><text:s text:c="4"/>std::cout &lt;&lt; i &lt;&lt; ' ' &lt;&lt; s &lt;&lt; '\n';</text:p>
              <text:p text:style-name="P23"/>
              <text:p text:style-name="P23"><text:s text:c="4"/>i = i + 1;</text:p>
              <text:p text:style-name="P23"><text:s text:c="4"/>s = s + i;</text:p>
              <text:p text:style-name="P23"><text:s text:c="4"/>std::cout &lt;&lt; i &lt;&lt; ' ' &lt;&lt; s &lt;&lt; '\n';</text:p>
              <text:p text:style-name="P23"/>
              <text:p text:style-name="P23"><text:s text:c="4"/>i = i + 1;</text:p>
              <text:p text:style-name="P23"><text:s text:c="4"/>s = s + i;</text:p>
              <text:p text:style-name="P23"><text:s text:c="4"/>std::cout &lt;&lt; i &lt;&lt; ' ' &lt;&lt; s &lt;&lt; '\n';</text:p>
              <text:p text:style-name="P23"/>
              <text:p text:style-name="P23"><text:s text:c="4"/>i = i + 1;</text:p>
              <text:p text:style-name="P23"><text:s text:c="4"/>s = s + i;</text:p>
              <text:p text:style-name="P23"><text:s text:c="4"/>std::cout &lt;&lt; i &lt;&lt; ' ' &lt;&lt; s &lt;&lt; '\n';</text:p>
              <text:p text:style-name="P23"/>
              <text:p text:style-name="P23"><text:s text:c="4"/>s = s + i;</text:p>
              <text:p text:style-name="P23"><text:s text:c="4"/>i = i + 1;</text:p>
              <text:p text:style-name="P23"><text:s text:c="4"/>std::cout &lt;&lt; i &lt;&lt; ' ' &lt;&lt; s &lt;&lt; '\n';</text:p>
              <text:p text:style-name="P23"/>
              <text:p text:style-name="P22"><text:s text:c="4"/>return 0;</text:p>
              <text:p text:style-name="P22">}</text:p>
            </table:table-cell>
          </table:table-row>
        </table:table-header-rows>
      </table:table>
      <text:p text:style-name="P5">What is the output? Write it down here using one square for each output character or digit:</text:p>
      <table:table table:name="Table88" table:style-name="Table88">
        <table:table-column table:style-name="Table88.A" table:number-columns-repeated="15"/>
        <table:table-row table:style-name="TableLine2191827492752">
          <table:table-cell table:style-name="Table88.A1" office:value-type="string">
            <text:p text:style-name="P25"/>
          </table:table-cell>
          <table:table-cell table:style-name="Table88.A1" office:value-type="string">
            <text:p text:style-name="P25"/>
          </table:table-cell>
          <table:table-cell table:style-name="Table88.A1" office:value-type="string">
            <text:p text:style-name="P25"/>
          </table:table-cell>
          <table:table-cell table:style-name="Table88.A1" office:value-type="string">
            <text:p text:style-name="P25"/>
          </table:table-cell>
          <table:table-cell table:style-name="Table88.A1" office:value-type="string">
            <text:p text:style-name="P25"/>
          </table:table-cell>
          <table:table-cell table:style-name="Table88.A1" office:value-type="string">
            <text:p text:style-name="P25"/>
          </table:table-cell>
          <table:table-cell table:style-name="Table88.A1" office:value-type="string">
            <text:p text:style-name="P25"/>
          </table:table-cell>
          <table:table-cell table:style-name="Table88.A1" office:value-type="string">
            <text:p text:style-name="P25"/>
          </table:table-cell>
          <table:table-cell table:style-name="Table88.A1" office:value-type="string">
            <text:p text:style-name="P25"/>
          </table:table-cell>
          <table:table-cell table:style-name="Table88.A1" office:value-type="string">
            <text:p text:style-name="P25"/>
          </table:table-cell>
          <table:table-cell table:style-name="Table88.A1" office:value-type="string">
            <text:p text:style-name="P25"/>
          </table:table-cell>
          <table:table-cell table:style-name="Table88.A1" office:value-type="string">
            <text:p text:style-name="P25"/>
          </table:table-cell>
          <table:table-cell table:style-name="Table88.A1" office:value-type="string">
            <text:p text:style-name="P25"/>
          </table:table-cell>
          <table:table-cell table:style-name="Table88.A1" office:value-type="string">
            <text:p text:style-name="P25"/>
          </table:table-cell>
          <table:table-cell table:style-name="Table88.O1" office:value-type="string">
            <text:p text:style-name="P25"/>
          </table:table-cell>
        </table:table-row>
        <table:table-row table:style-name="TableLine2191827498464">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O2" office:value-type="string">
            <text:p text:style-name="P25"/>
          </table:table-cell>
        </table:table-row>
        <table:table-row table:style-name="TableLine2191827491120">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O2" office:value-type="string">
            <text:p text:style-name="P25"/>
          </table:table-cell>
        </table:table-row>
        <table:table-row table:style-name="TableLine2191827500912">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O2" office:value-type="string">
            <text:p text:style-name="P25"/>
          </table:table-cell>
        </table:table-row>
        <table:table-row table:style-name="TableLine2191827493568">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A2" office:value-type="string">
            <text:p text:style-name="P25"/>
          </table:table-cell>
          <table:table-cell table:style-name="Table88.O2" office:value-type="string">
            <text:p text:style-name="P25"/>
          </table:table-cell>
        </table:table-row>
      </table:table>
      <text:p text:style-name="P5"/>
      <text:p text:style-name="P6"/>
      <text:p text:style-name="P20">Exercise. The following is also a <text:span text:style-name="T11">very</text:span> important example!<text:span text:style-name="T13"> Take a sheet of paper and perform a trace like the above with the follow code:</text:span></text:p>
      <table:table table:name="Table75" table:style-name="Table75">
        <table:table-column table:style-name="Table75.A"/>
        <table:table-row table:style-name="TableLine2191827496832">
          <table:table-cell table:style-name="Table75.A1" office:value-type="string">
            <text:p text:style-name="P22">#include &lt;iostream&gt;</text:p>
            <text:p text:style-name="P22"/>
            <text:p text:style-name="P22">int main() </text:p>
            <text:p text:style-name="P22">{</text:p>
            <text:p text:style-name="P24"><text:s text:c="4"/><text:span text:style-name="T13">int i = 1, p = 1;</text:span></text:p>
            <text:p text:style-name="P23"><text:s text:c="4"/>std::cout &lt;&lt; i &lt;&lt; ' ' &lt;&lt; p &lt;&lt; '\n';</text:p>
            <text:p text:style-name="P23"/>
            <text:p text:style-name="P23"><text:s text:c="4"/>p = p * i;</text:p>
            <text:p text:style-name="P23"><text:s text:c="4"/>i = i + 1;</text:p>
            <text:p text:style-name="P23"><text:s text:c="4"/>std::cout &lt;&lt; i &lt;&lt; ' ' &lt;&lt; p &lt;&lt; '\n';</text:p>
            <text:p text:style-name="P23"/>
            <text:p text:style-name="P23"><text:s text:c="4"/>p = p + i;</text:p>
            <text:p text:style-name="P23"><text:s text:c="4"/>i = i + 1;</text:p>
            <text:p text:style-name="P23"><text:s text:c="4"/>std::cout &lt;&lt; i &lt;&lt; ' ' &lt;&lt; p &lt;&lt; '\n';</text:p>
            <text:p text:style-name="P23"/>
            <text:p text:style-name="P23"><text:s text:c="4"/>p = p + i;</text:p>
            <text:p text:style-name="P23"><text:s text:c="4"/>i = i + 1;</text:p>
            <text:p text:style-name="P23"><text:s text:c="4"/>std::cout &lt;&lt; i &lt;&lt; ' ' &lt;&lt; p &lt;&lt; '\n';</text:p>
            <text:p text:style-name="P23"/>
            <text:p text:style-name="P23"><text:s text:c="4"/>p = p + i;</text:p>
            <text:p text:style-name="P23"><text:s text:c="4"/>i = i + 1;</text:p>
            <text:p text:style-name="P23"><text:s text:c="4"/>std::cout &lt;&lt; i &lt;&lt; ' ' &lt;&lt; p &lt;&lt; '\n';</text:p>
            <text:p text:style-name="P23"/>
            <text:p text:style-name="P22"><text:s text:c="4"/>return 0;</text:p>
            <text:p text:style-name="P22">}</text:p>
          </table:table-cell>
        </table:table-row>
      </table:table>
      <text:p text:style-name="P5">What is the output? Write it down here using one square for each output character or digit:</text:p>
      <table:table table:name="Table86" table:style-name="Table86">
        <table:table-column table:style-name="Table86.A" table:number-columns-repeated="15"/>
        <table:table-row table:style-name="TableLine2191827499280">
          <table:table-cell table:style-name="Table86.A1" office:value-type="string">
            <text:p text:style-name="P25"/>
          </table:table-cell>
          <table:table-cell table:style-name="Table86.A1" office:value-type="string">
            <text:p text:style-name="P25"/>
          </table:table-cell>
          <table:table-cell table:style-name="Table86.A1" office:value-type="string">
            <text:p text:style-name="P25"/>
          </table:table-cell>
          <table:table-cell table:style-name="Table86.A1" office:value-type="string">
            <text:p text:style-name="P25"/>
          </table:table-cell>
          <table:table-cell table:style-name="Table86.A1" office:value-type="string">
            <text:p text:style-name="P25"/>
          </table:table-cell>
          <table:table-cell table:style-name="Table86.A1" office:value-type="string">
            <text:p text:style-name="P25"/>
          </table:table-cell>
          <table:table-cell table:style-name="Table86.A1" office:value-type="string">
            <text:p text:style-name="P25"/>
          </table:table-cell>
          <table:table-cell table:style-name="Table86.A1" office:value-type="string">
            <text:p text:style-name="P25"/>
          </table:table-cell>
          <table:table-cell table:style-name="Table86.A1" office:value-type="string">
            <text:p text:style-name="P25"/>
          </table:table-cell>
          <table:table-cell table:style-name="Table86.A1" office:value-type="string">
            <text:p text:style-name="P25"/>
          </table:table-cell>
          <table:table-cell table:style-name="Table86.A1" office:value-type="string">
            <text:p text:style-name="P25"/>
          </table:table-cell>
          <table:table-cell table:style-name="Table86.A1" office:value-type="string">
            <text:p text:style-name="P25"/>
          </table:table-cell>
          <table:table-cell table:style-name="Table86.A1" office:value-type="string">
            <text:p text:style-name="P25"/>
          </table:table-cell>
          <table:table-cell table:style-name="Table86.A1" office:value-type="string">
            <text:p text:style-name="P25"/>
          </table:table-cell>
          <table:table-cell table:style-name="Table86.O1" office:value-type="string">
            <text:p text:style-name="P25"/>
          </table:table-cell>
        </table:table-row>
        <table:table-row table:style-name="TableLine2191827491392">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O2" office:value-type="string">
            <text:p text:style-name="P25"/>
          </table:table-cell>
        </table:table-row>
        <table:table-row table:style-name="TableLine2191827501456">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O2" office:value-type="string">
            <text:p text:style-name="P25"/>
          </table:table-cell>
        </table:table-row>
        <table:table-row table:style-name="TableLine2191827498736">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text:s/></text:p>
          </table:table-cell>
          <table:table-cell table:style-name="Table86.O2" office:value-type="string">
            <text:p text:style-name="P25"/>
          </table:table-cell>
        </table:table-row>
        <table:table-row table:style-name="TableLine2191827492480">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A2" office:value-type="string">
            <text:p text:style-name="P25"/>
          </table:table-cell>
          <table:table-cell table:style-name="Table86.O2" office:value-type="string">
            <text:p text:style-name="P25"/>
          </table:table-cell>
        </table:table-row>
      </table:table>
      <text:p text:style-name="P5">Make sure your trace-by-hand matches the output of the program when you run it. What the above got to do with 1 x 2 x 3 x 4? What if I changed the initial value <text:span text:style-name="T2">p</text:span> to 0? Redo the trace and see what you get.</text:p>
      <text:p text:style-name="P5"/>
      <text:p text:style-name="P5"/>
      <text:p text:style-name="P6"/>
      <text:p text:style-name="P20">Exercise. <text:span text:style-name="T13">The following is </text:span>also important<text:span text:style-name="T13">. Take a sheet of paper and perform a trace … WAIT!!! Look at the code:</text:span></text:p>
      <table:table table:name="Table66" table:style-name="Table66">
        <table:table-column table:style-name="Table66.A"/>
        <table:table-header-rows>
          <table:table-row table:style-name="TableLine2191827503904">
            <table:table-cell table:style-name="Table66.A1" office:value-type="string">
              <text:p text:style-name="P22">#include &lt;iostream&gt;</text:p>
              <text:p text:style-name="P22"/>
              <text:p text:style-name="P22">int main() </text:p>
              <text:p text:style-name="P22">{</text:p>
              <text:p text:style-name="P24"><text:s text:c="4"/><text:span text:style-name="T13">int i = 0, x = 0;</text:span></text:p>
              <text:p text:style-name="P23"><text:s text:c="4"/>std::cout &lt;&lt; i &lt;&lt; ' ' &lt;&lt; x &lt;&lt; '\n';</text:p>
              <text:p text:style-name="P23"/>
              <text:p text:style-name="P23"><text:s text:c="4"/>i = i + 1;</text:p>
              <text:p text:style-name="P23"><text:s text:c="4"/>x = x + i * i;</text:p>
              <text:p text:style-name="P23"><text:s text:c="4"/>std::cout &lt;&lt; i &lt;&lt; ' ' &lt;&lt; x &lt;&lt; '\n';</text:p>
              <text:p text:style-name="P23"/>
              <text:p text:style-name="P23"><text:s text:c="4"/>i = i + 1;</text:p>
              <text:p text:style-name="P23"><text:s text:c="4"/>x = x + i * i;</text:p>
              <text:p text:style-name="P23"><text:s text:c="4"/>std::cout &lt;&lt; i &lt;&lt; ' ' &lt;&lt; x &lt;&lt; '\n';</text:p>
              <text:p text:style-name="P23"/>
              <text:p text:style-name="P23"><text:s text:c="4"/>i = i + 1;</text:p>
              <text:p text:style-name="P23"><text:s text:c="4"/>x = x + i * i;</text:p>
              <text:p text:style-name="P23"><text:s text:c="4"/>std::cout &lt;&lt; i &lt;&lt; ' ' &lt;&lt; x &lt;&lt; '\n';</text:p>
              <text:p text:style-name="P23"/>
              <text:p text:style-name="P23"><text:s text:c="4"/>i = i + 1;</text:p>
              <text:p text:style-name="P23"><text:s text:c="4"/>x = x + i * i;</text:p>
              <text:p text:style-name="P23"><text:s text:c="4"/>std::cout &lt;&lt; i &lt;&lt; ' ' &lt;&lt; x &lt;&lt; '\n';</text:p>
              <text:p text:style-name="P23"/>
              <text:p text:style-name="P22"><text:s text:c="4"/>return 0;</text:p>
              <text:p text:style-name="P22">}</text:p>
            </table:table-cell>
          </table:table-row>
        </table:table-header-rows>
      </table:table>
      <text:p text:style-name="P5">Can you very quickly figure out the output without a detail trace? (If you've understood the above exercises completely you should be able to do it. Next, run this program and compare it with your trace. Make sure your trace-by-hand matches the output of the program when you run it. </text:p>
      <text:p text:style-name="P5"/>
      <text:p text:style-name="P5"/>
      <text:p text:style-name="P5"/>
      <text:p text:style-name="P21">Note that in the above exercises, a chunk of code is repeated. For instance for this program:</text:p>
      <table:table table:name="Table50" table:style-name="Table50">
        <table:table-column table:style-name="Table50.A"/>
        <table:table-row table:style-name="TableLine2191827502272">
          <table:table-cell table:style-name="Table50.A1" office:value-type="string">
            <text:p text:style-name="P22">#include &lt;iostream&gt;</text:p>
            <text:p text:style-name="P22"/>
            <text:p text:style-name="P22">int main() </text:p>
            <text:p text:style-name="P22">{</text:p>
            <text:p text:style-name="P24"><text:s text:c="4"/><text:span text:style-name="T13">int i = 0, s = 0;</text:span></text:p>
            <text:p text:style-name="P23"><text:s text:c="4"/>std::cout &lt;&lt; i &lt;&lt; ' ' &lt;&lt; s &lt;&lt; '\n';</text:p>
            <text:p text:style-name="P23"/>
            <text:p text:style-name="P23"><text:s text:c="4"/>s = s + i;</text:p>
            <text:p text:style-name="P23"><text:s text:c="4"/>i = i + 1;</text:p>
            <text:p text:style-name="P23"><text:s text:c="4"/>std::cout &lt;&lt; i &lt;&lt; ' ' &lt;&lt; s &lt;&lt; '\n';</text:p>
            <text:p text:style-name="P23"/>
            <text:p text:style-name="P23"><text:s text:c="4"/>s = s + i;</text:p>
            <text:p text:style-name="P23"><text:s text:c="4"/>i = i + 1;</text:p>
            <text:p text:style-name="P23"><text:s text:c="4"/>std::cout &lt;&lt; i &lt;&lt; ' ' &lt;&lt; s &lt;&lt; '\n';</text:p>
            <text:p text:style-name="P23"/>
            <text:p text:style-name="P23"><text:s text:c="4"/>s = s + i;</text:p>
            <text:p text:style-name="P23"><text:s text:c="4"/>i = i + 1;</text:p>
            <text:p text:style-name="P23"><text:s text:c="4"/>std::cout &lt;&lt; i &lt;&lt; ' ' &lt;&lt; s &lt;&lt; '\n';</text:p>
            <text:p text:style-name="P23"/>
            <text:p text:style-name="P23"><text:s text:c="4"/>s = s + i;</text:p>
            <text:p text:style-name="P23"><text:s text:c="4"/>i = i + 1;</text:p>
            <text:p text:style-name="P23"><text:s text:c="4"/>std::cout &lt;&lt; i &lt;&lt; ' ' &lt;&lt; s &lt;&lt; '\n';</text:p>
            <text:p text:style-name="P23"/>
            <text:p text:style-name="P22"><text:s text:c="4"/>return 0;</text:p>
            <text:p text:style-name="P22">}</text:p>
          </table:table-cell>
        </table:table-row>
      </table:table>
      <text:p text:style-name="P5">notice that this code segment is repeated:</text:p>
      <table:table table:name="Table68" table:style-name="Table68">
        <table:table-column table:style-name="Table68.A"/>
        <table:table-header-rows>
          <table:table-row table:style-name="TableLine2191827491664">
            <table:table-cell table:style-name="Table68.A1" office:value-type="string">
              <text:p text:style-name="P23"><text:s text:c="4"/>i = i + 1;</text:p>
              <text:p text:style-name="P23"><text:s text:c="4"/>s = s + i;</text:p>
              <text:p text:style-name="P23"><text:s text:c="4"/>std::cout &lt;&lt; i &lt;&lt; ' ' &lt;&lt; s &lt;&lt; '\n';</text:p>
            </table:table-cell>
          </table:table-row>
        </table:table-header-rows>
      </table:table>
      <text:p text:style-name="P5"><text:s/></text:p>
      <text:p text:style-name="P5">Frequently, after tracing a few chunks of repeated code, once you see the pattern, you can guess the output for the rest.</text:p>
      <text:p text:style-name="P5"/>
      <text:p text:style-name="P5"/>
      <text:p text:style-name="P5"><text:span text:style-name="T15">Exercises.</text:span> Go through all the examples above and locate repeated code segments. Can you figure out quickly the output without tracing every line slowing?</text:p>
      <text:p text:style-name="P5"/>
      <text:p text:style-name="P5"/>
      <text:p text:style-name="P5"><text:s/></text:p>
      <text:p text:style-name="P19">Rules for <text:span text:style-name="T25">c</text:span>reating <text:span text:style-name="T25">n</text:span>ames</text:p>
      <text:p text:style-name="P3"/>
      <text:p text:style-name="P5">Try this</text:p>
      <table:table table:name="Table48" table:style-name="Table48">
        <table:table-column table:style-name="Table48.A"/>
        <table:table-header-rows>
          <table:table-row table:style-name="TableLine2191827499008">
            <table:table-cell table:style-name="Table48.A1" office:value-type="string">
              <text:p text:style-name="P23">int #@$! = 42;</text:p>
            </table:table-cell>
          </table:table-row>
        </table:table-header-rows>
      </table:table>
      <text:p text:style-name="P5">(Don't panic. Don't call 911. You <text:span text:style-name="T9">should</text:span> get an error.)</text:p>
      <text:p text:style-name="P5"/>
      <text:p text:style-name="P5">Try this:</text:p>
      <table:table table:name="Table16" table:style-name="Table16">
        <table:table-column table:style-name="Table16.A"/>
        <table:table-header-rows>
          <table:table-row table:style-name="TableLine2191827503360">
            <table:table-cell table:style-name="Table16.A1" office:value-type="string">
              <text:p text:style-name="P23">int num arms = 3;</text:p>
            </table:table-cell>
          </table:table-row>
        </table:table-header-rows>
      </table:table>
      <text:p text:style-name="P5">Again you should get an error. </text:p>
      <text:p text:style-name="P5"/>
      <text:p text:style-name="P5"/>
      <text:p text:style-name="P8">Rules</text:p>
      <text:p text:style-name="P5">There are rules that you must follow for creating variable names in C++. If you don't follow them, your C++ compiler will yell at you and refuse to compile and run your code.</text:p>
      <text:list xml:id="list695150061" text:style-name="L7">
        <text:list-item>
          <text:p text:style-name="P34">You can only use alphanumerics (i.e. a-z, A-Z, 0-9), underscore (i.e. _).</text:p>
        </text:list-item>
        <text:list-item>
          <text:p text:style-name="P34">The first character of the name cannot be numeric.</text:p>
        </text:list-item>
        <text:list-item>
          <text:p text:style-name="P34">You cannot use a keyword as a name. A <text:span text:style-name="T15">keyword</text:span> is just a word that C++ has already taken. For instance the word “int” and “return”, etc. are already used by C++.</text:p>
          <text:p text:style-name="P34"/>
        </text:list-item>
      </text:list>
      <text:p text:style-name="P5">Again … these rules MUST be followed otherwise C++ will shout at you.</text:p>
      <text:p text:style-name="P5"/>
      <text:p text:style-name="P5"/>
      <text:p text:style-name="P8">Common Practices</text:p>
      <text:p text:style-name="P5">The following are <text:span text:style-name="T12">not</text:span> rules but common practices in naming C++ variables. This means that the following are advice and your compiler will probably run your code even if you ignore the advice. However you should still follow the advice because all good programers should.</text:p>
      <text:p text:style-name="P5"/>
      <text:list xml:id="list2283446199" text:style-name="L8">
        <text:list-item>
          <text:p text:style-name="P35">A name can be as long as you like (depending on the compiler). But be reasonable. Something like</text:p>
        </text:list-item>
      </text:list>
      <text:p text:style-name="P5"><text:tab/> <text:s/></text:p>
      <text:p text:style-name="P13"><text:s text:c="3"/>numberOfSpaceInvadersStillAliveAndWellAndCausingTrouble</text:p>
      <text:p text:style-name="P5"/>
      <text:p text:style-name="P5"><text:tab/>is hard to read and even harder to type … <text:span text:style-name="T9">correctly!!!</text:span></text:p>
      <text:p text:style-name="P5"/>
      <text:list xml:id="list3615552755" text:style-name="L9">
        <text:list-item>
          <text:p text:style-name="P36">The first character is a lowercase letter. (You'll see exceptions later.)</text:p>
          <text:p text:style-name="P36"/>
        </text:list-item>
        <text:list-item>
          <text:p text:style-name="P36">If a variable represent<text:span text:style-name="T23">s</text:span> something in the real world you're modeling, you should use a meaningful name for it. </text:p>
          <text:p text:style-name="P36"/>
        </text:list-item>
        <text:list-item>
          <text:p text:style-name="P36">It's a convention that if your variable name is made up of words, you should either </text:p>
        </text:list-item>
      </text:list>
      <text:list xml:id="list576472889" text:style-name="L10">
        <text:list-item>
          <text:p text:style-name="P41">capitalize the first letter of each word in the variable name (except for the first word), or </text:p>
        </text:list-item>
        <text:list-item>
          <text:p text:style-name="P41">insert an underscore between the words.</text:p>
        </text:list-item>
      </text:list>
      <text:p text:style-name="P5"><text:tab/>Example:</text:p>
      <text:p text:style-name="P5"><text:tab/><text:span text:style-name="T2"><text:tab/>int energylevel = 10000; <text:s/>// BAD!</text:span></text:p>
      <text:p text:style-name="P10"><text:tab/><text:tab/>int energyLevel = 10000; <text:s/>// Good</text:p>
      <text:p text:style-name="P10"><text:soft-page-break/><text:tab/><text:tab/>int energy_level = 10000; // Good</text:p>
      <text:p text:style-name="P5"><text:tab/>In general you choose either style 1 or 2 but not both in the same <text:tab/>program.</text:p>
      <text:p text:style-name="P5"/>
      <text:list xml:id="list1014840055" text:style-name="L11">
        <text:list-item>
          <text:p text:style-name="P37">Although you can start with an underscore, you should not. This is because your C++ compiler actually includes extra variables into the final program. These special variables usually have names starting with either one or maybe even two underscores.</text:p>
        </text:list-item>
      </text:list>
      <text:p text:style-name="P5"/>
      <text:list xml:id="list174318693922226" text:continue-numbering="true" text:style-name="L11">
        <text:list-item>
          <text:p text:style-name="P37">Of course variable names are case-sensitive:</text:p>
        </text:list-item>
      </text:list>
      <text:p text:style-name="P5"/>
      <text:p text:style-name="P5"><text:tab/><text:tab/><text:span text:style-name="T2">int energylevel = 10000;</text:span></text:p>
      <text:p text:style-name="P10"><text:tab/><text:tab/>int energyLevel = 10000;</text:p>
      <text:p text:style-name="P5"/>
      <text:p text:style-name="P5">Make sure you know the difference between rules and advice for choosing variable names.</text:p>
      <text:p text:style-name="P5"/>
      <text:p text:style-name="P5">If you work for a company, you might find that they have their own rules in order to make code more readable according to <text:span text:style-name="T9">their</text:span> practices.</text:p>
      <text:p text:style-name="P5"/>
      <text:p text:style-name="P5"/>
      <text:p text:style-name="P8">Jargon</text:p>
      <text:p text:style-name="P5">In programming languages, an <text:span text:style-name="T5">identifier</text:span> is just a technical term for “name”. So a variable name is an identifier.</text:p>
      <text:p text:style-name="P5"/>
      <text:p text:style-name="P5">You have in fact seen another name: the word <text:span text:style-name="T2">main</text:span> is an identifier. I'll come to this later. <text:line-break/></text:p>
      <text:p text:style-name="P5"/>
      <text:p text:style-name="P5"><text:span text:style-name="T15">Exercise.</text:span> Which of the following variable names are valid?</text:p>
      <text:list xml:id="list1664587727" text:style-name="L12">
        <text:list-item>
          <text:p text:style-name="P39">gpa</text:p>
        </text:list-item>
        <text:list-item>
          <text:p text:style-name="P39">_gpa</text:p>
        </text:list-item>
        <text:list-item>
          <text:p text:style-name="P39">gradePointAverage</text:p>
        </text:list-item>
        <text:list-item>
          <text:p text:style-name="P39">gradepointaverage</text:p>
        </text:list-item>
        <text:list-item>
          <text:p text:style-name="P39">greatpointavarag</text:p>
        </text:list-item>
        <text:list-item>
          <text:p text:style-name="P39">grade_point_average</text:p>
        </text:list-item>
        <text:list-item>
          <text:p text:style-name="P39">grade$point$average</text:p>
        </text:list-item>
        <text:list-item>
          <text:p text:style-name="P39">gradePointAverage3</text:p>
        </text:list-item>
        <text:list-item>
          <text:p text:style-name="P39">3gradePointAverage</text:p>
        </text:list-item>
        <text:list-item>
          <text:p text:style-name="P39">grade Point Average</text:p>
        </text:list-item>
      </text:list>
      <text:p text:style-name="P5">Check with your C++ compiler.</text:p>
      <text:p text:style-name="P5"/>
      <text:p text:style-name="P5">(Note that you cannot use $ in variable names. Some programming languages allow it, but not C++.)</text:p>
      <text:p text:style-name="P5"/>
      <text:p text:style-name="P5"/>
      <text:p text:style-name="P5"><text:span text:style-name="T15">Exercise.</text:span> True or false? The output of this code</text:p>
      <table:table table:name="Table67" table:style-name="Table67">
        <table:table-column table:style-name="Table67.A"/>
        <table:table-row table:style-name="TableLine2191827490576">
          <table:table-cell table:style-name="Table67.A1" office:value-type="string">
            <text:p text:style-name="P22">int num arms = 3;</text:p>
            <text:p text:style-name="P22">int num legs = 4;</text:p>
            <text:p text:style-name="P22">std::cout &lt;&lt; "number of limbs: " </text:p>
            <text:p text:style-name="P22"><text:s text:c="10"/>&lt;&lt; num arms + num legs </text:p>
            <text:p text:style-name="P22"><text:s text:c="10"/>&lt;&lt; std::endl;</text:p>
          </table:table-cell>
        </table:table-row>
      </table:table>
      <text:p text:style-name="P5">is</text:p>
      <table:table table:name="Table76" table:style-name="Table76">
        <table:table-column table:style-name="Table76.A"/>
        <text:soft-page-break/>
        <table:table-row table:style-name="TableLine2191827491936">
          <table:table-cell table:style-name="Table76.A1" office:value-type="float" office:value="7">
            <text:p text:style-name="P25">7</text:p>
          </table:table-cell>
        </table:table-row>
      </table:table>
      <text:p text:style-name="P6"/>
      <text:p text:style-name="P5"/>
      <text:p text:style-name="P5"><text:span text:style-name="T15">Exercise.</text:span> Rename the variables using more descriptive variable names:</text:p>
      <table:table table:name="Table57" table:style-name="Table57">
        <table:table-column table:style-name="Table57.A"/>
        <table:table-row table:style-name="TableLine2191827510704">
          <table:table-cell table:style-name="Table57.A1" office:value-type="string">
            <text:p text:style-name="P22">int x = 0;</text:p>
            <text:p text:style-name="P22">std::cout &lt;&lt; "Number of martians: ";</text:p>
            <text:p text:style-name="P22">std::cin &gt;&gt; x;</text:p>
            <text:p text:style-name="P22"/>
            <text:p text:style-name="P22">int y = 0;</text:p>
            <text:p text:style-name="P22">std::cout &lt;&lt; "Fingers on each martian: ";</text:p>
            <text:p text:style-name="P22">std::cin &gt;&gt; y;</text:p>
            <text:p text:style-name="P22"/>
            <text:p text:style-name="P22">std::cout &lt;&lt; "Fingers altogether: " &lt;&lt; x * y </text:p>
            <text:p text:style-name="P22"><text:s text:c="10"/>&lt;&lt; std::endl;</text:p>
          </table:table-cell>
        </table:table-row>
      </table:table>
      <text:p text:style-name="P3"/>
      <text:p text:style-name="P5"/>
      <text:p text:style-name="P19">Swapping <text:span text:style-name="T26">v</text:span>alues in <text:span text:style-name="T26">v</text:span>ariables</text:p>
      <text:p text:style-name="P5"/>
      <text:p text:style-name="P5"/>
      <text:p text:style-name="P4">Pay attention!!!</text:p>
      <text:p text:style-name="P5"/>
      <text:p text:style-name="P5">Using the computational model in the notes, trace the following extremely important trick. It “swaps” the values of variables <text:span text:style-name="T2">x</text:span> and <text:span text:style-name="T2">y</text:span>.</text:p>
      <text:p text:style-name="P5"/>
      <table:table table:name="Table19" table:style-name="Table19">
        <table:table-column table:style-name="Table19.A"/>
        <table:table-row table:style-name="TableLine2191827510976">
          <table:table-cell table:style-name="Table19.A1" office:value-type="string">
            <text:p text:style-name="P22">#include &lt;iostream&gt;</text:p>
            <text:p text:style-name="P22"/>
            <text:p text:style-name="P22">int main()</text:p>
            <text:p text:style-name="P22">{</text:p>
            <text:p text:style-name="P22"><text:s text:c="4"/>int x = 4, y = 2;</text:p>
            <text:p text:style-name="P22"><text:s text:c="4"/>std::cout &lt;&lt; x &lt;&lt; ", " &lt;&lt; y &lt;&lt; std::endl;<text:line-break/> <text:s text:c="3"/></text:p>
            <text:p text:style-name="P22"><text:s text:c="4"/>int t = x;</text:p>
            <text:p text:style-name="P22"><text:s text:c="4"/>x = y;</text:p>
            <text:p text:style-name="P22"><text:s text:c="4"/>y = t;</text:p>
            <text:p text:style-name="P22"><text:s text:c="4"/>std::cout &lt;&lt; x &lt;&lt; ", " &lt;&lt; y &lt;&lt; std::endl;</text:p>
            <text:p text:style-name="P22"/>
            <text:p text:style-name="P22"><text:s text:c="4"/>return 0;<text:line-break/>}</text:p>
          </table:table-cell>
        </table:table-row>
      </table:table>
      <text:p text:style-name="P5"/>
      <text:p text:style-name="P5"/>
      <text:p text:style-name="P6">Exercise.<text:span text:style-name="T13"> Complete the following program so that it swaps the variables </text:span><text:span text:style-name="T4">x</text:span><text:span text:style-name="T13">, </text:span><text:span text:style-name="T4">y</text:span><text:span text:style-name="T13">, </text:span><text:span text:style-name="T4">z</text:span><text:span text:style-name="T13"> “in a circle”:</text:span></text:p>
      <table:table table:name="Table26" table:style-name="Table26">
        <table:table-column table:style-name="Table26.A"/>
        <table:table-row table:style-name="TableLine2191827520224">
          <table:table-cell table:style-name="Table26.A1" office:value-type="string">
            <text:p text:style-name="P22">#include &lt;iostream&gt;</text:p>
            <text:p text:style-name="P22"/>
            <text:p text:style-name="P22">int main()</text:p>
            <text:p text:style-name="P22">{</text:p>
            <text:p text:style-name="P22"><text:s text:c="4"/>int x = 4, y = 2, z = -6;</text:p>
            <text:p text:style-name="P22"><text:s text:c="4"/>std::cout &lt;&lt; x &lt;&lt; ' ' &lt;&lt; y &lt;&lt; ' ' &lt;&lt; z </text:p>
            <text:p text:style-name="P22"><text:s text:c="14"/>&lt;&lt; std::endl;<text:line-break/> </text:p>
            <text:p text:style-name="P22"/>
            <text:p text:style-name="P22"/>
            <text:p text:style-name="P22"/>
            <text:p text:style-name="P22"/>
            <text:p text:style-name="P22"/>
            <text:p text:style-name="P22"/>
            <text:p text:style-name="P22"/>
            <text:p text:style-name="P22"/>
            <text:p text:style-name="P22"/>
            <text:p text:style-name="P22"><text:s text:c="4"/>std::cout &lt;&lt; x &lt;&lt; ' ' &lt;&lt; y &lt;&lt; ' ' &lt;&lt; z </text:p>
            <text:p text:style-name="P22"><text:s text:c="14"/>&lt;&lt; std::endl;<text:line-break/></text:p>
            <text:p text:style-name="P22"><text:s text:c="4"/>return 0;<text:line-break/>}</text:p>
          </table:table-cell>
        </table:table-row>
      </table:table>
      <text:p text:style-name="P5">The expected output is</text:p>
      <table:table table:name="Table27" table:style-name="Table27">
        <table:table-column table:style-name="Table27.A"/>
        <table:table-row table:style-name="TableLine2191827509888">
          <table:table-cell table:style-name="Table27.A1" office:value-type="string">
            <text:p text:style-name="P22">-6 4 2</text:p>
          </table:table-cell>
        </table:table-row>
      </table:table>
      <text:p text:style-name="P5"/>
      <text:p text:style-name="P19">Limit On C++ Integer Value</text:p>
      <text:p text:style-name="P3"/>
      <text:p text:style-name="P5">In math, there is no limit on integer values. There's nothing wrong with your math teacher writing </text:p>
      <text:p text:style-name="P5"/>
      <text:p text:style-name="P5"><text:tab/>1232332498530453485345</text:p>
      <text:p text:style-name="P5"/>
      <text:p text:style-name="P5">on the board. One thing to watch when writing C++ program<text:span text:style-name="T26">s</text:span> is that C++ integers have limits. On a 32-bit machine, <text:s/>an integer value <text:span text:style-name="T9">usually</text:span> ranges from -2<text:span text:style-name="T16">31</text:span> to <text:s/>2<text:span text:style-name="T16">31 </text:span><text:span text:style-name="T18"><text:s/>– 1, i.e.</text:span></text:p>
      <text:p text:style-name="P15"/>
      <text:p text:style-name="P16"><text:tab/>-2,147,483,648 <text:s text:c="3"/>to <text:s text:c="3"/>2,147,483,647</text:p>
      <text:p text:style-name="P15"/>
      <text:p text:style-name="P16">What happens when you go beyond? The numbers “cycles around”. In other words if you declare:</text:p>
      <text:p text:style-name="P16"/>
      <text:p text:style-name="P17"><text:tab/>int x = 2147483647;</text:p>
      <text:p text:style-name="P17"><text:tab/>x = x + 1;</text:p>
      <text:p text:style-name="P17"><text:tab/>std::cout &lt;&lt; x &lt;&lt; std::endl;</text:p>
      <text:p text:style-name="P17"/>
      <text:p text:style-name="P11"><text:span text:style-name="T19">you'll find that </text:span><text:span text:style-name="T18">x</text:span><text:span text:style-name="T19"> becomes -2147483648. Yikes!!! Furthermore</text:span></text:p>
      <text:p text:style-name="P16"/>
      <text:p text:style-name="P17"><text:tab/>int y = -2147483648;</text:p>
      <text:p text:style-name="P17"><text:tab/>y = y - 1;</text:p>
      <text:p text:style-name="P16"/>
      <text:p text:style-name="P11"><text:span text:style-name="T19">will give y the value </text:span><text:span text:style-name="T18">2147483647</text:span><text:span text:style-name="T19">.</text:span></text:p>
      <text:p text:style-name="P16"/>
      <text:p text:style-name="P16">You know what that means right? If you write a program for a bank and you have the following:</text:p>
      <text:p text:style-name="P16"/>
      <text:p text:style-name="P17"><text:tab/>int total_assets = 2147483647;</text:p>
      <text:p text:style-name="P17"><text:tab/>int deposit;</text:p>
      <text:p text:style-name="P17"><text:tab/>std::cin &gt;&gt; deposit;</text:p>
      <text:p text:style-name="P17"><text:tab/>total_assets = total_assets + deposit;</text:p>
      <text:p text:style-name="P17"/>
      <text:p text:style-name="P16">you could very well end up with a negative number!!!</text:p>
      <text:p text:style-name="P16"/>
      <text:p text:style-name="P16">At this point you need not worry about about how programmers handle this problem (as well as lawsuits). You just need to know that most </text:p>
      <text:p text:style-name="P16">C++ integers in a 32-bit machine is between roughly -2 billion to 2 billion.</text:p>
      <text:p text:style-name="P17"/>
      <text:p text:style-name="P14"/>
      <text:p text:style-name="P14"/>
      <text:p text:style-name="P14"/>
      <text:p text:style-name="P5"/>
      <text:p text:style-name="P5"/>
      <text:p text:style-name="P19">Summary</text:p>
      <text:p text:style-name="P6"/>
      <text:p text:style-name="P5">An integer variable has a name and a space for an integer value. You can think of the space as a box. You can only put integer values into this box. In C++ the integer type is written <text:span text:style-name="T2">int</text:span>.</text:p>
      <text:p text:style-name="P5"/>
      <text:p text:style-name="P5">You can declare an integer variable like this:</text:p>
      <text:p text:style-name="P5"/>
      <text:p text:style-name="P10"><text:tab/>int<text:span text:style-name="T9"> [name of variable]</text:span>;</text:p>
      <text:p text:style-name="P5"/>
      <text:p text:style-name="P5">or with an initial value like this:</text:p>
      <text:p text:style-name="P5"/>
      <text:p text:style-name="P10"><text:tab/>int<text:span text:style-name="T9"> [name of variable]</text:span> = <text:span text:style-name="T9">[initial value]</text:span>;</text:p>
      <text:p text:style-name="P5"/>
      <text:p text:style-name="P5">For instance:</text:p>
      <text:p text:style-name="P5"/>
      <text:p text:style-name="P10"><text:tab/>int x;</text:p>
      <text:p text:style-name="P10"><text:tab/>int y = 1;</text:p>
      <text:p text:style-name="P10"/>
      <text:p text:style-name="P5">You can refer to a variable only after it's declared.</text:p>
      <text:p text:style-name="P5"/>
      <text:p text:style-name="P5">The name of a variable is an example of an identifier. A identifier is just a name. Identifiers in C++ can be made up of alphanumerics and the underscore. The first character of an identifier cannot be a digit. An identifier should not begin with an underscore. To make a variable readable, you can either capitalize the first character of each word in the variable's name or insert an underscore between words. For instance:</text:p>
      <text:p text:style-name="P5"/>
      <text:p text:style-name="P10"><text:tab/>int numLives = 3;</text:p>
      <text:p text:style-name="P10"><text:tab/>int num_lives = 3;</text:p>
      <text:p text:style-name="P10"/>
      <text:p text:style-name="P5">Using an uninitialized integer variable will either cause an error or a random value is given. (This depends on your compiler.)</text:p>
      <text:p text:style-name="P5"/>
      <text:p text:style-name="P5">You can declare more than one variable in one statement with or without initialization:</text:p>
      <text:p text:style-name="P5"/>
      <text:p text:style-name="P10"><text:tab/>int x = 0, y, z = 5000;</text:p>
      <text:p text:style-name="P10"/>
      <text:p text:style-name="P5">An expression can contain variables:</text:p>
      <text:p text:style-name="P5"/>
      <text:p text:style-name="P10"><text:tab/>x + y + 2 * z – a</text:p>
      <text:p text:style-name="P10"/>
      <text:p text:style-name="P5">Such an expression is evaluated by referring to the values of the relevant variables at the time of evaluation. C++ evaluates according to the usual precedence and associative rules.</text:p>
      <text:p text:style-name="P5"/>
      <text:p text:style-name="P5">You can assign a variable the value of an expression. For instance</text:p>
      <text:p text:style-name="P5"/>
      <text:p text:style-name="P10"><text:tab/>i = x + y + 2 * z – a;</text:p>
      <text:p text:style-name="P10"/>
      <text:p text:style-name="P5">An assignment statement like the above means:</text:p>
      <text:list xml:id="list3119396591" text:style-name="L13">
        <text:list-item>
          <text:p text:style-name="P38">Evaluate the expression on the right</text:p>
        </text:list-item>
        <text:list-item>
          <text:p text:style-name="P38">Give the value on the right to the variable on the left.</text:p>
        </text:list-item>
      </text:list>
      <text:p text:style-name="P5"><text:soft-page-break/></text:p>
      <text:p text:style-name="P5">Printing a variable results in printing the value of the variable. Printing an expression results in printing the value of the expression after the expression is evaluated.</text:p>
      <text:p text:style-name="P5"/>
      <text:p text:style-name="P5">You can give an integer value to an integer variable by entering an integer at the keyboard:</text:p>
      <text:p text:style-name="P5"/>
      <text:p text:style-name="P10"><text:tab/>int x;</text:p>
      <text:p text:style-name="P10"><text:tab/>std::cin &gt;&gt; x;</text:p>
      <text:p text:style-name="P10"/>
      <text:p text:style-name="P5">You can have an input statement for two variables. For instance:</text:p>
      <text:p text:style-name="P5"/>
      <text:p text:style-name="P10"><text:tab/>int x, y;</text:p>
      <text:p text:style-name="P10"><text:tab/>std::cin &gt;&gt; x &gt;&gt; y;</text:p>
      <text:p text:style-name="P10"/>
      <text:p text:style-name="P5">In this case the integer values entered by the user from the keyboard can be separated any amount of whitespace.</text:p>
      <text:p text:style-name="P5"/>
      <text:p text:style-name="P5">On a 32-bit machine, <text:s/>a C++ <text:span text:style-name="T2">int</text:span> value ranges from -2<text:span text:style-name="T16">31</text:span> to <text:s/>2<text:span text:style-name="T16">31 </text:span><text:span text:style-name="T18"><text:s/>– 1, i.e.</text:span></text:p>
      <text:p text:style-name="P15"/>
      <text:p text:style-name="P16"><text:tab/>-2,147,483,648 <text:s text:c="3"/>to <text:s text:c="3"/>2,147,483,647</text:p>
      <text:p text:style-name="P15"/>
      <text:p text:style-name="P10"/>
      <text:p text:style-name="P5">Note: At this point you cannot declare a variable twice, i.e. the following is an error:</text:p>
      <text:p text:style-name="P5"/>
      <text:p text:style-name="P10"><text:tab/>int x = 0;</text:p>
      <text:p text:style-name="P10"><text:tab/>int x = 42;</text:p>
      <text:p text:style-name="P10"/>
      <text:p text:style-name="P10"><text:span text:style-name="T21">Later when we talk about scopes, I'll show it can be done, if variables (with the same name) are declared in different scopes.</text:span> </text:p>
      <text:p text:style-name="P19">Exercises.</text:p>
      <text:p text:style-name="P5"/>
      <text:p text:style-name="P5">1. Write a program that does the following when you execute it:</text:p>
      <table:table table:name="Table24" table:style-name="Table24">
        <table:table-column table:style-name="Table24.A"/>
        <table:table-row table:style-name="TableLine2191827512880">
          <table:table-cell table:style-name="Table24.A1" office:value-type="string">
            <text:p text:style-name="P22">Enter an integer: <text:span text:style-name="T15">135</text:span></text:p>
            <text:p text:style-name="P22">The rightmost digit is 5.</text:p>
          </table:table-cell>
        </table:table-row>
      </table:table>
      <text:p text:style-name="P5">Here's another execution of the same program:</text:p>
      <table:table table:name="Table25" table:style-name="Table25">
        <table:table-column table:style-name="Table25.A"/>
        <table:table-row table:style-name="TableLine2191827509616">
          <table:table-cell table:style-name="Table25.A1" office:value-type="string">
            <text:p text:style-name="P22">Enter an integer: <text:span text:style-name="T15">42</text:span></text:p>
            <text:p text:style-name="P22">The rightmost digit is 2.</text:p>
          </table:table-cell>
        </table:table-row>
      </table:table>
      <text:p text:style-name="P5"/>
      <text:p text:style-name="P5"/>
      <text:p text:style-name="P5">2. According to Albert Einstein, E = mc<text:span text:style-name="T16">2</text:span><text:span text:style-name="T18">. Write a program that prompts the user for an integer value for m, an integer value for c, and prints the value of E according to the formula.</text:span></text:p>
      <text:p text:style-name="P14"/>
      <text:p text:style-name="P14"/>
      <text:p text:style-name="P14">3. According to Elbert Ainstein, your IQ is given by the following formula:</text:p>
      <text:p text:style-name="P14"/>
      <text:p text:style-name="P14"><text:tab/>IQ = 3 * w / h + <text:s/>(3 + f) / 42</text:p>
      <text:p text:style-name="P14"/>
      <text:p text:style-name="P14">where w is your waist (in inches), h is your height (in inches) and f is the number of fingers on your hands. The divisions are all integer divisions (i.e. quotients). Write a program that prompts the user for w, h, and f and print his/her IQ. (No ... the software won't sell.)</text:p>
      <text:p text:style-name="P14"/>
      <text:p text:style-name="P14"/>
      <text:p text:style-name="P14">4. The following is a very imp<text:span text:style-name="T27">o</text:span>rtant formula that appears frequently in math and computer science:</text:p>
      <text:p text:style-name="P15"><draw:frame draw:style-name="fr1" draw:name="Object1" text:anchor-type="as-char" svg:width="0.8638in" svg:height="0.3984in" draw:z-index="0"><draw:object xlink:href="./Object 1" xlink:type="simple" xlink:show="embed" xlink:actuate="onLoad"/><draw:image xlink:href="./ObjectReplacements/Object 1" xlink:type="simple" xlink:show="embed" xlink:actuate="onLoad"/></draw:frame></text:p>
      <text:p text:style-name="P14">It's the sum of integer from 1 to n; it's also the number of ways to choose two out of a total of n toppings when you're at an ice cream shop. First work out the value of s for n = 1, 5, and 10 by hand. Write a program that prompts the user for a value of n and prints the value of s using the above formula. Test your program against the values you computed earlier.</text:p>
      <text:p text:style-name="P14"/>
      <text:p text:style-name="P14"/>
      <text:p text:style-name="P14">5. What's wrong with this program?</text:p>
      <table:table table:name="Table22" table:style-name="Table22">
        <table:table-column table:style-name="Table22.A"/>
        <table:table-row table:style-name="TableLine2191827505536">
          <table:table-cell table:style-name="Table22.A1" office:value-type="string">
            <text:p text:style-name="P22">#include &lt;iostream&gt;</text:p>
            <text:p text:style-name="P22"/>
            <text:p text:style-name="P22">int main()</text:p>
            <text:p text:style-name="P22">{</text:p>
            <text:p text:style-name="P22"><text:s text:c="4"/>std::cout &lt;&lt; "rectangle area!!!" &lt;&lt; std::endl;</text:p>
            <text:p text:style-name="P22"><text:s text:c="4"/>std::cout &lt;&lt; "length: ";</text:p>
            <text:p text:style-name="P22"><text:s text:c="4"/>std::cin &gt;&gt; w;</text:p>
            <text:p text:style-name="P22"><text:s text:c="4"/>std::cout &lt;&lt; "width: ";</text:p>
            <text:p text:style-name="P22"><text:s text:c="4"/>std::cin &gt;&gt; h;</text:p>
            <text:p text:style-name="P22"><text:s text:c="4"/>std::cout &lt;&lt; "area = " &lt;&lt; wh &lt;&lt; std::cout;</text:p>
            <text:p text:style-name="P22"/>
            <text:p text:style-name="P22"><text:s text:c="4"/>return 0;<text:line-break/>}</text:p>
          </table:table-cell>
        </table:table-row>
      </table:table>
      <text:p text:style-name="P14">Now verify your correction with C++.</text:p>
      <text:p text:style-name="P14"><text:soft-page-break/></text:p>
      <text:p text:style-name="P14"/>
      <text:p text:style-name="P14">6. Write down the output of this program or explain why it won't run:</text:p>
      <table:table table:name="Table23" table:style-name="Table23">
        <table:table-column table:style-name="Table23.A"/>
        <table:table-row table:style-name="TableLine2191827506080">
          <table:table-cell table:style-name="Table23.A1" office:value-type="string">
            <text:p text:style-name="P22">#include &lt;iostream&gt;</text:p>
            <text:p text:style-name="P22"/>
            <text:p text:style-name="P22">int main()</text:p>
            <text:p text:style-name="P22">{</text:p>
            <text:p text:style-name="P22"><text:s text:c="4"/>int x = 1;</text:p>
            <text:p text:style-name="P22"><text:s text:c="4"/>int y = 2;</text:p>
            <text:p text:style-name="P22"><text:s text:c="4"/>int z = x + y;</text:p>
            <text:p text:style-name="P22"><text:s text:c="4"/>std::cout &lt;&lt; x &lt;&lt; y &lt;&lt; z &lt;&lt; std::endl;</text:p>
            <text:p text:style-name="P22"><text:s text:c="4"/>x = x + z;</text:p>
            <text:p text:style-name="P22"><text:s text:c="4"/>std::cout &lt;&lt; y &lt;&lt; x &lt;&lt; z &lt;&lt; std::endl;</text:p>
            <text:p text:style-name="P22"><text:s text:c="4"/>y = x * z;</text:p>
            <text:p text:style-name="P22"><text:s text:c="4"/>std::cout &lt;&lt; z &lt;&lt; x &lt;&lt; y &lt;&lt; std::endl;</text:p>
            <text:p text:style-name="P22"><text:s/></text:p>
            <text:p text:style-name="P22"><text:s text:c="4"/>return 0;<text:line-break/>} </text:p>
          </table:table-cell>
        </table:table-row>
      </table:table>
      <text:p text:style-name="P5">Verify with your C++ compiler.</text:p>
      <text:p text:style-name="P5"/>
      <text:p text:style-name="P5"/>
      <text:p text:style-name="P14">7. Write down the output of this program or explain why it won't run:</text:p>
      <table:table table:name="Table28" table:style-name="Table28">
        <table:table-column table:style-name="Table28.A"/>
        <table:table-row table:style-name="TableLine2191827516960">
          <table:table-cell table:style-name="Table28.A1" office:value-type="string">
            <text:p text:style-name="P22">#include &lt;iostream&gt;</text:p>
            <text:p text:style-name="P22"/>
            <text:p text:style-name="P22">int main()</text:p>
            <text:p text:style-name="P22">{</text:p>
            <text:p text:style-name="P22"><text:s text:c="4"/>int age;</text:p>
            <text:p text:style-name="P22"><text:s text:c="4"/>std::cin &gt;&gt; age;</text:p>
            <text:p text:style-name="P22"><text:s text:c="4"/>std::cout &lt;&lt; "age:" &lt;&lt; age &lt;&lt; std::endl;</text:p>
            <text:p text:style-name="P22"/>
            <text:p text:style-name="P22"><text:s text:c="4"/>int age = age + 1;</text:p>
            <text:p text:style-name="P22"><text:s text:c="4"/>std::cout &lt;&lt; "next year:" &lt;&lt; age &lt;&lt; std::endl;</text:p>
            <text:p text:style-name="P22"/>
            <text:p text:style-name="P22"><text:s text:c="4"/>return 0;<text:line-break/>} </text:p>
          </table:table-cell>
        </table:table-row>
      </table:table>
      <text:p text:style-name="P5">Verify with your C++ compiler.</text:p>
      <text:p text:style-name="P5"/>
      <text:p text:style-name="P5"/>
      <text:p text:style-name="P14">8. Write down the output of this program or explain why it won't run:</text:p>
      <table:table table:name="Table29" table:style-name="Table29">
        <table:table-column table:style-name="Table29.A"/>
        <table:table-row table:style-name="TableLine2191827506352">
          <table:table-cell table:style-name="Table29.A1" office:value-type="string">
            <text:p text:style-name="P22">#include &lt;iostream&gt;</text:p>
            <text:p text:style-name="P22"/>
            <text:p text:style-name="P22">int main()</text:p>
            <text:p text:style-name="P22">{</text:p>
            <text:p text:style-name="P22"><text:s text:c="4"/>int 1st_prize = 300000;</text:p>
            <text:p text:style-name="P22"><text:s text:c="4"/>int 2nd_prize = 200000;</text:p>
            <text:p text:style-name="P22"><text:s text:c="4"/>int 3rd_prize = 100000;</text:p>
            <text:p text:style-name="P22"/>
            <text:p text:style-name="P22"><text:s text:c="4"/>std::cout &lt;&lt; 1st_prize &lt;&lt; std::endl</text:p>
            <text:p text:style-name="P22"><text:s text:c="14"/>&lt;&lt; 2nd_prize &lt;&lt; std::endl</text:p>
            <text:p text:style-name="P22"><text:s text:c="14"/>&lt;&lt; 3rd_prize &lt;&lt; std::endl</text:p>
            <text:p text:style-name="P22"/>
            <text:p text:style-name="P22"><text:s text:c="4"/>return 0;<text:line-break/>} </text:p>
          </table:table-cell>
        </table:table-row>
      </table:table>
      <text:p text:style-name="P5"><text:soft-page-break/>Verify with your C++ compiler.</text:p>
      <text:p text:style-name="P5"/>
      <text:p text:style-name="P5"/>
      <text:p text:style-name="P5">9. <text:span text:style-name="T18">Write down the output of this program or explain why it won't run:</text:span></text:p>
      <table:table table:name="Table30" table:style-name="Table30">
        <table:table-column table:style-name="Table30.A"/>
        <table:table-row table:style-name="TableLine2191827521856">
          <table:table-cell table:style-name="Table30.A1" office:value-type="string">
            <text:p text:style-name="P22">#include &lt;iostream&gt;</text:p>
            <text:p text:style-name="P22"/>
            <text:p text:style-name="P22">int main()</text:p>
            <text:p text:style-name="P22">{</text:p>
            <text:p text:style-name="P22"><text:s text:c="4"/>int a = 0, b = 1;</text:p>
            <text:p text:style-name="P22"><text:s text:c="4"/>std::cout &lt;&lt; a &lt;&lt; ' ' &lt;&lt; b &lt;&lt; std::endl;<text:line-break/> <text:s text:c="3"/></text:p>
            <text:p text:style-name="P22"><text:s text:c="4"/>int t = a;</text:p>
            <text:p text:style-name="P22"><text:s text:c="4"/>b = a;</text:p>
            <text:p text:style-name="P22"><text:s text:c="4"/>a = t;</text:p>
            <text:p text:style-name="P22"><text:s text:c="4"/>std::cout &lt;&lt; a &lt;&lt; ' ' &lt;&lt; b &lt;&lt; std::endl;</text:p>
            <text:p text:style-name="P22"/>
            <text:p text:style-name="P22"><text:s text:c="4"/>return 0;<text:line-break/>}</text:p>
          </table:table-cell>
        </table:table-row>
      </table:table>
      <text:p text:style-name="P5">Verify with your compiler.</text:p>
      <text:p text:style-name="P5"/>
      <text:p text:style-name="P5"/>
      <text:p text:style-name="P5">10. What is the output of this program?</text:p>
      <table:table table:name="Table69" table:style-name="Table69">
        <table:table-column table:style-name="Table69.A"/>
        <table:table-header-rows>
          <table:table-row table:style-name="TableLine2191827507168">
            <table:table-cell table:style-name="Table69.A1" office:value-type="string">
              <text:p text:style-name="P22">#include &lt;iostream&gt;</text:p>
              <text:p text:style-name="P22"/>
              <text:p text:style-name="P22">int main() </text:p>
              <text:p text:style-name="P22">{</text:p>
              <text:p text:style-name="P24"><text:s text:c="4"/><text:span text:style-name="T13">int i = 0, s = 0;</text:span></text:p>
              <text:p text:style-name="P23"><text:s text:c="4"/>std::cout &lt;&lt; i &lt;&lt; ' ' &lt;&lt; s &lt;&lt; '\n';</text:p>
              <text:p text:style-name="P23"/>
              <text:p text:style-name="P23"><text:s text:c="4"/>s = s + i * i * i;</text:p>
              <text:p text:style-name="P23"><text:s text:c="4"/>i = i + 1;</text:p>
              <text:p text:style-name="P23"><text:s text:c="4"/>std::cout &lt;&lt; i &lt;&lt; ' ' &lt;&lt; s &lt;&lt; '\n';</text:p>
              <text:p text:style-name="P23"/>
              <text:p text:style-name="P23"><text:s text:c="4"/>s = s + i * i * i;</text:p>
              <text:p text:style-name="P23"><text:s text:c="4"/>i = i + 1;</text:p>
              <text:p text:style-name="P23"><text:s text:c="4"/>std::cout &lt;&lt; i &lt;&lt; ' ' &lt;&lt; s &lt;&lt; '\n';</text:p>
              <text:p text:style-name="P23"/>
              <text:p text:style-name="P23"><text:s text:c="4"/>s = s + i * i * i;</text:p>
              <text:p text:style-name="P23"><text:s text:c="4"/>i = i + 1;</text:p>
              <text:p text:style-name="P23"><text:s text:c="4"/>std::cout &lt;&lt; i &lt;&lt; ' ' &lt;&lt; s &lt;&lt; '\n';</text:p>
              <text:p text:style-name="P23"/>
              <text:p text:style-name="P23"><text:s text:c="4"/>s = s + i * i * i;</text:p>
              <text:p text:style-name="P23"><text:s text:c="4"/>i = i + 1;</text:p>
              <text:p text:style-name="P23"><text:s text:c="4"/>std::cout &lt;&lt; i &lt;&lt; ' ' &lt;&lt; s &lt;&lt; '\n';</text:p>
              <text:p text:style-name="P23"/>
              <text:p text:style-name="P22"><text:s text:c="4"/>return 0;</text:p>
              <text:p text:style-name="P22">}</text:p>
            </table:table-cell>
          </table:table-row>
        </table:table-header-rows>
      </table:table>
      <text:p text:style-name="P5"/>
      <text:p text:style-name="P5"/>
      <text:p text:style-name="P5">11. We have been initializing variables with constant integer values. What if we initialize an integer variable with the value of an expression? Can we do that? Circle one: YES <text:s text:c="3"/>NO. Now run this program where we try to initialize <text:span text:style-name="T2">k</text:span> with the value of an expression:</text:p>
      <table:table table:name="Table71" table:style-name="Table71">
        <table:table-column table:style-name="Table71.A"/>
        <text:soft-page-break/>
        <table:table-row table:style-name="TableLine2191827508256">
          <table:table-cell table:style-name="Table71.A1" office:value-type="string">
            <text:p text:style-name="P22">#include &lt;iostream&gt;</text:p>
            <text:p text:style-name="P22"/>
            <text:p text:style-name="P22">int main() </text:p>
            <text:p text:style-name="P22">{</text:p>
            <text:p text:style-name="P24"><text:s text:c="4"/><text:span text:style-name="T13">int i = 0, j = 1;</text:span></text:p>
            <text:p text:style-name="P23"><text:s text:c="4"/>int k = i * j + j + 5;</text:p>
            <text:p text:style-name="P23"/>
            <text:p text:style-name="P22"><text:s text:c="4"/>return 0;</text:p>
            <text:p text:style-name="P22">}</text:p>
          </table:table-cell>
        </table:table-row>
      </table:table>
      <text:p text:style-name="P5"/>
      <text:p text:style-name="P5"/>
      <text:p text:style-name="P5">12. What is the output of this program?</text:p>
      <table:table table:name="Table70" table:style-name="Table70">
        <table:table-column table:style-name="Table70.A"/>
        <table:table-header-rows>
          <table:table-row table:style-name="TableLine2191827509072">
            <table:table-cell table:style-name="Table70.A1" office:value-type="string">
              <text:p text:style-name="P22">#include &lt;iostream&gt;</text:p>
              <text:p text:style-name="P22"/>
              <text:p text:style-name="P22">int main() </text:p>
              <text:p text:style-name="P22">{</text:p>
              <text:p text:style-name="P24"><text:s text:c="4"/><text:span text:style-name="T13">int f = 0, g = 1, h = f + g;</text:span></text:p>
              <text:p text:style-name="P23"><text:s text:c="4"/>std::cout &lt;&lt; f &lt;&lt; ' ' &lt;&lt; g &lt;&lt; ' ' &lt;&lt; h &lt;&lt; '\n';</text:p>
              <text:p text:style-name="P23"/>
              <text:p text:style-name="P23"><text:s text:c="4"/>f = g; </text:p>
              <text:p text:style-name="P23"><text:s text:c="4"/>g = h;</text:p>
              <text:p text:style-name="P23"><text:s text:c="4"/>h = f + g;</text:p>
              <text:p text:style-name="P23"><text:s text:c="4"/>std::cout &lt;&lt; f &lt;&lt; ' ' &lt;&lt; g &lt;&lt; ' ' &lt;&lt; h &lt;&lt; '\n';</text:p>
              <text:p text:style-name="P23"/>
              <text:p text:style-name="P23"><text:s text:c="4"/>f = g; </text:p>
              <text:p text:style-name="P23"><text:s text:c="4"/>g = h;</text:p>
              <text:p text:style-name="P23"><text:s text:c="4"/>h = f + g;</text:p>
              <text:p text:style-name="P23"><text:s text:c="4"/>std::cout &lt;&lt; f &lt;&lt; ' ' &lt;&lt; g &lt;&lt; ' ' &lt;&lt; h &lt;&lt; '\n';</text:p>
              <text:p text:style-name="P23"/>
              <text:p text:style-name="P23"><text:s text:c="4"/>f = g; </text:p>
              <text:p text:style-name="P23"><text:s text:c="4"/>g = h;</text:p>
              <text:p text:style-name="P23"><text:s text:c="4"/>h = f + g;</text:p>
              <text:p text:style-name="P23"><text:s text:c="4"/>std::cout &lt;&lt; f &lt;&lt; ' ' &lt;&lt; g &lt;&lt; ' ' &lt;&lt; h &lt;&lt; '\n';</text:p>
              <text:p text:style-name="P23"/>
              <text:p text:style-name="P23"><text:s text:c="4"/>f = g; </text:p>
              <text:p text:style-name="P23"><text:s text:c="4"/>g = h;</text:p>
              <text:p text:style-name="P23"><text:s text:c="4"/>h = f + g;</text:p>
              <text:p text:style-name="P23"><text:s text:c="4"/>std::cout &lt;&lt; f &lt;&lt; ' ' &lt;&lt; g &lt;&lt; ' ' &lt;&lt; h &lt;&lt; '\n';</text:p>
              <text:p text:style-name="P23"/>
              <text:p text:style-name="P22"><text:s text:c="4"/>return 0;</text:p>
              <text:p text:style-name="P22">}</text:p>
            </table:table-cell>
          </table:table-row>
        </table:table-header-rows>
      </table:table>
      <text:p text:style-name="P5"/>
      <text:p text:style-name="P5"/>
      <text:p text:style-name="P5">13. Here's some math: The derivative of x<text:span text:style-name="T16">n</text:span><text:span text:style-name="T18"> <text:s/>is nx</text:span><text:span text:style-name="T16">n-</text:span><text:span text:style-name="T17">1</text:span><text:span text:style-name="T18">. </text:span><text:span text:style-name="T20">F</text:span><text:span text:style-name="T18">or instance the derivative of <text:s/>x</text:span><text:span text:style-name="T16">3</text:span><text:span text:style-name="T18"> <text:s/>is 3x</text:span><text:span text:style-name="T16">2</text:span><text:span text:style-name="T18">. You don't have to understand the math behind it or what ithis “derivative thingy” is good for. You just need to write a program that prompts for n and then prints the derivative. Here's an execution of the program where the user enters 3:</text:span></text:p>
      <table:table table:name="Table77" table:style-name="Table77">
        <table:table-column table:style-name="Table77.A"/>
        <table:table-row table:style-name="TableLine2191827512336">
          <table:table-cell table:style-name="Table77.A1" office:value-type="string">
            <text:p text:style-name="P22">n = <text:span text:style-name="T15">3</text:span></text:p>
            <text:p text:style-name="P24"/>
            <text:p text:style-name="P23"><text:s/>d <text:s/>3 <text:s text:c="4"/>2</text:p>
            <text:p text:style-name="P23">-- x <text:s/>= 3x</text:p>
            <text:p text:style-name="P23">dx</text:p>
          </table:table-cell>
        </table:table-row>
      </table:table>
      <text:p text:style-name="P14"><text:soft-page-break/>and if the user enters 7 for n you get:</text:p>
      <table:table table:name="Table78" table:style-name="Table78">
        <table:table-column table:style-name="Table78.A"/>
        <table:table-row table:style-name="TableLine2191827514784">
          <table:table-cell table:style-name="Table78.A1" office:value-type="string">
            <text:p text:style-name="P22">n = <text:span text:style-name="T15">7</text:span></text:p>
            <text:p text:style-name="P23"/>
            <text:p text:style-name="P23"><text:s/>d <text:s/>7 <text:s text:c="4"/>6</text:p>
            <text:p text:style-name="P23">-- x <text:s/>= 7x</text:p>
            <text:p text:style-name="P23">dx</text:p>
          </table:table-cell>
        </table:table-row>
      </table:table>
      <text:p text:style-name="P5">And if the user enters 1324 you get</text:p>
      <table:table table:name="Table79" table:style-name="Table79">
        <table:table-column table:style-name="Table79.A"/>
        <table:table-row table:style-name="TableLine2191827513696">
          <table:table-cell table:style-name="Table79.A1" office:value-type="string">
            <text:p text:style-name="P22">n = <text:span text:style-name="T15">1324</text:span></text:p>
            <text:p text:style-name="P23"/>
            <text:p text:style-name="P23"><text:s/>d <text:s/>1324 <text:s text:c="4"/>1323</text:p>
            <text:p text:style-name="P23">-- x <text:s/>= 1324x</text:p>
            <text:p text:style-name="P23">dx</text:p>
          </table:table-cell>
        </table:table-row>
      </table:table>
      <text:p text:style-name="P14"/>
      <text:p text:style-name="P14"/>
      <text:p text:style-name="P14">14. What's wrong with this program?</text:p>
      <table:table table:name="Table80" table:style-name="Table80">
        <table:table-column table:style-name="Table80.A"/>
        <table:table-row table:style-name="TableLine2191827517232">
          <table:table-cell table:style-name="Table80.A1" office:value-type="string">
            <text:p text:style-name="P22">#include &lt;iostream&gt;</text:p>
            <text:p text:style-name="P22"/>
            <text:p text:style-name="P22">int main()</text:p>
            <text:p text:style-name="P22">{ </text:p>
            <text:p text:style-name="P22"><text:s text:c="4"/>std::cout &lt;&lt; "triangle area calculator" </text:p>
            <text:p text:style-name="P22"><text:s text:c="14"/>&lt;&lt; std::endl;</text:p>
            <text:p text:style-name="P22"><text:s text:c="4"/>int base;</text:p>
            <text:p text:style-name="P22"><text:s text:c="4"/>std::cout &lt;&lt; "base: ";</text:p>
            <text:p text:style-name="P22"><text:s text:c="4"/>std::cin &gt;&gt; base;</text:p>
            <text:p text:style-name="P22"><text:s text:c="4"/>std::cout &lt;&lt; "height: ";</text:p>
            <text:p text:style-name="P22"><text:s text:c="4"/>std::cin &gt;&gt; height;</text:p>
            <text:p text:style-name="P22"><text:s text:c="4"/>std::cout &lt;&lt; "area = " </text:p>
            <text:p text:style-name="P22"><text:s text:c="14"/>&lt;&lt; 1/2 * base * height </text:p>
            <text:p text:style-name="P22"><text:s text:c="14"/>&lt;&lt; std::cout;</text:p>
            <text:p text:style-name="P22"/>
            <text:p text:style-name="P22"><text:s text:c="4"/>return 0;<text:line-break/>}</text:p>
          </table:table-cell>
        </table:table-row>
      </table:table>
      <text:p text:style-name="P14">Now verify your correction with 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Gliederung_20_2" style:display-name="Default~LT~Gliederung 2" style:family="paragraph" style:parent-style-name="Default_7e_LT_7e_Gliederung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text-align="center" style:justify-single-word="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Default_7e_LT_7e_Notizen" style:display-name="Default~LT~Notizen"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Hintergrundobjekte" style:display-name="Default~LT~Hintergrundobjekte"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7e_LT_7e_Hintergrund" style:display-name="Default~LT~Hintergrund" style:family="paragraph">
      <style:paragraph-properties style:text-autospace="none"/>
    </style:style>
    <style:style style:name="WW-Title"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text-properties fo:color="#ffffff" loext:opacity="100%"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Background" style:family="paragraph">
      <style:paragraph-properties style:text-autospace="none"/>
    </style:style>
    <style:style style:name="Notes" style:family="paragraph">
      <style:paragraph-properties fo:margin-left="0.2362in" fo:margin-right="0in" fo:margin-top="0in" fo:margin-bottom="0in" style:contextual-spacing="false" fo:text-indent="-0.2362in" style:auto-text-indent="false" style:text-autospace="none"/>
      <style:text-properties style:use-window-font-color="true" loext:opacity="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1965in" style:contextual-spacing="false" fo:text-indent="-0.3543in" style:auto-text-indent="false" style:text-autospace="none"/>
      <style:text-properties style:use-window-font-color="true" loext:opacity="0%" style:text-outline="false" style:text-line-through-style="none" style:text-line-through-type="none" style:font-name="Tahoma" fo:font-family="Tahoma" style:font-pitch="variable" fo:font-size="32pt" fo:font-style="normal" fo:text-shadow="none" style:text-underline-style="none" fo:font-weight="normal" style:font-name-asian="Tahoma" style:font-family-asian="Tahoma" style:font-pitch-asian="variable" style:font-size-asian="32pt" style:font-style-asian="normal" style:font-weight-asian="normal" style:font-name-complex="Tahoma" style:font-family-complex="Tahoma"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left="4.252in" fo:margin-right="0in" fo:margin-top="0in" fo:margin-bottom="0in" style:contextual-spacing="false"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WW-Title12" style:family="paragraph">
      <style:paragraph-properties fo:text-align="start" style:justify-single-word="false" style:text-autospace="none"/>
      <style:text-properties style:use-window-font-color="true" loext:opacity="0%"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officeooo:paragraph-rsid="001c8f53"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1cb903"/>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text:span text:style-name="MT1">++</text:span> (Y. Liow) <text:s/><text:tab/><text:tab/>03. Integer Variables</text:p>
      </style:header>
      <style:footer>
        <text:p text:style-name="MP2"><text:tab/><text:page-number text:select-page="current">1</text:page-number> of <text:page-count>38</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Yihsiang Liow</meta:initial-creator>
    <meta:creation-date>2005-12-14T10:14:39</meta:creation-date>
    <dc:date>2023-09-08T17:42:13.536000000</dc:date>
    <meta:editing-cycles>560</meta:editing-cycles>
    <meta:editing-duration>P5DT6H37M55S</meta:editing-duration>
    <meta:document-statistic meta:table-count="88" meta:image-count="0" meta:object-count="1" meta:page-count="38" meta:paragraph-count="899" meta:word-count="6328" meta:character-count="31239" meta:non-whitespace-character-count="24158"/>
    <meta:user-defined meta:name="Info 1"/>
    <meta:user-defined meta:name="Info 2"/>
    <meta:user-defined meta:name="Info 3"/>
    <meta:user-defined meta:name="Info 4"/>
  </office:meta>
</office:document-meta>
</file>

<file path=Object 1/content.xml><?xml version="1.0" encoding="utf-8"?>
<math xmlns="http://www.w3.org/1998/Math/MathML">
  <semantics>
    <mrow>
      <mi>s</mi>
      <mi mathvariant="normal">=</mi>
      <mfrac>
        <mrow>
          <mi>n</mi>
          <mrow>
            <mo stretchy="false">(</mo>
            <mrow>
              <mi>n</mi>
              <mi mathvariant="normal">−</mi>
              <mn>1</mn>
            </mrow>
            <mo stretchy="false">)</mo>
          </mrow>
        </mrow>
        <mn>2</mn>
      </mfrac>
    </mrow>
    <annotation encoding="StarMath 5.0">s = {n(n-1)} over {2} </annotation>
  </semantics>
</math>
</file>